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15"/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15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28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onnées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4" table:number-columns-repeated="16367" table:default-cell-style-name="ce1"/>
        <table:table-row table:style-name="ro1">
          <table:table-cell office:value-type="string" table:style-name="ce5">
            <text:p>NUMUNITEURBAINE</text:p>
          </table:table-cell>
          <table:table-cell office:value-type="string" table:style-name="ce5">
            <text:p>ANNÉE</text:p>
          </table:table-cell>
          <table:table-cell office:value-type="string" table:style-name="ce5">
            <text:p>NBETABLISSEMENTS__C_</text:p>
          </table:table-cell>
          <table:table-cell office:value-type="string" table:style-name="ce5">
            <text:p>NBFAUTEUILS__C_</text:p>
          </table:table-cell>
          <table:table-cell office:value-type="string" table:style-name="ce5">
            <text:p>NBMULTIPLEXES__C_</text:p>
          </table:table-cell>
          <table:table-cell office:value-type="string" table:style-name="ce5">
            <text:p>NBSEANCES__C_</text:p>
          </table:table-cell>
          <table:table-cell office:value-type="string" table:style-name="ce5">
            <text:p>NBENTREES__C_</text:p>
          </table:table-cell>
          <table:table-cell office:value-type="string" table:style-name="ce5">
            <text:p>RECETTES__C_</text:p>
          </table:table-cell>
          <table:table-cell office:value-type="string" table:style-name="ce5">
            <text:p>TAUXOCCUPATION__C_</text:p>
          </table:table-cell>
          <table:table-cell office:value-type="string" table:style-name="ce5">
            <text:p>NBETABLISSEMENTSAE__C_</text:p>
          </table:table-cell>
          <table:table-cell office:value-type="string" table:style-name="ce5">
            <text:p>NBECRANSAE__C_</text:p>
          </table:table-cell>
          <table:table-cell office:value-type="string" table:style-name="ce5">
            <text:p>NBFAUTEUILSAE__C_</text:p>
          </table:table-cell>
          <table:table-cell office:value-type="string" table:style-name="ce5">
            <text:p>NBSEANCESAE__C_</text:p>
          </table:table-cell>
          <table:table-cell office:value-type="string" table:style-name="ce5">
            <text:p>NBENTREESAE__C_</text:p>
          </table:table-cell>
          <table:table-cell office:value-type="string" table:style-name="ce5">
            <text:p>RECETTESAE__C_</text:p>
          </table:table-cell>
          <table:table-cell office:value-type="string" table:style-name="ce5">
            <text:p>TAUXOCCUPATIONAE__C_</text:p>
          </table:table-cell>
          <table:table-cell office:value-type="string" table:style-name="ce5">
            <text:p>NBECRANS__C_</text:p>
          </table:table-cell>
          <table:table-cell table:number-columns-repeated="16367"/>
        </table:table-row>
        <table:table-row table:style-name="ro2">
          <table:table-cell office:value-type="float" office:value="57501" table:style-name="ce3">
            <text:p>57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3248" table:style-name="ce6">
            <text:p>3248</text:p>
          </table:table-cell>
          <table:table-cell office:value-type="float" office:value="1" table:style-name="ce6">
            <text:p>1</text:p>
          </table:table-cell>
          <table:table-cell office:value-type="float" office:value="24299" table:style-name="ce6">
            <text:p>24299</text:p>
          </table:table-cell>
          <table:table-cell office:value-type="float" office:value="352529" table:style-name="ce6">
            <text:p>352529</text:p>
          </table:table-cell>
          <table:table-cell office:value-type="float" office:value="2146000" table:style-name="ce7">
            <text:p>2,15E+06</text:p>
          </table:table-cell>
          <table:table-cell office:value-type="float" office:value="6.351" table:style-name="ce7">
            <text:p>6,35E+00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15" table:style-name="ce6">
            <text:p>15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2A501</text:p>
          </table:table-cell>
          <table:table-cell office:value-type="float" office:value="2010" table:style-name="ce6">
            <text:p>2010</text:p>
          </table:table-cell>
          <table:table-cell office:value-type="float" office:value="4" table:style-name="ce6">
            <text:p>4</text:p>
          </table:table-cell>
          <table:table-cell office:value-type="float" office:value="2279" table:style-name="ce6">
            <text:p>2279</text:p>
          </table:table-cell>
          <table:table-cell office:value-type="string" table:style-name="ce6">
            <text:p> </text:p>
          </table:table-cell>
          <table:table-cell office:value-type="float" office:value="1297" table:style-name="ce6">
            <text:p>1297</text:p>
          </table:table-cell>
          <table:table-cell office:value-type="float" office:value="64163" table:style-name="ce6">
            <text:p>64163</text:p>
          </table:table-cell>
          <table:table-cell office:value-type="float" office:value="554200" table:style-name="ce7">
            <text:p>5,54E+05</text:p>
          </table:table-cell>
          <table:table-cell office:value-type="float" office:value="6.7249999999999996" table:style-name="ce7">
            <text:p>6,73E+00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4" table:style-name="ce6">
            <text:p>4</text:p>
          </table:table-cell>
          <table:table-cell table:number-columns-repeated="16367"/>
        </table:table-row>
        <table:table-row table:style-name="ro3">
          <table:table-cell office:value-type="float" office:value="50501" table:style-name="ce3">
            <text:p>505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3841" table:style-name="ce6">
            <text:p>3841</text:p>
          </table:table-cell>
          <table:table-cell office:value-type="float" office:value="1" table:style-name="ce6">
            <text:p>1</text:p>
          </table:table-cell>
          <table:table-cell office:value-type="float" office:value="32027" table:style-name="ce6">
            <text:p>32027</text:p>
          </table:table-cell>
          <table:table-cell office:value-type="float" office:value="497968" table:style-name="ce6">
            <text:p>497968</text:p>
          </table:table-cell>
          <table:table-cell office:value-type="float" office:value="3055000" table:style-name="ce7">
            <text:p>3,06E+06</text:p>
          </table:table-cell>
          <table:table-cell office:value-type="float" office:value="7.3689999999999998" table:style-name="ce7">
            <text:p>7,37E+00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1305" table:style-name="ce6">
            <text:p>1305</text:p>
          </table:table-cell>
          <table:table-cell office:value-type="float" office:value="8506" table:style-name="ce6">
            <text:p>8506</text:p>
          </table:table-cell>
          <table:table-cell office:value-type="float" office:value="79650" table:style-name="ce6">
            <text:p>79650</text:p>
          </table:table-cell>
          <table:table-cell office:value-type="float" office:value="406345" table:style-name="ce6">
            <text:p>406345</text:p>
          </table:table-cell>
          <table:table-cell office:value-type="float" office:value="4.452" table:style-name="ce7">
            <text:p>4,45E+00</text:p>
          </table:table-cell>
          <table:table-cell office:value-type="float" office:value="18" table:style-name="ce6">
            <text:p>18</text:p>
          </table:table-cell>
          <table:table-cell table:number-columns-repeated="16367"/>
        </table:table-row>
        <table:table-row table:style-name="ro3">
          <table:table-cell office:value-type="float" office:value="752" table:style-name="ce3">
            <text:p>752</text:p>
          </table:table-cell>
          <table:table-cell office:value-type="float" office:value="2010" table:style-name="ce6">
            <text:p>2010</text:p>
          </table:table-cell>
          <table:table-cell office:value-type="float" office:value="6" table:style-name="ce6">
            <text:p>6</text:p>
          </table:table-cell>
          <table:table-cell office:value-type="float" office:value="4348" table:style-name="ce6">
            <text:p>4348</text:p>
          </table:table-cell>
          <table:table-cell office:value-type="float" office:value="1" table:style-name="ce6">
            <text:p>1</text:p>
          </table:table-cell>
          <table:table-cell office:value-type="float" office:value="29249" table:style-name="ce6">
            <text:p>29249</text:p>
          </table:table-cell>
          <table:table-cell office:value-type="float" office:value="538260" table:style-name="ce6">
            <text:p>538260</text:p>
          </table:table-cell>
          <table:table-cell office:value-type="float" office:value="3141000" table:style-name="ce7">
            <text:p>3,14E+06</text:p>
          </table:table-cell>
          <table:table-cell office:value-type="float" office:value="8.8699999999999992" table:style-name="ce7">
            <text:p>8,87E+0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497" table:style-name="ce6">
            <text:p>497</text:p>
          </table:table-cell>
          <table:table-cell office:value-type="float" office:value="3674" table:style-name="ce6">
            <text:p>3674</text:p>
          </table:table-cell>
          <table:table-cell office:value-type="float" office:value="34130" table:style-name="ce6">
            <text:p>34130</text:p>
          </table:table-cell>
          <table:table-cell office:value-type="float" office:value="122800" table:style-name="ce6">
            <text:p>122800</text:p>
          </table:table-cell>
          <table:table-cell office:value-type="float" office:value="7.4379999999999997" table:style-name="ce7">
            <text:p>7,44E+00</text:p>
          </table:table-cell>
          <table:table-cell office:value-type="float" office:value="20" table:style-name="ce6">
            <text:p>20</text:p>
          </table:table-cell>
          <table:table-cell table:number-columns-repeated="16367"/>
        </table:table-row>
        <table:table-row table:style-name="ro2">
          <table:table-cell office:value-type="float" office:value="65501" table:style-name="ce3">
            <text:p>65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2049" table:style-name="ce6">
            <text:p>2049</text:p>
          </table:table-cell>
          <table:table-cell office:value-type="float" office:value="1" table:style-name="ce6">
            <text:p>1</text:p>
          </table:table-cell>
          <table:table-cell office:value-type="float" office:value="20615" table:style-name="ce6">
            <text:p>20615</text:p>
          </table:table-cell>
          <table:table-cell office:value-type="float" office:value="361074" table:style-name="ce6">
            <text:p>361074</text:p>
          </table:table-cell>
          <table:table-cell office:value-type="float" office:value="2447000" table:style-name="ce7">
            <text:p>2,45E+06</text:p>
          </table:table-cell>
          <table:table-cell office:value-type="float" office:value="9.1150000000000002" table:style-name="ce7">
            <text:p>9,12E+00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2">
          <table:table-cell office:value-type="float" office:value="66401" table:style-name="ce3">
            <text:p>664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1284" table:style-name="ce6">
            <text:p>1284</text:p>
          </table:table-cell>
          <table:table-cell office:value-type="string" table:style-name="ce6">
            <text:p> </text:p>
          </table:table-cell>
          <table:table-cell office:value-type="float" office:value="1796" table:style-name="ce6">
            <text:p>1796</text:p>
          </table:table-cell>
          <table:table-cell office:value-type="float" office:value="38964" table:style-name="ce6">
            <text:p>38964</text:p>
          </table:table-cell>
          <table:table-cell office:value-type="float" office:value="195900" table:style-name="ce7">
            <text:p>1,96E+05</text:p>
          </table:table-cell>
          <table:table-cell office:value-type="float" office:value="9.2520000000000007" table:style-name="ce7">
            <text:p>9,25E+00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5" table:style-name="ce6">
            <text:p>5</text:p>
          </table:table-cell>
          <table:table-cell table:number-columns-repeated="16367"/>
        </table:table-row>
        <table:table-row table:style-name="ro3">
          <table:table-cell office:value-type="float" office:value="18501" table:style-name="ce3">
            <text:p>18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730" table:style-name="ce6">
            <text:p>2730</text:p>
          </table:table-cell>
          <table:table-cell office:value-type="float" office:value="1" table:style-name="ce6">
            <text:p>1</text:p>
          </table:table-cell>
          <table:table-cell office:value-type="float" office:value="26387" table:style-name="ce6">
            <text:p>26387</text:p>
          </table:table-cell>
          <table:table-cell office:value-type="float" office:value="542813" table:style-name="ce6">
            <text:p>542813</text:p>
          </table:table-cell>
          <table:table-cell office:value-type="float" office:value="3445000" table:style-name="ce7">
            <text:p>3,45E+06</text:p>
          </table:table-cell>
          <table:table-cell office:value-type="float" office:value="9.6769999999999996" table:style-name="ce7">
            <text:p>9,68E+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10" table:style-name="ce6">
            <text:p>110</text:p>
          </table:table-cell>
          <table:table-cell office:value-type="float" office:value="1171" table:style-name="ce6">
            <text:p>1171</text:p>
          </table:table-cell>
          <table:table-cell office:value-type="float" office:value="36485" table:style-name="ce6">
            <text:p>36485</text:p>
          </table:table-cell>
          <table:table-cell office:value-type="float" office:value="165742" table:style-name="ce6">
            <text:p>165742</text:p>
          </table:table-cell>
          <table:table-cell office:value-type="float" office:value="28.32" table:style-name="ce7">
            <text:p>2,83E+01</text:p>
          </table:table-cell>
          <table:table-cell office:value-type="float" office:value="13" table:style-name="ce6">
            <text:p>13</text:p>
          </table:table-cell>
          <table:table-cell table:number-columns-repeated="16367"/>
        </table:table-row>
        <table:table-row table:style-name="ro3">
          <table:table-cell office:value-type="float" office:value="2501" table:style-name="ce3">
            <text:p>2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927" table:style-name="ce6">
            <text:p>1927</text:p>
          </table:table-cell>
          <table:table-cell office:value-type="float" office:value="1" table:style-name="ce6">
            <text:p>1</text:p>
          </table:table-cell>
          <table:table-cell office:value-type="float" office:value="19252" table:style-name="ce6">
            <text:p>19252</text:p>
          </table:table-cell>
          <table:table-cell office:value-type="float" office:value="322367" table:style-name="ce6">
            <text:p>322367</text:p>
          </table:table-cell>
          <table:table-cell office:value-type="float" office:value="2248000" table:style-name="ce7">
            <text:p>2,25E+06</text:p>
          </table:table-cell>
          <table:table-cell office:value-type="float" office:value="9.7210000000000001" table:style-name="ce7">
            <text:p>9,72E+00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float" office:value="1927" table:style-name="ce6">
            <text:p>1927</text:p>
          </table:table-cell>
          <table:table-cell office:value-type="float" office:value="19252" table:style-name="ce6">
            <text:p>19252</text:p>
          </table:table-cell>
          <table:table-cell office:value-type="float" office:value="322367" table:style-name="ce6">
            <text:p>322367</text:p>
          </table:table-cell>
          <table:table-cell office:value-type="float" office:value="2247559" table:style-name="ce6">
            <text:p>2247559</text:p>
          </table:table-cell>
          <table:table-cell office:value-type="float" office:value="9.7210000000000001" table:style-name="ce7">
            <text:p>9,72E+00</text:p>
          </table:table-cell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3">
          <table:table-cell office:value-type="float" office:value="68501" table:style-name="ce3">
            <text:p>68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3710" table:style-name="ce6">
            <text:p>3710</text:p>
          </table:table-cell>
          <table:table-cell office:value-type="float" office:value="1" table:style-name="ce6">
            <text:p>1</text:p>
          </table:table-cell>
          <table:table-cell office:value-type="float" office:value="33385" table:style-name="ce6">
            <text:p>33385</text:p>
          </table:table-cell>
          <table:table-cell office:value-type="float" office:value="665120" table:style-name="ce6">
            <text:p>665120</text:p>
          </table:table-cell>
          <table:table-cell office:value-type="float" office:value="4018000" table:style-name="ce7">
            <text:p>4,02E+06</text:p>
          </table:table-cell>
          <table:table-cell office:value-type="float" office:value="9.7349999999999994" table:style-name="ce7">
            <text:p>9,74E+00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252" table:style-name="ce6">
            <text:p>1252</text:p>
          </table:table-cell>
          <table:table-cell office:value-type="float" office:value="8374" table:style-name="ce6">
            <text:p>8374</text:p>
          </table:table-cell>
          <table:table-cell office:value-type="float" office:value="95016" table:style-name="ce6">
            <text:p>95016</text:p>
          </table:table-cell>
          <table:table-cell office:value-type="float" office:value="440232" table:style-name="ce6">
            <text:p>440232</text:p>
          </table:table-cell>
          <table:table-cell office:value-type="float" office:value="5.524" table:style-name="ce7">
            <text:p>5,52E+00</text:p>
          </table:table-cell>
          <table:table-cell office:value-type="float" office:value="18" table:style-name="ce6">
            <text:p>18</text:p>
          </table:table-cell>
          <table:table-cell table:number-columns-repeated="16367"/>
        </table:table-row>
        <table:table-row table:style-name="ro3">
          <table:table-cell office:value-type="float" office:value="59601" table:style-name="ce3">
            <text:p>596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2884" table:style-name="ce6">
            <text:p>2884</text:p>
          </table:table-cell>
          <table:table-cell office:value-type="float" office:value="1" table:style-name="ce6">
            <text:p>1</text:p>
          </table:table-cell>
          <table:table-cell office:value-type="float" office:value="13793" table:style-name="ce6">
            <text:p>13793</text:p>
          </table:table-cell>
          <table:table-cell office:value-type="float" office:value="294906" table:style-name="ce6">
            <text:p>294906</text:p>
          </table:table-cell>
          <table:table-cell office:value-type="float" office:value="1883000" table:style-name="ce7">
            <text:p>1,88E+06</text:p>
          </table:table-cell>
          <table:table-cell office:value-type="float" office:value="9.9550000000000001" table:style-name="ce7">
            <text:p>9,96E+00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1744" table:style-name="ce6">
            <text:p>1744</text:p>
          </table:table-cell>
          <table:table-cell office:value-type="float" office:value="12974" table:style-name="ce6">
            <text:p>12974</text:p>
          </table:table-cell>
          <table:table-cell office:value-type="float" office:value="278359" table:style-name="ce6">
            <text:p>278359</text:p>
          </table:table-cell>
          <table:table-cell office:value-type="float" office:value="1830367" table:style-name="ce6">
            <text:p>1830367</text:p>
          </table:table-cell>
          <table:table-cell office:value-type="float" office:value="11.18" table:style-name="ce7">
            <text:p>1,12E+01</text:p>
          </table:table-cell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3">
          <table:table-cell office:value-type="float" office:value="555" table:style-name="ce3">
            <text:p>555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2973" table:style-name="ce6">
            <text:p>2973</text:p>
          </table:table-cell>
          <table:table-cell office:value-type="float" office:value="1" table:style-name="ce6">
            <text:p>1</text:p>
          </table:table-cell>
          <table:table-cell office:value-type="float" office:value="23365" table:style-name="ce6">
            <text:p>23365</text:p>
          </table:table-cell>
          <table:table-cell office:value-type="float" office:value="499569" table:style-name="ce6">
            <text:p>499569</text:p>
          </table:table-cell>
          <table:table-cell office:value-type="float" office:value="3133000" table:style-name="ce7">
            <text:p>3,13E+06</text:p>
          </table:table-cell>
          <table:table-cell office:value-type="float" office:value="10.23" table:style-name="ce7">
            <text:p>1,02E+01</text:p>
          </table:table-cell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office:value-type="float" office:value="2973" table:style-name="ce6">
            <text:p>2973</text:p>
          </table:table-cell>
          <table:table-cell office:value-type="float" office:value="23365" table:style-name="ce6">
            <text:p>23365</text:p>
          </table:table-cell>
          <table:table-cell office:value-type="float" office:value="499569" table:style-name="ce6">
            <text:p>499569</text:p>
          </table:table-cell>
          <table:table-cell office:value-type="float" office:value="3132757" table:style-name="ce6">
            <text:p>3132757</text:p>
          </table:table-cell>
          <table:table-cell office:value-type="float" office:value="10.23" table:style-name="ce7">
            <text:p>1,02E+01</text:p>
          </table:table-cell>
          <table:table-cell office:value-type="float" office:value="14" table:style-name="ce6">
            <text:p>14</text:p>
          </table:table-cell>
          <table:table-cell table:number-columns-repeated="16367"/>
        </table:table-row>
        <table:table-row table:style-name="ro3">
          <table:table-cell office:value-type="float" office:value="554" table:style-name="ce3">
            <text:p>554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090" table:style-name="ce6">
            <text:p>2090</text:p>
          </table:table-cell>
          <table:table-cell office:value-type="float" office:value="1" table:style-name="ce6">
            <text:p>1</text:p>
          </table:table-cell>
          <table:table-cell office:value-type="float" office:value="22449" table:style-name="ce6">
            <text:p>22449</text:p>
          </table:table-cell>
          <table:table-cell office:value-type="float" office:value="400496" table:style-name="ce6">
            <text:p>400496</text:p>
          </table:table-cell>
          <table:table-cell office:value-type="float" office:value="2540000" table:style-name="ce7">
            <text:p>2,54E+06</text:p>
          </table:table-cell>
          <table:table-cell office:value-type="float" office:value="10.33" table:style-name="ce7">
            <text:p>1,03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86" table:style-name="ce6">
            <text:p>586</text:p>
          </table:table-cell>
          <table:table-cell office:value-type="float" office:value="4869" table:style-name="ce6">
            <text:p>4869</text:p>
          </table:table-cell>
          <table:table-cell office:value-type="float" office:value="62887" table:style-name="ce6">
            <text:p>62887</text:p>
          </table:table-cell>
          <table:table-cell office:value-type="float" office:value="296180" table:style-name="ce6">
            <text:p>296180</text:p>
          </table:table-cell>
          <table:table-cell office:value-type="float" office:value="6.6879999999999997" table:style-name="ce7">
            <text:p>6,69E+00</text:p>
          </table:table-cell>
          <table:table-cell office:value-type="float" office:value="12" table:style-name="ce6">
            <text:p>12</text:p>
          </table:table-cell>
          <table:table-cell table:number-columns-repeated="16367"/>
        </table:table-row>
        <table:table-row table:style-name="ro3">
          <table:table-cell office:value-type="float" office:value="751" table:style-name="ce3">
            <text:p>751</text:p>
          </table:table-cell>
          <table:table-cell office:value-type="float" office:value="2010" table:style-name="ce6">
            <text:p>2010</text:p>
          </table:table-cell>
          <table:table-cell office:value-type="float" office:value="10" table:style-name="ce6">
            <text:p>10</text:p>
          </table:table-cell>
          <table:table-cell office:value-type="float" office:value="7083" table:style-name="ce6">
            <text:p>7083</text:p>
          </table:table-cell>
          <table:table-cell office:value-type="float" office:value="1" table:style-name="ce6">
            <text:p>1</text:p>
          </table:table-cell>
          <table:table-cell office:value-type="float" office:value="64971" table:style-name="ce6">
            <text:p>64971</text:p>
          </table:table-cell>
          <table:table-cell office:value-type="float" office:value="1221009" table:style-name="ce6">
            <text:p>1221009</text:p>
          </table:table-cell>
          <table:table-cell office:value-type="float" office:value="7593000" table:style-name="ce7">
            <text:p>7,59E+06</text:p>
          </table:table-cell>
          <table:table-cell office:value-type="float" office:value="10.64" table:style-name="ce7">
            <text:p>1,06E+01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1412" table:style-name="ce6">
            <text:p>1412</text:p>
          </table:table-cell>
          <table:table-cell office:value-type="float" office:value="10450" table:style-name="ce6">
            <text:p>10450</text:p>
          </table:table-cell>
          <table:table-cell office:value-type="float" office:value="222382" table:style-name="ce6">
            <text:p>222382</text:p>
          </table:table-cell>
          <table:table-cell office:value-type="float" office:value="1107172" table:style-name="ce6">
            <text:p>1107172</text:p>
          </table:table-cell>
          <table:table-cell office:value-type="float" office:value="14.06" table:style-name="ce7">
            <text:p>1,41E+01</text:p>
          </table:table-cell>
          <table:table-cell office:value-type="float" office:value="39" table:style-name="ce6">
            <text:p>39</text:p>
          </table:table-cell>
          <table:table-cell table:number-columns-repeated="16367"/>
        </table:table-row>
        <table:table-row table:style-name="ro2">
          <table:table-cell office:value-type="float" office:value="74502" table:style-name="ce3">
            <text:p>74502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1114" table:style-name="ce6">
            <text:p>1114</text:p>
          </table:table-cell>
          <table:table-cell office:value-type="string" table:style-name="ce6">
            <text:p> </text:p>
          </table:table-cell>
          <table:table-cell office:value-type="float" office:value="1025" table:style-name="ce6">
            <text:p>1025</text:p>
          </table:table-cell>
          <table:table-cell office:value-type="float" office:value="40031" table:style-name="ce6">
            <text:p>40031</text:p>
          </table:table-cell>
          <table:table-cell office:value-type="float" office:value="190600" table:style-name="ce7">
            <text:p>1,91E+05</text:p>
          </table:table-cell>
          <table:table-cell office:value-type="float" office:value="10.74" table:style-name="ce7">
            <text:p>1,07E+0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858" table:style-name="ce6">
            <text:p>858</text:p>
          </table:table-cell>
          <table:table-cell office:value-type="float" office:value="819" table:style-name="ce6">
            <text:p>819</text:p>
          </table:table-cell>
          <table:table-cell office:value-type="float" office:value="34679" table:style-name="ce6">
            <text:p>34679</text:p>
          </table:table-cell>
          <table:table-cell office:value-type="float" office:value="150818" table:style-name="ce6">
            <text:p>150818</text:p>
          </table:table-cell>
          <table:table-cell office:value-type="float" office:value="10.84" table:style-name="ce7">
            <text:p>1,08E+01</text:p>
          </table:table-cell>
          <table:table-cell office:value-type="float" office:value="3" table:style-name="ce6">
            <text:p>3</text:p>
          </table:table-cell>
          <table:table-cell table:number-columns-repeated="16367"/>
        </table:table-row>
        <table:table-row table:style-name="ro2">
          <table:table-cell office:value-type="float" office:value="77501" table:style-name="ce3">
            <text:p>77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304" table:style-name="ce6">
            <text:p>1304</text:p>
          </table:table-cell>
          <table:table-cell office:value-type="string" table:style-name="ce6">
            <text:p> </text:p>
          </table:table-cell>
          <table:table-cell office:value-type="float" office:value="12932" table:style-name="ce6">
            <text:p>12932</text:p>
          </table:table-cell>
          <table:table-cell office:value-type="float" office:value="254803" table:style-name="ce6">
            <text:p>254803</text:p>
          </table:table-cell>
          <table:table-cell office:value-type="float" office:value="1725000" table:style-name="ce7">
            <text:p>1,73E+06</text:p>
          </table:table-cell>
          <table:table-cell office:value-type="float" office:value="10.74" table:style-name="ce7">
            <text:p>1,07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7" table:style-name="ce6">
            <text:p>7</text:p>
          </table:table-cell>
          <table:table-cell table:number-columns-repeated="16367"/>
        </table:table-row>
        <table:table-row table:style-name="ro3">
          <table:table-cell office:value-type="float" office:value="79501" table:style-name="ce3">
            <text:p>79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945" table:style-name="ce6">
            <text:p>2945</text:p>
          </table:table-cell>
          <table:table-cell office:value-type="float" office:value="1" table:style-name="ce6">
            <text:p>1</text:p>
          </table:table-cell>
          <table:table-cell office:value-type="float" office:value="27187" table:style-name="ce6">
            <text:p>27187</text:p>
          </table:table-cell>
          <table:table-cell office:value-type="float" office:value="558859" table:style-name="ce6">
            <text:p>558859</text:p>
          </table:table-cell>
          <table:table-cell office:value-type="float" office:value="3529000" table:style-name="ce7">
            <text:p>3,53E+06</text:p>
          </table:table-cell>
          <table:table-cell office:value-type="float" office:value="10.95" table:style-name="ce7">
            <text:p>1,10E+0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893" table:style-name="ce6">
            <text:p>893</text:p>
          </table:table-cell>
          <table:table-cell office:value-type="float" office:value="1771" table:style-name="ce6">
            <text:p>1771</text:p>
          </table:table-cell>
          <table:table-cell office:value-type="float" office:value="52021" table:style-name="ce6">
            <text:p>52021</text:p>
          </table:table-cell>
          <table:table-cell office:value-type="float" office:value="209330" table:style-name="ce6">
            <text:p>209330</text:p>
          </table:table-cell>
          <table:table-cell office:value-type="float" office:value="6.742" table:style-name="ce7">
            <text:p>6,74E+00</text:p>
          </table:table-cell>
          <table:table-cell office:value-type="float" office:value="14" table:style-name="ce6">
            <text:p>14</text:p>
          </table:table-cell>
          <table:table-cell table:number-columns-repeated="16367"/>
        </table:table-row>
        <table:table-row table:style-name="ro2">
          <table:table-cell office:value-type="float" office:value="81502" table:style-name="ce3">
            <text:p>81502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1456" table:style-name="ce6">
            <text:p>1456</text:p>
          </table:table-cell>
          <table:table-cell office:value-type="string" table:style-name="ce6">
            <text:p> </text:p>
          </table:table-cell>
          <table:table-cell office:value-type="float" office:value="10772" table:style-name="ce6">
            <text:p>10772</text:p>
          </table:table-cell>
          <table:table-cell office:value-type="float" office:value="216782" table:style-name="ce6">
            <text:p>216782</text:p>
          </table:table-cell>
          <table:table-cell office:value-type="float" office:value="1272000" table:style-name="ce7">
            <text:p>1,27E+06</text:p>
          </table:table-cell>
          <table:table-cell office:value-type="float" office:value="11.02" table:style-name="ce7">
            <text:p>1,10E+0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609" table:style-name="ce6">
            <text:p>609</text:p>
          </table:table-cell>
          <table:table-cell office:value-type="float" office:value="5124" table:style-name="ce6">
            <text:p>5124</text:p>
          </table:table-cell>
          <table:table-cell office:value-type="float" office:value="113709" table:style-name="ce6">
            <text:p>113709</text:p>
          </table:table-cell>
          <table:table-cell office:value-type="float" office:value="638666" table:style-name="ce6">
            <text:p>638666</text:p>
          </table:table-cell>
          <table:table-cell office:value-type="float" office:value="14.57" table:style-name="ce7">
            <text:p>1,46E+01</text:p>
          </table:table-cell>
          <table:table-cell office:value-type="float" office:value="8" table:style-name="ce6">
            <text:p>8</text:p>
          </table:table-cell>
          <table:table-cell table:number-columns-repeated="16367"/>
        </table:table-row>
        <table:table-row table:style-name="ro3">
          <table:table-cell office:value-type="float" office:value="25601" table:style-name="ce3">
            <text:p>256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933" table:style-name="ce6">
            <text:p>2933</text:p>
          </table:table-cell>
          <table:table-cell office:value-type="float" office:value="1" table:style-name="ce6">
            <text:p>1</text:p>
          </table:table-cell>
          <table:table-cell office:value-type="float" office:value="22316" table:style-name="ce6">
            <text:p>22316</text:p>
          </table:table-cell>
          <table:table-cell office:value-type="float" office:value="503001" table:style-name="ce6">
            <text:p>503001</text:p>
          </table:table-cell>
          <table:table-cell office:value-type="float" office:value="2882000" table:style-name="ce7">
            <text:p>2,88E+06</text:p>
          </table:table-cell>
          <table:table-cell office:value-type="float" office:value="11.08" table:style-name="ce7">
            <text:p>1,11E+01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2933" table:style-name="ce6">
            <text:p>2933</text:p>
          </table:table-cell>
          <table:table-cell office:value-type="float" office:value="22316" table:style-name="ce6">
            <text:p>22316</text:p>
          </table:table-cell>
          <table:table-cell office:value-type="float" office:value="503001" table:style-name="ce6">
            <text:p>503001</text:p>
          </table:table-cell>
          <table:table-cell office:value-type="float" office:value="2881728" table:style-name="ce6">
            <text:p>2881728</text:p>
          </table:table-cell>
          <table:table-cell office:value-type="float" office:value="11.08" table:style-name="ce7">
            <text:p>1,11E+01</text:p>
          </table:table-cell>
          <table:table-cell office:value-type="float" office:value="14" table:style-name="ce6">
            <text:p>14</text:p>
          </table:table-cell>
          <table:table-cell table:number-columns-repeated="16367"/>
        </table:table-row>
        <table:table-row table:style-name="ro2">
          <table:table-cell office:value-type="float" office:value="51701" table:style-name="ce3">
            <text:p>517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842" table:style-name="ce6">
            <text:p>2842</text:p>
          </table:table-cell>
          <table:table-cell office:value-type="string" table:style-name="ce6">
            <text:p> </text:p>
          </table:table-cell>
          <table:table-cell office:value-type="float" office:value="16027" table:style-name="ce6">
            <text:p>16027</text:p>
          </table:table-cell>
          <table:table-cell office:value-type="float" office:value="345095" table:style-name="ce6">
            <text:p>345095</text:p>
          </table:table-cell>
          <table:table-cell office:value-type="float" office:value="2361000" table:style-name="ce7">
            <text:p>2,36E+06</text:p>
          </table:table-cell>
          <table:table-cell office:value-type="float" office:value="11.15" table:style-name="ce7">
            <text:p>1,12E+0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301" table:style-name="ce6">
            <text:p>1301</text:p>
          </table:table-cell>
          <table:table-cell office:value-type="float" office:value="4489" table:style-name="ce6">
            <text:p>4489</text:p>
          </table:table-cell>
          <table:table-cell office:value-type="float" office:value="107480" table:style-name="ce6">
            <text:p>107480</text:p>
          </table:table-cell>
          <table:table-cell office:value-type="float" office:value="561705" table:style-name="ce6">
            <text:p>561705</text:p>
          </table:table-cell>
          <table:table-cell office:value-type="float" office:value="17.68" table:style-name="ce7">
            <text:p>1,77E+01</text:p>
          </table:table-cell>
          <table:table-cell office:value-type="float" office:value="13" table:style-name="ce6">
            <text:p>13</text:p>
          </table:table-cell>
          <table:table-cell table:number-columns-repeated="16367"/>
        </table:table-row>
        <table:table-row table:style-name="ro3">
          <table:table-cell office:value-type="float" office:value="34501" table:style-name="ce3">
            <text:p>345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4108" table:style-name="ce6">
            <text:p>4108</text:p>
          </table:table-cell>
          <table:table-cell office:value-type="float" office:value="2" table:style-name="ce6">
            <text:p>2</text:p>
          </table:table-cell>
          <table:table-cell office:value-type="float" office:value="34033" table:style-name="ce6">
            <text:p>34033</text:p>
          </table:table-cell>
          <table:table-cell office:value-type="float" office:value="621016" table:style-name="ce6">
            <text:p>621016</text:p>
          </table:table-cell>
          <table:table-cell office:value-type="float" office:value="4034000" table:style-name="ce7">
            <text:p>4,03E+06</text:p>
          </table:table-cell>
          <table:table-cell office:value-type="float" office:value="11.47" table:style-name="ce7">
            <text:p>1,15E+0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655" table:style-name="ce6">
            <text:p>655</text:p>
          </table:table-cell>
          <table:table-cell office:value-type="float" office:value="4994" table:style-name="ce6">
            <text:p>4994</text:p>
          </table:table-cell>
          <table:table-cell office:value-type="float" office:value="22937" table:style-name="ce6">
            <text:p>22937</text:p>
          </table:table-cell>
          <table:table-cell office:value-type="float" office:value="117108" table:style-name="ce6">
            <text:p>117108</text:p>
          </table:table-cell>
          <table:table-cell office:value-type="float" office:value="3.52" table:style-name="ce7">
            <text:p>3,52E+00</text:p>
          </table:table-cell>
          <table:table-cell office:value-type="float" office:value="26" table:style-name="ce6">
            <text:p>26</text:p>
          </table:table-cell>
          <table:table-cell table:number-columns-repeated="16367"/>
        </table:table-row>
        <table:table-row table:style-name="ro3">
          <table:table-cell office:value-type="float" office:value="41501" table:style-name="ce3">
            <text:p>41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598" table:style-name="ce6">
            <text:p>2598</text:p>
          </table:table-cell>
          <table:table-cell office:value-type="float" office:value="1" table:style-name="ce6">
            <text:p>1</text:p>
          </table:table-cell>
          <table:table-cell office:value-type="float" office:value="19343" table:style-name="ce6">
            <text:p>19343</text:p>
          </table:table-cell>
          <table:table-cell office:value-type="float" office:value="471683" table:style-name="ce6">
            <text:p>471683</text:p>
          </table:table-cell>
          <table:table-cell office:value-type="float" office:value="3399000" table:style-name="ce7">
            <text:p>3,40E+06</text:p>
          </table:table-cell>
          <table:table-cell office:value-type="float" office:value="11.5" table:style-name="ce7">
            <text:p>1,15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683" table:style-name="ce6">
            <text:p>683</text:p>
          </table:table-cell>
          <table:table-cell office:value-type="float" office:value="3491" table:style-name="ce6">
            <text:p>3491</text:p>
          </table:table-cell>
          <table:table-cell office:value-type="float" office:value="61407" table:style-name="ce6">
            <text:p>61407</text:p>
          </table:table-cell>
          <table:table-cell office:value-type="float" office:value="358759" table:style-name="ce6">
            <text:p>358759</text:p>
          </table:table-cell>
          <table:table-cell office:value-type="float" office:value="7.8049999999999997" table:style-name="ce7">
            <text:p>7,81E+00</text:p>
          </table:table-cell>
          <table:table-cell office:value-type="float" office:value="12" table:style-name="ce6">
            <text:p>12</text:p>
          </table:table-cell>
          <table:table-cell table:number-columns-repeated="16367"/>
        </table:table-row>
        <table:table-row table:style-name="ro3">
          <table:table-cell office:value-type="float" office:value="8501" table:style-name="ce3">
            <text:p>8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2008" table:style-name="ce6">
            <text:p>2008</text:p>
          </table:table-cell>
          <table:table-cell office:value-type="float" office:value="1" table:style-name="ce6">
            <text:p>1</text:p>
          </table:table-cell>
          <table:table-cell office:value-type="float" office:value="17020" table:style-name="ce6">
            <text:p>17020</text:p>
          </table:table-cell>
          <table:table-cell office:value-type="float" office:value="389590" table:style-name="ce6">
            <text:p>389590</text:p>
          </table:table-cell>
          <table:table-cell office:value-type="float" office:value="2608000" table:style-name="ce7">
            <text:p>2,61E+06</text:p>
          </table:table-cell>
          <table:table-cell office:value-type="float" office:value="11.52" table:style-name="ce7">
            <text:p>1,15E+0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2008" table:style-name="ce6">
            <text:p>2008</text:p>
          </table:table-cell>
          <table:table-cell office:value-type="float" office:value="17020" table:style-name="ce6">
            <text:p>17020</text:p>
          </table:table-cell>
          <table:table-cell office:value-type="float" office:value="389590" table:style-name="ce6">
            <text:p>389590</text:p>
          </table:table-cell>
          <table:table-cell office:value-type="float" office:value="2607640" table:style-name="ce6">
            <text:p>2607640</text:p>
          </table:table-cell>
          <table:table-cell office:value-type="float" office:value="11.52" table:style-name="ce7">
            <text:p>1,15E+01</text:p>
          </table:table-cell>
          <table:table-cell office:value-type="float" office:value="10" table:style-name="ce6">
            <text:p>10</text:p>
          </table:table-cell>
          <table:table-cell table:number-columns-repeated="16367"/>
        </table:table-row>
        <table:table-row table:style-name="ro3">
          <table:table-cell office:value-type="float" office:value="60502" table:style-name="ce3">
            <text:p>60502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3345" table:style-name="ce6">
            <text:p>3345</text:p>
          </table:table-cell>
          <table:table-cell office:value-type="float" office:value="1" table:style-name="ce6">
            <text:p>1</text:p>
          </table:table-cell>
          <table:table-cell office:value-type="float" office:value="19211" table:style-name="ce6">
            <text:p>19211</text:p>
          </table:table-cell>
          <table:table-cell office:value-type="float" office:value="491632" table:style-name="ce6">
            <text:p>491632</text:p>
          </table:table-cell>
          <table:table-cell office:value-type="float" office:value="3624000" table:style-name="ce7">
            <text:p>3,62E+06</text:p>
          </table:table-cell>
          <table:table-cell office:value-type="float" office:value="11.54" table:style-name="ce7">
            <text:p>1,15E+0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323" table:style-name="ce6">
            <text:p>1323</text:p>
          </table:table-cell>
          <table:table-cell office:value-type="float" office:value="3474" table:style-name="ce6">
            <text:p>3474</text:p>
          </table:table-cell>
          <table:table-cell office:value-type="float" office:value="34446" table:style-name="ce6">
            <text:p>34446</text:p>
          </table:table-cell>
          <table:table-cell office:value-type="float" office:value="194839" table:style-name="ce6">
            <text:p>194839</text:p>
          </table:table-cell>
          <table:table-cell office:value-type="float" office:value="4.5019999999999998" table:style-name="ce7">
            <text:p>4,50E+00</text:p>
          </table:table-cell>
          <table:table-cell office:value-type="float" office:value="15" table:style-name="ce6">
            <text:p>15</text:p>
          </table:table-cell>
          <table:table-cell table:number-columns-repeated="16367"/>
        </table:table-row>
        <table:table-row table:style-name="ro3">
          <table:table-cell office:value-type="float" office:value="756" table:style-name="ce3">
            <text:p>756</text:p>
          </table:table-cell>
          <table:table-cell office:value-type="float" office:value="2010" table:style-name="ce6">
            <text:p>2010</text:p>
          </table:table-cell>
          <table:table-cell office:value-type="float" office:value="8" table:style-name="ce6">
            <text:p>8</text:p>
          </table:table-cell>
          <table:table-cell office:value-type="float" office:value="9032" table:style-name="ce6">
            <text:p>9032</text:p>
          </table:table-cell>
          <table:table-cell office:value-type="float" office:value="3" table:style-name="ce6">
            <text:p>3</text:p>
          </table:table-cell>
          <table:table-cell office:value-type="float" office:value="60911" table:style-name="ce6">
            <text:p>60911</text:p>
          </table:table-cell>
          <table:table-cell office:value-type="float" office:value="1479917" table:style-name="ce6">
            <text:p>1479917</text:p>
          </table:table-cell>
          <table:table-cell office:value-type="float" office:value="9418000" table:style-name="ce7">
            <text:p>9,42E+06</text:p>
          </table:table-cell>
          <table:table-cell office:value-type="float" office:value="11.64" table:style-name="ce7">
            <text:p>1,16E+0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3" table:style-name="ce6">
            <text:p>123</text:p>
          </table:table-cell>
          <table:table-cell office:value-type="float" office:value="761" table:style-name="ce6">
            <text:p>761</text:p>
          </table:table-cell>
          <table:table-cell office:value-type="float" office:value="17373" table:style-name="ce6">
            <text:p>17373</text:p>
          </table:table-cell>
          <table:table-cell office:value-type="float" office:value="63770" table:style-name="ce6">
            <text:p>63770</text:p>
          </table:table-cell>
          <table:table-cell office:value-type="float" office:value="18.559999999999999" table:style-name="ce7">
            <text:p>1,86E+01</text:p>
          </table:table-cell>
          <table:table-cell office:value-type="float" office:value="42" table:style-name="ce6">
            <text:p>42</text:p>
          </table:table-cell>
          <table:table-cell table:number-columns-repeated="16367"/>
        </table:table-row>
        <table:table-row table:style-name="ro3">
          <table:table-cell office:value-type="float" office:value="47501" table:style-name="ce3">
            <text:p>47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1507" table:style-name="ce6">
            <text:p>1507</text:p>
          </table:table-cell>
          <table:table-cell office:value-type="float" office:value="1" table:style-name="ce6">
            <text:p>1</text:p>
          </table:table-cell>
          <table:table-cell office:value-type="float" office:value="13537" table:style-name="ce6">
            <text:p>13537</text:p>
          </table:table-cell>
          <table:table-cell office:value-type="float" office:value="266322" table:style-name="ce6">
            <text:p>266322</text:p>
          </table:table-cell>
          <table:table-cell office:value-type="float" office:value="1810000" table:style-name="ce7">
            <text:p>1,81E+06</text:p>
          </table:table-cell>
          <table:table-cell office:value-type="float" office:value="11.9" table:style-name="ce7">
            <text:p>1,19E+0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7" table:style-name="ce6">
            <text:p>127</text:p>
          </table:table-cell>
          <table:table-cell office:value-type="float" office:value="988" table:style-name="ce6">
            <text:p>988</text:p>
          </table:table-cell>
          <table:table-cell office:value-type="float" office:value="28067" table:style-name="ce6">
            <text:p>28067</text:p>
          </table:table-cell>
          <table:table-cell office:value-type="float" office:value="109489" table:style-name="ce6">
            <text:p>109489</text:p>
          </table:table-cell>
          <table:table-cell office:value-type="float" office:value="22.37" table:style-name="ce7">
            <text:p>2,24E+01</text:p>
          </table:table-cell>
          <table:table-cell office:value-type="float" office:value="9" table:style-name="ce6">
            <text:p>9</text:p>
          </table:table-cell>
          <table:table-cell table:number-columns-repeated="16367"/>
        </table:table-row>
        <table:table-row table:style-name="ro3">
          <table:table-cell office:value-type="float" office:value="86601" table:style-name="ce3">
            <text:p>866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3889" table:style-name="ce6">
            <text:p>3889</text:p>
          </table:table-cell>
          <table:table-cell office:value-type="float" office:value="2" table:style-name="ce6">
            <text:p>2</text:p>
          </table:table-cell>
          <table:table-cell office:value-type="float" office:value="42165" table:style-name="ce6">
            <text:p>42165</text:p>
          </table:table-cell>
          <table:table-cell office:value-type="float" office:value="868667" table:style-name="ce6">
            <text:p>868667</text:p>
          </table:table-cell>
          <table:table-cell office:value-type="float" office:value="5497000" table:style-name="ce7">
            <text:p>5,50E+06</text:p>
          </table:table-cell>
          <table:table-cell office:value-type="float" office:value="11.93" table:style-name="ce7">
            <text:p>1,19E+0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72" table:style-name="ce6">
            <text:p>372</text:p>
          </table:table-cell>
          <table:table-cell office:value-type="float" office:value="2899" table:style-name="ce6">
            <text:p>2899</text:p>
          </table:table-cell>
          <table:table-cell office:value-type="float" office:value="83929" table:style-name="ce6">
            <text:p>83929</text:p>
          </table:table-cell>
          <table:table-cell office:value-type="float" office:value="370225" table:style-name="ce6">
            <text:p>370225</text:p>
          </table:table-cell>
          <table:table-cell office:value-type="float" office:value="14.81" table:style-name="ce7">
            <text:p>1,48E+01</text:p>
          </table:table-cell>
          <table:table-cell office:value-type="float" office:value="23" table:style-name="ce6">
            <text:p>23</text:p>
          </table:table-cell>
          <table:table-cell table:number-columns-repeated="16367"/>
        </table:table-row>
        <table:table-row table:style-name="ro3">
          <table:table-cell office:value-type="float" office:value="16601" table:style-name="ce3">
            <text:p>166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170" table:style-name="ce6">
            <text:p>2170</text:p>
          </table:table-cell>
          <table:table-cell office:value-type="float" office:value="1" table:style-name="ce6">
            <text:p>1</text:p>
          </table:table-cell>
          <table:table-cell office:value-type="float" office:value="24889" table:style-name="ce6">
            <text:p>24889</text:p>
          </table:table-cell>
          <table:table-cell office:value-type="float" office:value="500125" table:style-name="ce6">
            <text:p>500125</text:p>
          </table:table-cell>
          <table:table-cell office:value-type="float" office:value="3193000" table:style-name="ce7">
            <text:p>3,19E+06</text:p>
          </table:table-cell>
          <table:table-cell office:value-type="float" office:value="11.96" table:style-name="ce7">
            <text:p>1,20E+0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94" table:style-name="ce6">
            <text:p>294</text:p>
          </table:table-cell>
          <table:table-cell office:value-type="float" office:value="2123" table:style-name="ce6">
            <text:p>2123</text:p>
          </table:table-cell>
          <table:table-cell office:value-type="float" office:value="46108" table:style-name="ce6">
            <text:p>46108</text:p>
          </table:table-cell>
          <table:table-cell office:value-type="float" office:value="183405" table:style-name="ce6">
            <text:p>183405</text:p>
          </table:table-cell>
          <table:table-cell office:value-type="float" office:value="13.94" table:style-name="ce7">
            <text:p>1,39E+01</text:p>
          </table:table-cell>
          <table:table-cell office:value-type="float" office:value="13" table:style-name="ce6">
            <text:p>13</text:p>
          </table:table-cell>
          <table:table-cell table:number-columns-repeated="16367"/>
        </table:table-row>
        <table:table-row table:style-name="ro3">
          <table:table-cell office:value-type="float" office:value="45701" table:style-name="ce3">
            <text:p>45701</text:p>
          </table:table-cell>
          <table:table-cell office:value-type="float" office:value="2010" table:style-name="ce6">
            <text:p>2010</text:p>
          </table:table-cell>
          <table:table-cell office:value-type="float" office:value="4" table:style-name="ce6">
            <text:p>4</text:p>
          </table:table-cell>
          <table:table-cell office:value-type="float" office:value="5797" table:style-name="ce6">
            <text:p>5797</text:p>
          </table:table-cell>
          <table:table-cell office:value-type="float" office:value="2" table:style-name="ce6">
            <text:p>2</text:p>
          </table:table-cell>
          <table:table-cell office:value-type="float" office:value="52196" table:style-name="ce6">
            <text:p>52196</text:p>
          </table:table-cell>
          <table:table-cell office:value-type="float" office:value="1333783" table:style-name="ce6">
            <text:p>1333783</text:p>
          </table:table-cell>
          <table:table-cell office:value-type="float" office:value="8598000" table:style-name="ce7">
            <text:p>8,60E+06</text:p>
          </table:table-cell>
          <table:table-cell office:value-type="float" office:value="11.99" table:style-name="ce7">
            <text:p>1,20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21" table:style-name="ce6">
            <text:p>521</text:p>
          </table:table-cell>
          <table:table-cell office:value-type="float" office:value="5846" table:style-name="ce6">
            <text:p>5846</text:p>
          </table:table-cell>
          <table:table-cell office:value-type="float" office:value="114536" table:style-name="ce6">
            <text:p>114536</text:p>
          </table:table-cell>
          <table:table-cell office:value-type="float" office:value="545997" table:style-name="ce6">
            <text:p>545997</text:p>
          </table:table-cell>
          <table:table-cell office:value-type="float" office:value="11.28" table:style-name="ce7">
            <text:p>1,13E+01</text:p>
          </table:table-cell>
          <table:table-cell office:value-type="float" office:value="27" table:style-name="ce6">
            <text:p>27</text:p>
          </table:table-cell>
          <table:table-cell table:number-columns-repeated="16367"/>
        </table:table-row>
        <table:table-row table:style-name="ro3">
          <table:table-cell office:value-type="float" office:value="49501" table:style-name="ce3">
            <text:p>49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062" table:style-name="ce6">
            <text:p>2062</text:p>
          </table:table-cell>
          <table:table-cell office:value-type="float" office:value="1" table:style-name="ce6">
            <text:p>1</text:p>
          </table:table-cell>
          <table:table-cell office:value-type="float" office:value="19459" table:style-name="ce6">
            <text:p>19459</text:p>
          </table:table-cell>
          <table:table-cell office:value-type="float" office:value="362216" table:style-name="ce6">
            <text:p>362216</text:p>
          </table:table-cell>
          <table:table-cell office:value-type="float" office:value="2040000" table:style-name="ce7">
            <text:p>2,04E+06</text:p>
          </table:table-cell>
          <table:table-cell office:value-type="float" office:value="12.04" table:style-name="ce7">
            <text:p>1,20E+0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694" table:style-name="ce6">
            <text:p>694</text:p>
          </table:table-cell>
          <table:table-cell office:value-type="float" office:value="4526" table:style-name="ce6">
            <text:p>4526</text:p>
          </table:table-cell>
          <table:table-cell office:value-type="float" office:value="59427" table:style-name="ce6">
            <text:p>59427</text:p>
          </table:table-cell>
          <table:table-cell office:value-type="float" office:value="256094" table:style-name="ce6">
            <text:p>256094</text:p>
          </table:table-cell>
          <table:table-cell office:value-type="float" office:value="7.5" table:style-name="ce7">
            <text:p>7,50E+00</text:p>
          </table:table-cell>
          <table:table-cell office:value-type="float" office:value="13" table:style-name="ce6">
            <text:p>13</text:p>
          </table:table-cell>
          <table:table-cell table:number-columns-repeated="16367"/>
        </table:table-row>
        <table:table-row table:style-name="ro3">
          <table:table-cell office:value-type="float" office:value="68701" table:style-name="ce3">
            <text:p>687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5977" table:style-name="ce6">
            <text:p>5977</text:p>
          </table:table-cell>
          <table:table-cell office:value-type="float" office:value="2" table:style-name="ce6">
            <text:p>2</text:p>
          </table:table-cell>
          <table:table-cell office:value-type="float" office:value="36242" table:style-name="ce6">
            <text:p>36242</text:p>
          </table:table-cell>
          <table:table-cell office:value-type="float" office:value="1033621" table:style-name="ce6">
            <text:p>1033621</text:p>
          </table:table-cell>
          <table:table-cell office:value-type="float" office:value="6942000" table:style-name="ce7">
            <text:p>6,94E+06</text:p>
          </table:table-cell>
          <table:table-cell office:value-type="float" office:value="12.06" table:style-name="ce7">
            <text:p>1,21E+01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1204" table:style-name="ce6">
            <text:p>1204</text:p>
          </table:table-cell>
          <table:table-cell office:value-type="float" office:value="14798" table:style-name="ce6">
            <text:p>14798</text:p>
          </table:table-cell>
          <table:table-cell office:value-type="float" office:value="185505" table:style-name="ce6">
            <text:p>185505</text:p>
          </table:table-cell>
          <table:table-cell office:value-type="float" office:value="977135" table:style-name="ce6">
            <text:p>977135</text:p>
          </table:table-cell>
          <table:table-cell office:value-type="float" office:value="10.87" table:style-name="ce7">
            <text:p>1,09E+01</text:p>
          </table:table-cell>
          <table:table-cell office:value-type="float" office:value="25" table:style-name="ce6">
            <text:p>25</text:p>
          </table:table-cell>
          <table:table-cell table:number-columns-repeated="16367"/>
        </table:table-row>
        <table:table-row table:style-name="ro3">
          <table:table-cell office:value-type="float" office:value="21701" table:style-name="ce3">
            <text:p>21701</text:p>
          </table:table-cell>
          <table:table-cell office:value-type="float" office:value="2010" table:style-name="ce6">
            <text:p>2010</text:p>
          </table:table-cell>
          <table:table-cell office:value-type="float" office:value="6" table:style-name="ce6">
            <text:p>6</text:p>
          </table:table-cell>
          <table:table-cell office:value-type="float" office:value="6888" table:style-name="ce6">
            <text:p>6888</text:p>
          </table:table-cell>
          <table:table-cell office:value-type="float" office:value="2" table:style-name="ce6">
            <text:p>2</text:p>
          </table:table-cell>
          <table:table-cell office:value-type="float" office:value="69144" table:style-name="ce6">
            <text:p>69144</text:p>
          </table:table-cell>
          <table:table-cell office:value-type="float" office:value="1413690" table:style-name="ce6">
            <text:p>1413690</text:p>
          </table:table-cell>
          <table:table-cell office:value-type="float" office:value="8635000" table:style-name="ce7">
            <text:p>8,64E+06</text:p>
          </table:table-cell>
          <table:table-cell office:value-type="float" office:value="12.2" table:style-name="ce7">
            <text:p>1,22E+01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1215" table:style-name="ce6">
            <text:p>1215</text:p>
          </table:table-cell>
          <table:table-cell office:value-type="float" office:value="14029" table:style-name="ce6">
            <text:p>14029</text:p>
          </table:table-cell>
          <table:table-cell office:value-type="float" office:value="193743" table:style-name="ce6">
            <text:p>193743</text:p>
          </table:table-cell>
          <table:table-cell office:value-type="float" office:value="825943" table:style-name="ce6">
            <text:p>825943</text:p>
          </table:table-cell>
          <table:table-cell office:value-type="float" office:value="9.2590000000000003" table:style-name="ce7">
            <text:p>9,26E+00</text:p>
          </table:table-cell>
          <table:table-cell office:value-type="float" office:value="41" table:style-name="ce6">
            <text:p>41</text:p>
          </table:table-cell>
          <table:table-cell table:number-columns-repeated="16367"/>
        </table:table-row>
        <table:table-row table:style-name="ro3">
          <table:table-cell office:value-type="float" office:value="82501" table:style-name="ce3">
            <text:p>82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419" table:style-name="ce6">
            <text:p>2419</text:p>
          </table:table-cell>
          <table:table-cell office:value-type="float" office:value="1" table:style-name="ce6">
            <text:p>1</text:p>
          </table:table-cell>
          <table:table-cell office:value-type="float" office:value="19421" table:style-name="ce6">
            <text:p>19421</text:p>
          </table:table-cell>
          <table:table-cell office:value-type="float" office:value="444995" table:style-name="ce6">
            <text:p>444995</text:p>
          </table:table-cell>
          <table:table-cell office:value-type="float" office:value="3046000" table:style-name="ce7">
            <text:p>3,05E+06</text:p>
          </table:table-cell>
          <table:table-cell office:value-type="float" office:value="12.26" table:style-name="ce7">
            <text:p>1,23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461" table:style-name="ce6">
            <text:p>461</text:p>
          </table:table-cell>
          <table:table-cell office:value-type="float" office:value="3082" table:style-name="ce6">
            <text:p>3082</text:p>
          </table:table-cell>
          <table:table-cell office:value-type="float" office:value="46241" table:style-name="ce6">
            <text:p>46241</text:p>
          </table:table-cell>
          <table:table-cell office:value-type="float" office:value="239869" table:style-name="ce6">
            <text:p>239869</text:p>
          </table:table-cell>
          <table:table-cell office:value-type="float" office:value="9.7479999999999993" table:style-name="ce7">
            <text:p>9,75E+00</text:p>
          </table:table-cell>
          <table:table-cell office:value-type="float" office:value="13" table:style-name="ce6">
            <text:p>13</text:p>
          </table:table-cell>
          <table:table-cell table:number-columns-repeated="16367"/>
        </table:table-row>
        <table:table-row table:style-name="ro2">
          <table:table-cell office:value-type="float" office:value="13501" table:style-name="ce3">
            <text:p>135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1605" table:style-name="ce6">
            <text:p>1605</text:p>
          </table:table-cell>
          <table:table-cell office:value-type="string" table:style-name="ce6">
            <text:p> </text:p>
          </table:table-cell>
          <table:table-cell office:value-type="float" office:value="10611" table:style-name="ce6">
            <text:p>10611</text:p>
          </table:table-cell>
          <table:table-cell office:value-type="float" office:value="220948" table:style-name="ce6">
            <text:p>220948</text:p>
          </table:table-cell>
          <table:table-cell office:value-type="float" office:value="1454000" table:style-name="ce7">
            <text:p>1,45E+06</text:p>
          </table:table-cell>
          <table:table-cell office:value-type="float" office:value="12.28" table:style-name="ce7">
            <text:p>1,23E+01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float" office:value="1605" table:style-name="ce6">
            <text:p>1605</text:p>
          </table:table-cell>
          <table:table-cell office:value-type="float" office:value="10611" table:style-name="ce6">
            <text:p>10611</text:p>
          </table:table-cell>
          <table:table-cell office:value-type="float" office:value="220948" table:style-name="ce6">
            <text:p>220948</text:p>
          </table:table-cell>
          <table:table-cell office:value-type="float" office:value="1454296" table:style-name="ce6">
            <text:p>1454296</text:p>
          </table:table-cell>
          <table:table-cell office:value-type="float" office:value="12.28" table:style-name="ce7">
            <text:p>1,23E+01</text:p>
          </table:table-cell>
          <table:table-cell office:value-type="float" office:value="9" table:style-name="ce6">
            <text:p>9</text:p>
          </table:table-cell>
          <table:table-cell table:number-columns-repeated="16367"/>
        </table:table-row>
        <table:table-row table:style-name="ro3">
          <table:table-cell office:value-type="float" office:value="64601" table:style-name="ce3">
            <text:p>646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4124" table:style-name="ce6">
            <text:p>4124</text:p>
          </table:table-cell>
          <table:table-cell office:value-type="float" office:value="1" table:style-name="ce6">
            <text:p>1</text:p>
          </table:table-cell>
          <table:table-cell office:value-type="float" office:value="35910" table:style-name="ce6">
            <text:p>35910</text:p>
          </table:table-cell>
          <table:table-cell office:value-type="float" office:value="905579" table:style-name="ce6">
            <text:p>905579</text:p>
          </table:table-cell>
          <table:table-cell office:value-type="float" office:value="5662000" table:style-name="ce7">
            <text:p>5,66E+06</text:p>
          </table:table-cell>
          <table:table-cell office:value-type="float" office:value="12.44" table:style-name="ce7">
            <text:p>1,24E+0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06" table:style-name="ce6">
            <text:p>406</text:p>
          </table:table-cell>
          <table:table-cell office:value-type="float" office:value="3654" table:style-name="ce6">
            <text:p>3654</text:p>
          </table:table-cell>
          <table:table-cell office:value-type="float" office:value="122780" table:style-name="ce6">
            <text:p>122780</text:p>
          </table:table-cell>
          <table:table-cell office:value-type="float" office:value="559365" table:style-name="ce6">
            <text:p>559365</text:p>
          </table:table-cell>
          <table:table-cell office:value-type="float" office:value="16.649999999999999" table:style-name="ce7">
            <text:p>1,67E+01</text:p>
          </table:table-cell>
          <table:table-cell office:value-type="float" office:value="21" table:style-name="ce6">
            <text:p>21</text:p>
          </table:table-cell>
          <table:table-cell table:number-columns-repeated="16367"/>
        </table:table-row>
        <table:table-row table:style-name="ro3">
          <table:table-cell office:value-type="float" office:value="24501" table:style-name="ce3">
            <text:p>24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864" table:style-name="ce6">
            <text:p>1864</text:p>
          </table:table-cell>
          <table:table-cell office:value-type="float" office:value="1" table:style-name="ce6">
            <text:p>1</text:p>
          </table:table-cell>
          <table:table-cell office:value-type="float" office:value="16664" table:style-name="ce6">
            <text:p>16664</text:p>
          </table:table-cell>
          <table:table-cell office:value-type="float" office:value="376335" table:style-name="ce6">
            <text:p>376335</text:p>
          </table:table-cell>
          <table:table-cell office:value-type="float" office:value="2585000" table:style-name="ce7">
            <text:p>2,59E+06</text:p>
          </table:table-cell>
          <table:table-cell office:value-type="float" office:value="12.47" table:style-name="ce7">
            <text:p>1,25E+0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864" table:style-name="ce6">
            <text:p>1864</text:p>
          </table:table-cell>
          <table:table-cell office:value-type="float" office:value="16664" table:style-name="ce6">
            <text:p>16664</text:p>
          </table:table-cell>
          <table:table-cell office:value-type="float" office:value="376335" table:style-name="ce6">
            <text:p>376335</text:p>
          </table:table-cell>
          <table:table-cell office:value-type="float" office:value="2584983" table:style-name="ce6">
            <text:p>2584983</text:p>
          </table:table-cell>
          <table:table-cell office:value-type="float" office:value="12.47" table:style-name="ce7">
            <text:p>1,25E+01</text:p>
          </table:table-cell>
          <table:table-cell office:value-type="float" office:value="10" table:style-name="ce6">
            <text:p>10</text:p>
          </table:table-cell>
          <table:table-cell table:number-columns-repeated="16367"/>
        </table:table-row>
        <table:table-row table:style-name="ro3">
          <table:table-cell office:value-type="float" office:value="59602" table:style-name="ce3">
            <text:p>59602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4577" table:style-name="ce6">
            <text:p>4577</text:p>
          </table:table-cell>
          <table:table-cell office:value-type="float" office:value="1" table:style-name="ce6">
            <text:p>1</text:p>
          </table:table-cell>
          <table:table-cell office:value-type="float" office:value="23145" table:style-name="ce6">
            <text:p>23145</text:p>
          </table:table-cell>
          <table:table-cell office:value-type="float" office:value="632727" table:style-name="ce6">
            <text:p>632727</text:p>
          </table:table-cell>
          <table:table-cell office:value-type="float" office:value="3857000" table:style-name="ce7">
            <text:p>3,86E+06</text:p>
          </table:table-cell>
          <table:table-cell office:value-type="float" office:value="12.5" table:style-name="ce7">
            <text:p>1,25E+0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825" table:style-name="ce6">
            <text:p>825</text:p>
          </table:table-cell>
          <table:table-cell office:value-type="float" office:value="3856" table:style-name="ce6">
            <text:p>3856</text:p>
          </table:table-cell>
          <table:table-cell office:value-type="float" office:value="67679" table:style-name="ce6">
            <text:p>67679</text:p>
          </table:table-cell>
          <table:table-cell office:value-type="float" office:value="284058" table:style-name="ce6">
            <text:p>284058</text:p>
          </table:table-cell>
          <table:table-cell office:value-type="float" office:value="8.1579999999999995" table:style-name="ce7">
            <text:p>8,16E+00</text:p>
          </table:table-cell>
          <table:table-cell office:value-type="float" office:value="21" table:style-name="ce6">
            <text:p>21</text:p>
          </table:table-cell>
          <table:table-cell table:number-columns-repeated="16367"/>
        </table:table-row>
        <table:table-row table:style-name="ro2">
          <table:table-cell office:value-type="float" office:value="56601" table:style-name="ce3">
            <text:p>566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3981" table:style-name="ce6">
            <text:p>3981</text:p>
          </table:table-cell>
          <table:table-cell office:value-type="float" office:value="2" table:style-name="ce6">
            <text:p>2</text:p>
          </table:table-cell>
          <table:table-cell office:value-type="float" office:value="40955" table:style-name="ce6">
            <text:p>40955</text:p>
          </table:table-cell>
          <table:table-cell office:value-type="float" office:value="911734" table:style-name="ce6">
            <text:p>911734</text:p>
          </table:table-cell>
          <table:table-cell office:value-type="float" office:value="5860000" table:style-name="ce7">
            <text:p>5,86E+06</text:p>
          </table:table-cell>
          <table:table-cell office:value-type="float" office:value="12.55" table:style-name="ce7">
            <text:p>1,26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22" table:style-name="ce6">
            <text:p>22</text:p>
          </table:table-cell>
          <table:table-cell table:number-columns-repeated="16367"/>
        </table:table-row>
        <table:table-row table:style-name="ro3">
          <table:table-cell office:value-type="float" office:value="62504" table:style-name="ce3">
            <text:p>62504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869" table:style-name="ce6">
            <text:p>2869</text:p>
          </table:table-cell>
          <table:table-cell office:value-type="float" office:value="1" table:style-name="ce6">
            <text:p>1</text:p>
          </table:table-cell>
          <table:table-cell office:value-type="float" office:value="25029" table:style-name="ce6">
            <text:p>25029</text:p>
          </table:table-cell>
          <table:table-cell office:value-type="float" office:value="566065" table:style-name="ce6">
            <text:p>566065</text:p>
          </table:table-cell>
          <table:table-cell office:value-type="float" office:value="3633000" table:style-name="ce7">
            <text:p>3,63E+06</text:p>
          </table:table-cell>
          <table:table-cell office:value-type="float" office:value="12.63" table:style-name="ce7">
            <text:p>1,26E+0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498" table:style-name="ce6">
            <text:p>498</text:p>
          </table:table-cell>
          <table:table-cell office:value-type="float" office:value="5541" table:style-name="ce6">
            <text:p>5541</text:p>
          </table:table-cell>
          <table:table-cell office:value-type="float" office:value="58224" table:style-name="ce6">
            <text:p>58224</text:p>
          </table:table-cell>
          <table:table-cell office:value-type="float" office:value="271069" table:style-name="ce6">
            <text:p>271069</text:p>
          </table:table-cell>
          <table:table-cell office:value-type="float" office:value="8.4019999999999992" table:style-name="ce7">
            <text:p>8,40E+00</text:p>
          </table:table-cell>
          <table:table-cell office:value-type="float" office:value="16" table:style-name="ce6">
            <text:p>16</text:p>
          </table:table-cell>
          <table:table-cell table:number-columns-repeated="16367"/>
        </table:table-row>
        <table:table-row table:style-name="ro3">
          <table:table-cell office:value-type="float" office:value="17601" table:style-name="ce3">
            <text:p>176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6017" table:style-name="ce6">
            <text:p>6017</text:p>
          </table:table-cell>
          <table:table-cell office:value-type="float" office:value="1" table:style-name="ce6">
            <text:p>1</text:p>
          </table:table-cell>
          <table:table-cell office:value-type="float" office:value="35080" table:style-name="ce6">
            <text:p>35080</text:p>
          </table:table-cell>
          <table:table-cell office:value-type="float" office:value="920925" table:style-name="ce6">
            <text:p>920925</text:p>
          </table:table-cell>
          <table:table-cell office:value-type="float" office:value="5464000" table:style-name="ce7">
            <text:p>5,46E+06</text:p>
          </table:table-cell>
          <table:table-cell office:value-type="float" office:value="12.83" table:style-name="ce7">
            <text:p>1,28E+0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057" table:style-name="ce6">
            <text:p>2057</text:p>
          </table:table-cell>
          <table:table-cell office:value-type="float" office:value="3828" table:style-name="ce6">
            <text:p>3828</text:p>
          </table:table-cell>
          <table:table-cell office:value-type="float" office:value="94580" table:style-name="ce6">
            <text:p>94580</text:p>
          </table:table-cell>
          <table:table-cell office:value-type="float" office:value="440465" table:style-name="ce6">
            <text:p>440465</text:p>
          </table:table-cell>
          <table:table-cell office:value-type="float" office:value="8.9589999999999996" table:style-name="ce7">
            <text:p>8,96E+00</text:p>
          </table:table-cell>
          <table:table-cell office:value-type="float" office:value="25" table:style-name="ce6">
            <text:p>25</text:p>
          </table:table-cell>
          <table:table-cell table:number-columns-repeated="16367"/>
        </table:table-row>
        <table:table-row table:style-name="ro3">
          <table:table-cell office:value-type="float" office:value="29701" table:style-name="ce3">
            <text:p>297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5701" table:style-name="ce6">
            <text:p>5701</text:p>
          </table:table-cell>
          <table:table-cell office:value-type="float" office:value="2" table:style-name="ce6">
            <text:p>2</text:p>
          </table:table-cell>
          <table:table-cell office:value-type="float" office:value="48850" table:style-name="ce6">
            <text:p>48850</text:p>
          </table:table-cell>
          <table:table-cell office:value-type="float" office:value="1128626" table:style-name="ce6">
            <text:p>1128626</text:p>
          </table:table-cell>
          <table:table-cell office:value-type="float" office:value="6652000" table:style-name="ce7">
            <text:p>6,65E+06</text:p>
          </table:table-cell>
          <table:table-cell office:value-type="float" office:value="12.87" table:style-name="ce7">
            <text:p>1,29E+01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902" table:style-name="ce6">
            <text:p>902</text:p>
          </table:table-cell>
          <table:table-cell office:value-type="float" office:value="10532" table:style-name="ce6">
            <text:p>10532</text:p>
          </table:table-cell>
          <table:table-cell office:value-type="float" office:value="147800" table:style-name="ce6">
            <text:p>147800</text:p>
          </table:table-cell>
          <table:table-cell office:value-type="float" office:value="663977" table:style-name="ce6">
            <text:p>663977</text:p>
          </table:table-cell>
          <table:table-cell office:value-type="float" office:value="10.76" table:style-name="ce7">
            <text:p>1,08E+01</text:p>
          </table:table-cell>
          <table:table-cell office:value-type="float" office:value="31" table:style-name="ce6">
            <text:p>31</text:p>
          </table:table-cell>
          <table:table-cell table:number-columns-repeated="16367"/>
        </table:table-row>
        <table:table-row table:style-name="ro3">
          <table:table-cell office:value-type="float" office:value="755" table:style-name="ce3">
            <text:p>755</text:p>
          </table:table-cell>
          <table:table-cell office:value-type="float" office:value="2010" table:style-name="ce6">
            <text:p>2010</text:p>
          </table:table-cell>
          <table:table-cell office:value-type="float" office:value="10" table:style-name="ce6">
            <text:p>10</text:p>
          </table:table-cell>
          <table:table-cell office:value-type="float" office:value="13252" table:style-name="ce6">
            <text:p>13252</text:p>
          </table:table-cell>
          <table:table-cell office:value-type="float" office:value="3" table:style-name="ce6">
            <text:p>3</text:p>
          </table:table-cell>
          <table:table-cell office:value-type="float" office:value="102067" table:style-name="ce6">
            <text:p>102067</text:p>
          </table:table-cell>
          <table:table-cell office:value-type="float" office:value="2718257" table:style-name="ce6">
            <text:p>2718257</text:p>
          </table:table-cell>
          <table:table-cell office:value-type="float" office:value="15250000" table:style-name="ce7">
            <text:p>1,53E+07</text:p>
          </table:table-cell>
          <table:table-cell office:value-type="float" office:value="13" table:style-name="ce7">
            <text:p>1,30E+01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2132" table:style-name="ce6">
            <text:p>2132</text:p>
          </table:table-cell>
          <table:table-cell office:value-type="float" office:value="11796" table:style-name="ce6">
            <text:p>11796</text:p>
          </table:table-cell>
          <table:table-cell office:value-type="float" office:value="189793" table:style-name="ce6">
            <text:p>189793</text:p>
          </table:table-cell>
          <table:table-cell office:value-type="float" office:value="933743" table:style-name="ce6">
            <text:p>933743</text:p>
          </table:table-cell>
          <table:table-cell office:value-type="float" office:value="8.5350000000000001" table:style-name="ce7">
            <text:p>8,54E+00</text:p>
          </table:table-cell>
          <table:table-cell office:value-type="float" office:value="64" table:style-name="ce6">
            <text:p>64</text:p>
          </table:table-cell>
          <table:table-cell table:number-columns-repeated="16367"/>
        </table:table-row>
        <table:table-row table:style-name="ro2">
          <table:table-cell office:value-type="float" office:value="553" table:style-name="ce3">
            <text:p>553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1425" table:style-name="ce6">
            <text:p>1425</text:p>
          </table:table-cell>
          <table:table-cell office:value-type="string" table:style-name="ce6">
            <text:p> </text:p>
          </table:table-cell>
          <table:table-cell office:value-type="float" office:value="8031" table:style-name="ce6">
            <text:p>8031</text:p>
          </table:table-cell>
          <table:table-cell office:value-type="float" office:value="178173" table:style-name="ce6">
            <text:p>178173</text:p>
          </table:table-cell>
          <table:table-cell office:value-type="float" office:value="1145000" table:style-name="ce7">
            <text:p>1,15E+06</text:p>
          </table:table-cell>
          <table:table-cell office:value-type="float" office:value="13.07" table:style-name="ce7">
            <text:p>1,31E+01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1425" table:style-name="ce6">
            <text:p>1425</text:p>
          </table:table-cell>
          <table:table-cell office:value-type="float" office:value="8031" table:style-name="ce6">
            <text:p>8031</text:p>
          </table:table-cell>
          <table:table-cell office:value-type="float" office:value="178173" table:style-name="ce6">
            <text:p>178173</text:p>
          </table:table-cell>
          <table:table-cell office:value-type="float" office:value="1144778" table:style-name="ce6">
            <text:p>1144778</text:p>
          </table:table-cell>
          <table:table-cell office:value-type="float" office:value="13.07" table:style-name="ce7">
            <text:p>1,31E+01</text:p>
          </table:table-cell>
          <table:table-cell office:value-type="float" office:value="8" table:style-name="ce6">
            <text:p>8</text:p>
          </table:table-cell>
          <table:table-cell table:number-columns-repeated="16367"/>
        </table:table-row>
        <table:table-row table:style-name="ro3">
          <table:table-cell office:value-type="float" office:value="57701" table:style-name="ce3">
            <text:p>57701</text:p>
          </table:table-cell>
          <table:table-cell office:value-type="float" office:value="2010" table:style-name="ce6">
            <text:p>2010</text:p>
          </table:table-cell>
          <table:table-cell office:value-type="float" office:value="7" table:style-name="ce6">
            <text:p>7</text:p>
          </table:table-cell>
          <table:table-cell office:value-type="float" office:value="9176" table:style-name="ce6">
            <text:p>9176</text:p>
          </table:table-cell>
          <table:table-cell office:value-type="float" office:value="2" table:style-name="ce6">
            <text:p>2</text:p>
          </table:table-cell>
          <table:table-cell office:value-type="float" office:value="56369" table:style-name="ce6">
            <text:p>56369</text:p>
          </table:table-cell>
          <table:table-cell office:value-type="float" office:value="1743680" table:style-name="ce6">
            <text:p>1743680</text:p>
          </table:table-cell>
          <table:table-cell office:value-type="float" office:value="10940000" table:style-name="ce7">
            <text:p>1,09E+07</text:p>
          </table:table-cell>
          <table:table-cell office:value-type="float" office:value="13.27" table:style-name="ce7">
            <text:p>1,33E+01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860" table:style-name="ce6">
            <text:p>860</text:p>
          </table:table-cell>
          <table:table-cell office:value-type="float" office:value="7385" table:style-name="ce6">
            <text:p>7385</text:p>
          </table:table-cell>
          <table:table-cell office:value-type="float" office:value="123721" table:style-name="ce6">
            <text:p>123721</text:p>
          </table:table-cell>
          <table:table-cell office:value-type="float" office:value="599496" table:style-name="ce6">
            <text:p>599496</text:p>
          </table:table-cell>
          <table:table-cell office:value-type="float" office:value="10.4" table:style-name="ce7">
            <text:p>1,04E+01</text:p>
          </table:table-cell>
          <table:table-cell office:value-type="float" office:value="40" table:style-name="ce6">
            <text:p>40</text:p>
          </table:table-cell>
          <table:table-cell table:number-columns-repeated="16367"/>
        </table:table-row>
        <table:table-row table:style-name="ro2">
          <table:table-cell office:value-type="float" office:value="552" table:style-name="ce3">
            <text:p>552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684" table:style-name="ce6">
            <text:p>684</text:p>
          </table:table-cell>
          <table:table-cell office:value-type="string" table:style-name="ce6">
            <text:p> </text:p>
          </table:table-cell>
          <table:table-cell office:value-type="float" office:value="3741" table:style-name="ce6">
            <text:p>3741</text:p>
          </table:table-cell>
          <table:table-cell office:value-type="float" office:value="71650" table:style-name="ce6">
            <text:p>71650</text:p>
          </table:table-cell>
          <table:table-cell office:value-type="float" office:value="405400" table:style-name="ce7">
            <text:p>4,05E+05</text:p>
          </table:table-cell>
          <table:table-cell office:value-type="float" office:value="13.28" table:style-name="ce7">
            <text:p>1,33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97" table:style-name="ce6">
            <text:p>297</text:p>
          </table:table-cell>
          <table:table-cell office:value-type="float" office:value="1951" table:style-name="ce6">
            <text:p>1951</text:p>
          </table:table-cell>
          <table:table-cell office:value-type="float" office:value="26120" table:style-name="ce6">
            <text:p>26120</text:p>
          </table:table-cell>
          <table:table-cell office:value-type="float" office:value="150413" table:style-name="ce6">
            <text:p>150413</text:p>
          </table:table-cell>
          <table:table-cell office:value-type="float" office:value="13.5" table:style-name="ce7">
            <text:p>1,35E+01</text:p>
          </table:table-cell>
          <table:table-cell office:value-type="float" office:value="5" table:style-name="ce6">
            <text:p>5</text:p>
          </table:table-cell>
          <table:table-cell table:number-columns-repeated="16367"/>
        </table:table-row>
        <table:table-row table:style-name="ro2">
          <table:table-cell office:value-type="float" office:value="60601" table:style-name="ce3">
            <text:p>606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4199" table:style-name="ce6">
            <text:p>4199</text:p>
          </table:table-cell>
          <table:table-cell office:value-type="float" office:value="1" table:style-name="ce6">
            <text:p>1</text:p>
          </table:table-cell>
          <table:table-cell office:value-type="float" office:value="21434" table:style-name="ce6">
            <text:p>21434</text:p>
          </table:table-cell>
          <table:table-cell office:value-type="float" office:value="699101" table:style-name="ce6">
            <text:p>699101</text:p>
          </table:table-cell>
          <table:table-cell office:value-type="float" office:value="5270000" table:style-name="ce7">
            <text:p>5,27E+06</text:p>
          </table:table-cell>
          <table:table-cell office:value-type="float" office:value="13.39" table:style-name="ce7">
            <text:p>1,34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15" table:style-name="ce6">
            <text:p>15</text:p>
          </table:table-cell>
          <table:table-cell table:number-columns-repeated="16367"/>
        </table:table-row>
        <table:table-row table:style-name="ro3">
          <table:table-cell office:value-type="float" office:value="36501" table:style-name="ce3">
            <text:p>36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1406" table:style-name="ce6">
            <text:p>1406</text:p>
          </table:table-cell>
          <table:table-cell office:value-type="float" office:value="1" table:style-name="ce6">
            <text:p>1</text:p>
          </table:table-cell>
          <table:table-cell office:value-type="float" office:value="12619" table:style-name="ce6">
            <text:p>12619</text:p>
          </table:table-cell>
          <table:table-cell office:value-type="float" office:value="256339" table:style-name="ce6">
            <text:p>256339</text:p>
          </table:table-cell>
          <table:table-cell office:value-type="float" office:value="1483000" table:style-name="ce7">
            <text:p>1,48E+06</text:p>
          </table:table-cell>
          <table:table-cell office:value-type="float" office:value="13.45" table:style-name="ce7">
            <text:p>1,35E+01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1406" table:style-name="ce6">
            <text:p>1406</text:p>
          </table:table-cell>
          <table:table-cell office:value-type="float" office:value="12619" table:style-name="ce6">
            <text:p>12619</text:p>
          </table:table-cell>
          <table:table-cell office:value-type="float" office:value="256339" table:style-name="ce6">
            <text:p>256339</text:p>
          </table:table-cell>
          <table:table-cell office:value-type="float" office:value="1482944" table:style-name="ce6">
            <text:p>1482944</text:p>
          </table:table-cell>
          <table:table-cell office:value-type="float" office:value="13.45" table:style-name="ce7">
            <text:p>1,35E+01</text:p>
          </table:table-cell>
          <table:table-cell office:value-type="float" office:value="9" table:style-name="ce6">
            <text:p>9</text:p>
          </table:table-cell>
          <table:table-cell table:number-columns-repeated="16367"/>
        </table:table-row>
        <table:table-row table:style-name="ro3">
          <table:table-cell office:value-type="float" office:value="753" table:style-name="ce3">
            <text:p>753</text:p>
          </table:table-cell>
          <table:table-cell office:value-type="float" office:value="2010" table:style-name="ce6">
            <text:p>2010</text:p>
          </table:table-cell>
          <table:table-cell office:value-type="float" office:value="10" table:style-name="ce6">
            <text:p>10</text:p>
          </table:table-cell>
          <table:table-cell office:value-type="float" office:value="6483" table:style-name="ce6">
            <text:p>6483</text:p>
          </table:table-cell>
          <table:table-cell office:value-type="float" office:value="1" table:style-name="ce6">
            <text:p>1</text:p>
          </table:table-cell>
          <table:table-cell office:value-type="float" office:value="44959" table:style-name="ce6">
            <text:p>44959</text:p>
          </table:table-cell>
          <table:table-cell office:value-type="float" office:value="1179009" table:style-name="ce6">
            <text:p>1179009</text:p>
          </table:table-cell>
          <table:table-cell office:value-type="float" office:value="7263000" table:style-name="ce7">
            <text:p>7,26E+06</text:p>
          </table:table-cell>
          <table:table-cell office:value-type="float" office:value="13.49" table:style-name="ce7">
            <text:p>1,35E+01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1821" table:style-name="ce6">
            <text:p>1821</text:p>
          </table:table-cell>
          <table:table-cell office:value-type="float" office:value="13995" table:style-name="ce6">
            <text:p>13995</text:p>
          </table:table-cell>
          <table:table-cell office:value-type="float" office:value="353541" table:style-name="ce6">
            <text:p>353541</text:p>
          </table:table-cell>
          <table:table-cell office:value-type="float" office:value="1626511" table:style-name="ce6">
            <text:p>1626511</text:p>
          </table:table-cell>
          <table:table-cell office:value-type="float" office:value="14.15" table:style-name="ce7">
            <text:p>1,42E+01</text:p>
          </table:table-cell>
          <table:table-cell office:value-type="float" office:value="32" table:style-name="ce6">
            <text:p>32</text:p>
          </table:table-cell>
          <table:table-cell table:number-columns-repeated="16367"/>
        </table:table-row>
        <table:table-row table:style-name="ro3">
          <table:table-cell office:value-type="float" office:value="66601" table:style-name="ce3">
            <text:p>66601</text:p>
          </table:table-cell>
          <table:table-cell office:value-type="float" office:value="2010" table:style-name="ce6">
            <text:p>2010</text:p>
          </table:table-cell>
          <table:table-cell office:value-type="float" office:value="6" table:style-name="ce6">
            <text:p>6</text:p>
          </table:table-cell>
          <table:table-cell office:value-type="float" office:value="6134" table:style-name="ce6">
            <text:p>6134</text:p>
          </table:table-cell>
          <table:table-cell office:value-type="float" office:value="2" table:style-name="ce6">
            <text:p>2</text:p>
          </table:table-cell>
          <table:table-cell office:value-type="float" office:value="63525" table:style-name="ce6">
            <text:p>63525</text:p>
          </table:table-cell>
          <table:table-cell office:value-type="float" office:value="1402597" table:style-name="ce6">
            <text:p>1402597</text:p>
          </table:table-cell>
          <table:table-cell office:value-type="float" office:value="8768000" table:style-name="ce7">
            <text:p>8,77E+06</text:p>
          </table:table-cell>
          <table:table-cell office:value-type="float" office:value="13.49" table:style-name="ce7">
            <text:p>1,35E+0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658" table:style-name="ce6">
            <text:p>658</text:p>
          </table:table-cell>
          <table:table-cell office:value-type="float" office:value="2596" table:style-name="ce6">
            <text:p>2596</text:p>
          </table:table-cell>
          <table:table-cell office:value-type="float" office:value="39681" table:style-name="ce6">
            <text:p>39681</text:p>
          </table:table-cell>
          <table:table-cell office:value-type="float" office:value="160409" table:style-name="ce6">
            <text:p>160409</text:p>
          </table:table-cell>
          <table:table-cell office:value-type="float" office:value="12.24" table:style-name="ce7">
            <text:p>1,22E+01</text:p>
          </table:table-cell>
          <table:table-cell office:value-type="float" office:value="39" table:style-name="ce6">
            <text:p>39</text:p>
          </table:table-cell>
          <table:table-cell table:number-columns-repeated="16367"/>
        </table:table-row>
        <table:table-row table:style-name="ro3">
          <table:table-cell office:value-type="float" office:value="54701" table:style-name="ce3">
            <text:p>54701</text:p>
          </table:table-cell>
          <table:table-cell office:value-type="float" office:value="2010" table:style-name="ce6">
            <text:p>2010</text:p>
          </table:table-cell>
          <table:table-cell office:value-type="float" office:value="7" table:style-name="ce6">
            <text:p>7</text:p>
          </table:table-cell>
          <table:table-cell office:value-type="float" office:value="6109" table:style-name="ce6">
            <text:p>6109</text:p>
          </table:table-cell>
          <table:table-cell office:value-type="float" office:value="1" table:style-name="ce6">
            <text:p>1</text:p>
          </table:table-cell>
          <table:table-cell office:value-type="float" office:value="44973" table:style-name="ce6">
            <text:p>44973</text:p>
          </table:table-cell>
          <table:table-cell office:value-type="float" office:value="1343241" table:style-name="ce6">
            <text:p>1343241</text:p>
          </table:table-cell>
          <table:table-cell office:value-type="float" office:value="8726000" table:style-name="ce7">
            <text:p>8,73E+06</text:p>
          </table:table-cell>
          <table:table-cell office:value-type="float" office:value="13.5" table:style-name="ce7">
            <text:p>1,35E+01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1512" table:style-name="ce6">
            <text:p>1512</text:p>
          </table:table-cell>
          <table:table-cell office:value-type="float" office:value="13342" table:style-name="ce6">
            <text:p>13342</text:p>
          </table:table-cell>
          <table:table-cell office:value-type="float" office:value="272805" table:style-name="ce6">
            <text:p>272805</text:p>
          </table:table-cell>
          <table:table-cell office:value-type="float" office:value="1361103" table:style-name="ce6">
            <text:p>1361103</text:p>
          </table:table-cell>
          <table:table-cell office:value-type="float" office:value="10.91" table:style-name="ce7">
            <text:p>1,09E+01</text:p>
          </table:table-cell>
          <table:table-cell office:value-type="float" office:value="28" table:style-name="ce6">
            <text:p>28</text:p>
          </table:table-cell>
          <table:table-cell table:number-columns-repeated="16367"/>
        </table:table-row>
        <table:table-row table:style-name="ro3">
          <table:table-cell office:value-type="float" office:value="87601" table:style-name="ce3">
            <text:p>876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4977" table:style-name="ce6">
            <text:p>4977</text:p>
          </table:table-cell>
          <table:table-cell office:value-type="float" office:value="2" table:style-name="ce6">
            <text:p>2</text:p>
          </table:table-cell>
          <table:table-cell office:value-type="float" office:value="35689" table:style-name="ce6">
            <text:p>35689</text:p>
          </table:table-cell>
          <table:table-cell office:value-type="float" office:value="872236" table:style-name="ce6">
            <text:p>872236</text:p>
          </table:table-cell>
          <table:table-cell office:value-type="float" office:value="5798000" table:style-name="ce7">
            <text:p>5,80E+06</text:p>
          </table:table-cell>
          <table:table-cell office:value-type="float" office:value="13.54" table:style-name="ce7">
            <text:p>1,35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686" table:style-name="ce6">
            <text:p>686</text:p>
          </table:table-cell>
          <table:table-cell office:value-type="float" office:value="3258" table:style-name="ce6">
            <text:p>3258</text:p>
          </table:table-cell>
          <table:table-cell office:value-type="float" office:value="65639" table:style-name="ce6">
            <text:p>65639</text:p>
          </table:table-cell>
          <table:table-cell office:value-type="float" office:value="326632" table:style-name="ce6">
            <text:p>326632</text:p>
          </table:table-cell>
          <table:table-cell office:value-type="float" office:value="8.8230000000000004" table:style-name="ce7">
            <text:p>8,82E+00</text:p>
          </table:table-cell>
          <table:table-cell office:value-type="float" office:value="27" table:style-name="ce6">
            <text:p>27</text:p>
          </table:table-cell>
          <table:table-cell table:number-columns-repeated="16367"/>
        </table:table-row>
        <table:table-row table:style-name="ro3">
          <table:table-cell office:value-type="float" office:value="59701" table:style-name="ce3">
            <text:p>597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4082" table:style-name="ce6">
            <text:p>4082</text:p>
          </table:table-cell>
          <table:table-cell office:value-type="float" office:value="1" table:style-name="ce6">
            <text:p>1</text:p>
          </table:table-cell>
          <table:table-cell office:value-type="float" office:value="24764" table:style-name="ce6">
            <text:p>24764</text:p>
          </table:table-cell>
          <table:table-cell office:value-type="float" office:value="813758" table:style-name="ce6">
            <text:p>813758</text:p>
          </table:table-cell>
          <table:table-cell office:value-type="float" office:value="5619000" table:style-name="ce7">
            <text:p>5,62E+06</text:p>
          </table:table-cell>
          <table:table-cell office:value-type="float" office:value="13.57" table:style-name="ce7">
            <text:p>1,36E+0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66" table:style-name="ce6">
            <text:p>166</text:p>
          </table:table-cell>
          <table:table-cell office:value-type="float" office:value="451" table:style-name="ce6">
            <text:p>451</text:p>
          </table:table-cell>
          <table:table-cell office:value-type="float" office:value="13811" table:style-name="ce6">
            <text:p>13811</text:p>
          </table:table-cell>
          <table:table-cell office:value-type="float" office:value="43167" table:style-name="ce6">
            <text:p>43167</text:p>
          </table:table-cell>
          <table:table-cell office:value-type="float" office:value="18.45" table:style-name="ce7">
            <text:p>1,85E+01</text:p>
          </table:table-cell>
          <table:table-cell office:value-type="float" office:value="17" table:style-name="ce6">
            <text:p>17</text:p>
          </table:table-cell>
          <table:table-cell table:number-columns-repeated="16367"/>
        </table:table-row>
        <table:table-row table:style-name="ro3">
          <table:table-cell office:value-type="float" office:value="45501" table:style-name="ce3">
            <text:p>45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456" table:style-name="ce6">
            <text:p>1456</text:p>
          </table:table-cell>
          <table:table-cell office:value-type="float" office:value="1" table:style-name="ce6">
            <text:p>1</text:p>
          </table:table-cell>
          <table:table-cell office:value-type="float" office:value="14097" table:style-name="ce6">
            <text:p>14097</text:p>
          </table:table-cell>
          <table:table-cell office:value-type="float" office:value="304646" table:style-name="ce6">
            <text:p>304646</text:p>
          </table:table-cell>
          <table:table-cell office:value-type="float" office:value="2076000" table:style-name="ce7">
            <text:p>2,08E+06</text:p>
          </table:table-cell>
          <table:table-cell office:value-type="float" office:value="13.64" table:style-name="ce7">
            <text:p>1,36E+01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1456" table:style-name="ce6">
            <text:p>1456</text:p>
          </table:table-cell>
          <table:table-cell office:value-type="float" office:value="14097" table:style-name="ce6">
            <text:p>14097</text:p>
          </table:table-cell>
          <table:table-cell office:value-type="float" office:value="304646" table:style-name="ce6">
            <text:p>304646</text:p>
          </table:table-cell>
          <table:table-cell office:value-type="float" office:value="2076407" table:style-name="ce6">
            <text:p>2076407</text:p>
          </table:table-cell>
          <table:table-cell office:value-type="float" office:value="13.64" table:style-name="ce7">
            <text:p>1,36E+01</text:p>
          </table:table-cell>
          <table:table-cell office:value-type="float" office:value="9" table:style-name="ce6">
            <text:p>9</text:p>
          </table:table-cell>
          <table:table-cell table:number-columns-repeated="16367"/>
        </table:table-row>
        <table:table-row table:style-name="ro3">
          <table:table-cell office:value-type="float" office:value="76701" table:style-name="ce3">
            <text:p>767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4166" table:style-name="ce6">
            <text:p>4166</text:p>
          </table:table-cell>
          <table:table-cell office:value-type="float" office:value="1" table:style-name="ce6">
            <text:p>1</text:p>
          </table:table-cell>
          <table:table-cell office:value-type="float" office:value="35321" table:style-name="ce6">
            <text:p>35321</text:p>
          </table:table-cell>
          <table:table-cell office:value-type="float" office:value="861641" table:style-name="ce6">
            <text:p>861641</text:p>
          </table:table-cell>
          <table:table-cell office:value-type="float" office:value="5681000" table:style-name="ce7">
            <text:p>5,68E+06</text:p>
          </table:table-cell>
          <table:table-cell office:value-type="float" office:value="14.04" table:style-name="ce7">
            <text:p>1,40E+0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442" table:style-name="ce6">
            <text:p>442</text:p>
          </table:table-cell>
          <table:table-cell office:value-type="float" office:value="5292" table:style-name="ce6">
            <text:p>5292</text:p>
          </table:table-cell>
          <table:table-cell office:value-type="float" office:value="52040" table:style-name="ce6">
            <text:p>52040</text:p>
          </table:table-cell>
          <table:table-cell office:value-type="float" office:value="238819" table:style-name="ce6">
            <text:p>238819</text:p>
          </table:table-cell>
          <table:table-cell office:value-type="float" office:value="8.6319999999999997" table:style-name="ce7">
            <text:p>8,63E+00</text:p>
          </table:table-cell>
          <table:table-cell office:value-type="float" office:value="24" table:style-name="ce6">
            <text:p>24</text:p>
          </table:table-cell>
          <table:table-cell table:number-columns-repeated="16367"/>
        </table:table-row>
        <table:table-row table:style-name="ro3">
          <table:table-cell office:value-type="float" office:value="44601" table:style-name="ce3">
            <text:p>44601</text:p>
          </table:table-cell>
          <table:table-cell office:value-type="float" office:value="2010" table:style-name="ce6">
            <text:p>2010</text:p>
          </table:table-cell>
          <table:table-cell office:value-type="float" office:value="8" table:style-name="ce6">
            <text:p>8</text:p>
          </table:table-cell>
          <table:table-cell office:value-type="float" office:value="4987" table:style-name="ce6">
            <text:p>4987</text:p>
          </table:table-cell>
          <table:table-cell office:value-type="float" office:value="1" table:style-name="ce6">
            <text:p>1</text:p>
          </table:table-cell>
          <table:table-cell office:value-type="float" office:value="31262" table:style-name="ce6">
            <text:p>31262</text:p>
          </table:table-cell>
          <table:table-cell office:value-type="float" office:value="859111" table:style-name="ce6">
            <text:p>859111</text:p>
          </table:table-cell>
          <table:table-cell office:value-type="float" office:value="5383000" table:style-name="ce7">
            <text:p>5,38E+06</text:p>
          </table:table-cell>
          <table:table-cell office:value-type="float" office:value="14.23" table:style-name="ce7">
            <text:p>1,42E+0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477" table:style-name="ce6">
            <text:p>477</text:p>
          </table:table-cell>
          <table:table-cell office:value-type="float" office:value="2102" table:style-name="ce6">
            <text:p>2102</text:p>
          </table:table-cell>
          <table:table-cell office:value-type="float" office:value="69845" table:style-name="ce6">
            <text:p>69845</text:p>
          </table:table-cell>
          <table:table-cell office:value-type="float" office:value="330735" table:style-name="ce6">
            <text:p>330735</text:p>
          </table:table-cell>
          <table:table-cell office:value-type="float" office:value="14.03" table:style-name="ce7">
            <text:p>1,40E+01</text:p>
          </table:table-cell>
          <table:table-cell office:value-type="float" office:value="25" table:style-name="ce6">
            <text:p>25</text:p>
          </table:table-cell>
          <table:table-cell table:number-columns-repeated="16367"/>
        </table:table-row>
        <table:table-row table:style-name="ro3">
          <table:table-cell office:value-type="float" office:value="11502" table:style-name="ce3">
            <text:p>11502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1518" table:style-name="ce6">
            <text:p>1518</text:p>
          </table:table-cell>
          <table:table-cell office:value-type="float" office:value="1" table:style-name="ce6">
            <text:p>1</text:p>
          </table:table-cell>
          <table:table-cell office:value-type="float" office:value="19522" table:style-name="ce6">
            <text:p>19522</text:p>
          </table:table-cell>
          <table:table-cell office:value-type="float" office:value="403630" table:style-name="ce6">
            <text:p>403630</text:p>
          </table:table-cell>
          <table:table-cell office:value-type="float" office:value="2583000" table:style-name="ce7">
            <text:p>2,58E+06</text:p>
          </table:table-cell>
          <table:table-cell office:value-type="float" office:value="14.31" table:style-name="ce7">
            <text:p>1,43E+0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60" table:style-name="ce6">
            <text:p>260</text:p>
          </table:table-cell>
          <table:table-cell office:value-type="float" office:value="647" table:style-name="ce6">
            <text:p>647</text:p>
          </table:table-cell>
          <table:table-cell office:value-type="float" office:value="24851" table:style-name="ce6">
            <text:p>24851</text:p>
          </table:table-cell>
          <table:table-cell office:value-type="float" office:value="114370" table:style-name="ce6">
            <text:p>114370</text:p>
          </table:table-cell>
          <table:table-cell office:value-type="float" office:value="14.77" table:style-name="ce7">
            <text:p>1,48E+01</text:p>
          </table:table-cell>
          <table:table-cell office:value-type="float" office:value="10" table:style-name="ce6">
            <text:p>10</text:p>
          </table:table-cell>
          <table:table-cell table:number-columns-repeated="16367"/>
        </table:table-row>
        <table:table-row table:style-name="ro3">
          <table:table-cell office:value-type="float" office:value="62501" table:style-name="ce3">
            <text:p>62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481" table:style-name="ce6">
            <text:p>1481</text:p>
          </table:table-cell>
          <table:table-cell office:value-type="float" office:value="1" table:style-name="ce6">
            <text:p>1</text:p>
          </table:table-cell>
          <table:table-cell office:value-type="float" office:value="11829" table:style-name="ce6">
            <text:p>11829</text:p>
          </table:table-cell>
          <table:table-cell office:value-type="float" office:value="312910" table:style-name="ce6">
            <text:p>312910</text:p>
          </table:table-cell>
          <table:table-cell office:value-type="float" office:value="2120000" table:style-name="ce7">
            <text:p>2,12E+06</text:p>
          </table:table-cell>
          <table:table-cell office:value-type="float" office:value="14.37" table:style-name="ce7">
            <text:p>1,44E+01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1481" table:style-name="ce6">
            <text:p>1481</text:p>
          </table:table-cell>
          <table:table-cell office:value-type="float" office:value="11829" table:style-name="ce6">
            <text:p>11829</text:p>
          </table:table-cell>
          <table:table-cell office:value-type="float" office:value="312910" table:style-name="ce6">
            <text:p>312910</text:p>
          </table:table-cell>
          <table:table-cell office:value-type="float" office:value="2120213" table:style-name="ce6">
            <text:p>2120213</text:p>
          </table:table-cell>
          <table:table-cell office:value-type="float" office:value="14.37" table:style-name="ce7">
            <text:p>1,44E+01</text:p>
          </table:table-cell>
          <table:table-cell office:value-type="float" office:value="8" table:style-name="ce6">
            <text:p>8</text:p>
          </table:table-cell>
          <table:table-cell table:number-columns-repeated="16367"/>
        </table:table-row>
        <table:table-row table:style-name="ro3">
          <table:table-cell office:value-type="float" office:value="1501" table:style-name="ce3">
            <text:p>1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619" table:style-name="ce6">
            <text:p>2619</text:p>
          </table:table-cell>
          <table:table-cell office:value-type="float" office:value="1" table:style-name="ce6">
            <text:p>1</text:p>
          </table:table-cell>
          <table:table-cell office:value-type="float" office:value="15233" table:style-name="ce6">
            <text:p>15233</text:p>
          </table:table-cell>
          <table:table-cell office:value-type="float" office:value="449661" table:style-name="ce6">
            <text:p>449661</text:p>
          </table:table-cell>
          <table:table-cell office:value-type="float" office:value="3156000" table:style-name="ce7">
            <text:p>3,16E+06</text:p>
          </table:table-cell>
          <table:table-cell office:value-type="float" office:value="14.45" table:style-name="ce7">
            <text:p>1,45E+0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681" table:style-name="ce6">
            <text:p>681</text:p>
          </table:table-cell>
          <table:table-cell office:value-type="float" office:value="2644" table:style-name="ce6">
            <text:p>2644</text:p>
          </table:table-cell>
          <table:table-cell office:value-type="float" office:value="34149" table:style-name="ce6">
            <text:p>34149</text:p>
          </table:table-cell>
          <table:table-cell office:value-type="float" office:value="191503" table:style-name="ce6">
            <text:p>191503</text:p>
          </table:table-cell>
          <table:table-cell office:value-type="float" office:value="7.617" table:style-name="ce7">
            <text:p>7,62E+00</text:p>
          </table:table-cell>
          <table:table-cell office:value-type="float" office:value="13" table:style-name="ce6">
            <text:p>13</text:p>
          </table:table-cell>
          <table:table-cell table:number-columns-repeated="16367"/>
        </table:table-row>
        <table:table-row table:style-name="ro2">
          <table:table-cell office:value-type="float" office:value="34502" table:style-name="ce3">
            <text:p>34502</text:p>
          </table:table-cell>
          <table:table-cell office:value-type="float" office:value="2010" table:style-name="ce6">
            <text:p>2010</text:p>
          </table:table-cell>
          <table:table-cell office:value-type="float" office:value="4" table:style-name="ce6">
            <text:p>4</text:p>
          </table:table-cell>
          <table:table-cell office:value-type="float" office:value="1397" table:style-name="ce6">
            <text:p>1397</text:p>
          </table:table-cell>
          <table:table-cell office:value-type="string" table:style-name="ce6">
            <text:p> </text:p>
          </table:table-cell>
          <table:table-cell office:value-type="float" office:value="6691" table:style-name="ce6">
            <text:p>6691</text:p>
          </table:table-cell>
          <table:table-cell office:value-type="float" office:value="150981" table:style-name="ce6">
            <text:p>150981</text:p>
          </table:table-cell>
          <table:table-cell office:value-type="float" office:value="719800" table:style-name="ce7">
            <text:p>7,20E+05</text:p>
          </table:table-cell>
          <table:table-cell office:value-type="float" office:value="14.51" table:style-name="ce7">
            <text:p>1,45E+0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678" table:style-name="ce6">
            <text:p>678</text:p>
          </table:table-cell>
          <table:table-cell office:value-type="float" office:value="4180" table:style-name="ce6">
            <text:p>4180</text:p>
          </table:table-cell>
          <table:table-cell office:value-type="float" office:value="112315" table:style-name="ce6">
            <text:p>112315</text:p>
          </table:table-cell>
          <table:table-cell office:value-type="float" office:value="523030" table:style-name="ce6">
            <text:p>523030</text:p>
          </table:table-cell>
          <table:table-cell office:value-type="float" office:value="16.52" table:style-name="ce7">
            <text:p>1,65E+01</text:p>
          </table:table-cell>
          <table:table-cell office:value-type="float" office:value="9" table:style-name="ce6">
            <text:p>9</text:p>
          </table:table-cell>
          <table:table-cell table:number-columns-repeated="16367"/>
        </table:table-row>
        <table:table-row table:style-name="ro3">
          <table:table-cell office:value-type="float" office:value="42502" table:style-name="ce3">
            <text:p>42502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348" table:style-name="ce6">
            <text:p>2348</text:p>
          </table:table-cell>
          <table:table-cell office:value-type="float" office:value="1" table:style-name="ce6">
            <text:p>1</text:p>
          </table:table-cell>
          <table:table-cell office:value-type="float" office:value="13660" table:style-name="ce6">
            <text:p>13660</text:p>
          </table:table-cell>
          <table:table-cell office:value-type="float" office:value="425897" table:style-name="ce6">
            <text:p>425897</text:p>
          </table:table-cell>
          <table:table-cell office:value-type="float" office:value="2842000" table:style-name="ce7">
            <text:p>2,84E+06</text:p>
          </table:table-cell>
          <table:table-cell office:value-type="float" office:value="14.64" table:style-name="ce7">
            <text:p>1,46E+0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29" table:style-name="ce6">
            <text:p>429</text:p>
          </table:table-cell>
          <table:table-cell office:value-type="float" office:value="2234" table:style-name="ce6">
            <text:p>2234</text:p>
          </table:table-cell>
          <table:table-cell office:value-type="float" office:value="53256" table:style-name="ce6">
            <text:p>53256</text:p>
          </table:table-cell>
          <table:table-cell office:value-type="float" office:value="249944" table:style-name="ce6">
            <text:p>249944</text:p>
          </table:table-cell>
          <table:table-cell office:value-type="float" office:value="11.19" table:style-name="ce7">
            <text:p>1,12E+01</text:p>
          </table:table-cell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3">
          <table:table-cell office:value-type="float" office:value="58501" table:style-name="ce3">
            <text:p>58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170" table:style-name="ce6">
            <text:p>1170</text:p>
          </table:table-cell>
          <table:table-cell office:value-type="float" office:value="1" table:style-name="ce6">
            <text:p>1</text:p>
          </table:table-cell>
          <table:table-cell office:value-type="float" office:value="9318" table:style-name="ce6">
            <text:p>9318</text:p>
          </table:table-cell>
          <table:table-cell office:value-type="float" office:value="200741" table:style-name="ce6">
            <text:p>200741</text:p>
          </table:table-cell>
          <table:table-cell office:value-type="float" office:value="1191000" table:style-name="ce7">
            <text:p>1,19E+06</text:p>
          </table:table-cell>
          <table:table-cell office:value-type="float" office:value="14.71" table:style-name="ce7">
            <text:p>1,47E+01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1170" table:style-name="ce6">
            <text:p>1170</text:p>
          </table:table-cell>
          <table:table-cell office:value-type="float" office:value="9318" table:style-name="ce6">
            <text:p>9318</text:p>
          </table:table-cell>
          <table:table-cell office:value-type="float" office:value="200741" table:style-name="ce6">
            <text:p>200741</text:p>
          </table:table-cell>
          <table:table-cell office:value-type="float" office:value="1190892" table:style-name="ce6">
            <text:p>1190892</text:p>
          </table:table-cell>
          <table:table-cell office:value-type="float" office:value="14.71" table:style-name="ce7">
            <text:p>1,47E+01</text:p>
          </table:table-cell>
          <table:table-cell office:value-type="float" office:value="8" table:style-name="ce6">
            <text:p>8</text:p>
          </table:table-cell>
          <table:table-cell table:number-columns-repeated="16367"/>
        </table:table-row>
        <table:table-row table:style-name="ro2">
          <table:table-cell office:value-type="float" office:value="29501" table:style-name="ce3">
            <text:p>295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1920" table:style-name="ce6">
            <text:p>1920</text:p>
          </table:table-cell>
          <table:table-cell office:value-type="string" table:style-name="ce6">
            <text:p> </text:p>
          </table:table-cell>
          <table:table-cell office:value-type="float" office:value="20297" table:style-name="ce6">
            <text:p>20297</text:p>
          </table:table-cell>
          <table:table-cell office:value-type="float" office:value="440913" table:style-name="ce6">
            <text:p>440913</text:p>
          </table:table-cell>
          <table:table-cell office:value-type="float" office:value="2830000" table:style-name="ce7">
            <text:p>2,83E+06</text:p>
          </table:table-cell>
          <table:table-cell office:value-type="float" office:value="14.71" table:style-name="ce7">
            <text:p>1,47E+01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1129" table:style-name="ce6">
            <text:p>1129</text:p>
          </table:table-cell>
          <table:table-cell office:value-type="float" office:value="10404" table:style-name="ce6">
            <text:p>10404</text:p>
          </table:table-cell>
          <table:table-cell office:value-type="float" office:value="230289" table:style-name="ce6">
            <text:p>230289</text:p>
          </table:table-cell>
          <table:table-cell office:value-type="float" office:value="1427343" table:style-name="ce6">
            <text:p>1427343</text:p>
          </table:table-cell>
          <table:table-cell office:value-type="float" office:value="13.57" table:style-name="ce7">
            <text:p>1,36E+01</text:p>
          </table:table-cell>
          <table:table-cell office:value-type="float" office:value="13" table:style-name="ce6">
            <text:p>13</text:p>
          </table:table-cell>
          <table:table-cell table:number-columns-repeated="16367"/>
        </table:table-row>
        <table:table-row table:style-name="ro2">
          <table:table-cell office:value-type="float" office:value="67501" table:style-name="ce3">
            <text:p>67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504" table:style-name="ce6">
            <text:p>1504</text:p>
          </table:table-cell>
          <table:table-cell office:value-type="float" office:value="1" table:style-name="ce6">
            <text:p>1</text:p>
          </table:table-cell>
          <table:table-cell office:value-type="float" office:value="10496" table:style-name="ce6">
            <text:p>10496</text:p>
          </table:table-cell>
          <table:table-cell office:value-type="float" office:value="294627" table:style-name="ce6">
            <text:p>294627</text:p>
          </table:table-cell>
          <table:table-cell office:value-type="float" office:value="2071000" table:style-name="ce7">
            <text:p>2,07E+06</text:p>
          </table:table-cell>
          <table:table-cell office:value-type="float" office:value="14.74" table:style-name="ce7">
            <text:p>1,47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8" table:style-name="ce6">
            <text:p>8</text:p>
          </table:table-cell>
          <table:table-cell table:number-columns-repeated="16367"/>
        </table:table-row>
        <table:table-row table:style-name="ro3">
          <table:table-cell office:value-type="float" office:value="72701" table:style-name="ce3">
            <text:p>72701</text:p>
          </table:table-cell>
          <table:table-cell office:value-type="float" office:value="2010" table:style-name="ce6">
            <text:p>2010</text:p>
          </table:table-cell>
          <table:table-cell office:value-type="float" office:value="6" table:style-name="ce6">
            <text:p>6</text:p>
          </table:table-cell>
          <table:table-cell office:value-type="float" office:value="3910" table:style-name="ce6">
            <text:p>3910</text:p>
          </table:table-cell>
          <table:table-cell office:value-type="float" office:value="1" table:style-name="ce6">
            <text:p>1</text:p>
          </table:table-cell>
          <table:table-cell office:value-type="float" office:value="46856" table:style-name="ce6">
            <text:p>46856</text:p>
          </table:table-cell>
          <table:table-cell office:value-type="float" office:value="1084526" table:style-name="ce6">
            <text:p>1084526</text:p>
          </table:table-cell>
          <table:table-cell office:value-type="float" office:value="6702000" table:style-name="ce7">
            <text:p>6,70E+06</text:p>
          </table:table-cell>
          <table:table-cell office:value-type="float" office:value="14.8" table:style-name="ce7">
            <text:p>1,48E+0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383" table:style-name="ce6">
            <text:p>383</text:p>
          </table:table-cell>
          <table:table-cell office:value-type="float" office:value="6828" table:style-name="ce6">
            <text:p>6828</text:p>
          </table:table-cell>
          <table:table-cell office:value-type="float" office:value="103345" table:style-name="ce6">
            <text:p>103345</text:p>
          </table:table-cell>
          <table:table-cell office:value-type="float" office:value="510881" table:style-name="ce6">
            <text:p>510881</text:p>
          </table:table-cell>
          <table:table-cell office:value-type="float" office:value="15.88" table:style-name="ce7">
            <text:p>1,59E+01</text:p>
          </table:table-cell>
          <table:table-cell office:value-type="float" office:value="27" table:style-name="ce6">
            <text:p>27</text:p>
          </table:table-cell>
          <table:table-cell table:number-columns-repeated="16367"/>
        </table:table-row>
        <table:table-row table:style-name="ro3">
          <table:table-cell office:value-type="float" office:value="73601" table:style-name="ce3">
            <text:p>73601</text:p>
          </table:table-cell>
          <table:table-cell office:value-type="float" office:value="2010" table:style-name="ce6">
            <text:p>2010</text:p>
          </table:table-cell>
          <table:table-cell office:value-type="float" office:value="8" table:style-name="ce6">
            <text:p>8</text:p>
          </table:table-cell>
          <table:table-cell office:value-type="float" office:value="5136" table:style-name="ce6">
            <text:p>5136</text:p>
          </table:table-cell>
          <table:table-cell office:value-type="float" office:value="1" table:style-name="ce6">
            <text:p>1</text:p>
          </table:table-cell>
          <table:table-cell office:value-type="float" office:value="33143" table:style-name="ce6">
            <text:p>33143</text:p>
          </table:table-cell>
          <table:table-cell office:value-type="float" office:value="925230" table:style-name="ce6">
            <text:p>925230</text:p>
          </table:table-cell>
          <table:table-cell office:value-type="float" office:value="6698000" table:style-name="ce7">
            <text:p>6,70E+06</text:p>
          </table:table-cell>
          <table:table-cell office:value-type="float" office:value="15.13" table:style-name="ce7">
            <text:p>1,51E+01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1969" table:style-name="ce6">
            <text:p>1969</text:p>
          </table:table-cell>
          <table:table-cell office:value-type="float" office:value="10339" table:style-name="ce6">
            <text:p>10339</text:p>
          </table:table-cell>
          <table:table-cell office:value-type="float" office:value="155389" table:style-name="ce6">
            <text:p>155389</text:p>
          </table:table-cell>
          <table:table-cell office:value-type="float" office:value="933893" table:style-name="ce6">
            <text:p>933893</text:p>
          </table:table-cell>
          <table:table-cell office:value-type="float" office:value="10.029999999999999" table:style-name="ce7">
            <text:p>1,00E+01</text:p>
          </table:table-cell>
          <table:table-cell office:value-type="float" office:value="28" table:style-name="ce6">
            <text:p>28</text:p>
          </table:table-cell>
          <table:table-cell table:number-columns-repeated="16367"/>
        </table:table-row>
        <table:table-row table:style-name="ro3">
          <table:table-cell office:value-type="float" office:value="34701" table:style-name="ce3">
            <text:p>34701</text:p>
          </table:table-cell>
          <table:table-cell office:value-type="float" office:value="2010" table:style-name="ce6">
            <text:p>2010</text:p>
          </table:table-cell>
          <table:table-cell office:value-type="float" office:value="6" table:style-name="ce6">
            <text:p>6</text:p>
          </table:table-cell>
          <table:table-cell office:value-type="float" office:value="9986" table:style-name="ce6">
            <text:p>9986</text:p>
          </table:table-cell>
          <table:table-cell office:value-type="float" office:value="3" table:style-name="ce6">
            <text:p>3</text:p>
          </table:table-cell>
          <table:table-cell office:value-type="float" office:value="92716" table:style-name="ce6">
            <text:p>92716</text:p>
          </table:table-cell>
          <table:table-cell office:value-type="float" office:value="2813142" table:style-name="ce6">
            <text:p>2813142</text:p>
          </table:table-cell>
          <table:table-cell office:value-type="float" office:value="19270000" table:style-name="ce7">
            <text:p>1,93E+07</text:p>
          </table:table-cell>
          <table:table-cell office:value-type="float" office:value="15.25" table:style-name="ce7">
            <text:p>1,53E+01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1259" table:style-name="ce6">
            <text:p>1259</text:p>
          </table:table-cell>
          <table:table-cell office:value-type="float" office:value="14627" table:style-name="ce6">
            <text:p>14627</text:p>
          </table:table-cell>
          <table:table-cell office:value-type="float" office:value="385315" table:style-name="ce6">
            <text:p>385315</text:p>
          </table:table-cell>
          <table:table-cell office:value-type="float" office:value="1919506" table:style-name="ce6">
            <text:p>1919506</text:p>
          </table:table-cell>
          <table:table-cell office:value-type="float" office:value="16.5" table:style-name="ce7">
            <text:p>1,65E+01</text:p>
          </table:table-cell>
          <table:table-cell office:value-type="float" office:value="50" table:style-name="ce6">
            <text:p>50</text:p>
          </table:table-cell>
          <table:table-cell table:number-columns-repeated="16367"/>
        </table:table-row>
        <table:table-row table:style-name="ro3">
          <table:table-cell office:value-type="float" office:value="37701" table:style-name="ce3">
            <text:p>37701</text:p>
          </table:table-cell>
          <table:table-cell office:value-type="float" office:value="2010" table:style-name="ce6">
            <text:p>2010</text:p>
          </table:table-cell>
          <table:table-cell office:value-type="float" office:value="10" table:style-name="ce6">
            <text:p>10</text:p>
          </table:table-cell>
          <table:table-cell office:value-type="float" office:value="8016" table:style-name="ce6">
            <text:p>8016</text:p>
          </table:table-cell>
          <table:table-cell office:value-type="float" office:value="2" table:style-name="ce6">
            <text:p>2</text:p>
          </table:table-cell>
          <table:table-cell office:value-type="float" office:value="54502" table:style-name="ce6">
            <text:p>54502</text:p>
          </table:table-cell>
          <table:table-cell office:value-type="float" office:value="1715263" table:style-name="ce6">
            <text:p>1715263</text:p>
          </table:table-cell>
          <table:table-cell office:value-type="float" office:value="10470000" table:style-name="ce7">
            <text:p>1,05E+07</text:p>
          </table:table-cell>
          <table:table-cell office:value-type="float" office:value="15.55" table:style-name="ce7">
            <text:p>1,56E+01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1287" table:style-name="ce6">
            <text:p>1287</text:p>
          </table:table-cell>
          <table:table-cell office:value-type="float" office:value="10696" table:style-name="ce6">
            <text:p>10696</text:p>
          </table:table-cell>
          <table:table-cell office:value-type="float" office:value="372744" table:style-name="ce6">
            <text:p>372744</text:p>
          </table:table-cell>
          <table:table-cell office:value-type="float" office:value="1756589" table:style-name="ce6">
            <text:p>1756589</text:p>
          </table:table-cell>
          <table:table-cell office:value-type="float" office:value="22.01" table:style-name="ce7">
            <text:p>2,20E+01</text:p>
          </table:table-cell>
          <table:table-cell office:value-type="float" office:value="35" table:style-name="ce6">
            <text:p>35</text:p>
          </table:table-cell>
          <table:table-cell table:number-columns-repeated="16367"/>
        </table:table-row>
        <table:table-row table:style-name="ro3">
          <table:table-cell office:value-type="float" office:value="38701" table:style-name="ce3">
            <text:p>38701</text:p>
          </table:table-cell>
          <table:table-cell office:value-type="float" office:value="2010" table:style-name="ce6">
            <text:p>2010</text:p>
          </table:table-cell>
          <table:table-cell office:value-type="float" office:value="15" table:style-name="ce6">
            <text:p>15</text:p>
          </table:table-cell>
          <table:table-cell office:value-type="float" office:value="11871" table:style-name="ce6">
            <text:p>11871</text:p>
          </table:table-cell>
          <table:table-cell office:value-type="float" office:value="2" table:style-name="ce6">
            <text:p>2</text:p>
          </table:table-cell>
          <table:table-cell office:value-type="float" office:value="84789" table:style-name="ce6">
            <text:p>84789</text:p>
          </table:table-cell>
          <table:table-cell office:value-type="float" office:value="2637815" table:style-name="ce6">
            <text:p>2637815</text:p>
          </table:table-cell>
          <table:table-cell office:value-type="float" office:value="18410000" table:style-name="ce7">
            <text:p>1,84E+07</text:p>
          </table:table-cell>
          <table:table-cell office:value-type="float" office:value="15.6" table:style-name="ce7">
            <text:p>1,56E+01</text:p>
          </table:table-cell>
          <table:table-cell office:value-type="float" office:value="7" table:style-name="ce6">
            <text:p>7</text:p>
          </table:table-cell>
          <table:table-cell office:value-type="float" office:value="14" table:style-name="ce6">
            <text:p>14</text:p>
          </table:table-cell>
          <table:table-cell office:value-type="float" office:value="2440" table:style-name="ce6">
            <text:p>2440</text:p>
          </table:table-cell>
          <table:table-cell office:value-type="float" office:value="15233" table:style-name="ce6">
            <text:p>15233</text:p>
          </table:table-cell>
          <table:table-cell office:value-type="float" office:value="343949" table:style-name="ce6">
            <text:p>343949</text:p>
          </table:table-cell>
          <table:table-cell office:value-type="float" office:value="1791266" table:style-name="ce6">
            <text:p>1791266</text:p>
          </table:table-cell>
          <table:table-cell office:value-type="float" office:value="15.99" table:style-name="ce7">
            <text:p>1,60E+01</text:p>
          </table:table-cell>
          <table:table-cell office:value-type="float" office:value="58" table:style-name="ce6">
            <text:p>58</text:p>
          </table:table-cell>
          <table:table-cell table:number-columns-repeated="16367"/>
        </table:table-row>
        <table:table-row table:style-name="ro3">
          <table:table-cell office:value-type="float" office:value="67701" table:style-name="ce3">
            <text:p>677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7919" table:style-name="ce6">
            <text:p>7919</text:p>
          </table:table-cell>
          <table:table-cell office:value-type="float" office:value="1" table:style-name="ce6">
            <text:p>1</text:p>
          </table:table-cell>
          <table:table-cell office:value-type="float" office:value="78310" table:style-name="ce6">
            <text:p>78310</text:p>
          </table:table-cell>
          <table:table-cell office:value-type="float" office:value="2395733" table:style-name="ce6">
            <text:p>2395733</text:p>
          </table:table-cell>
          <table:table-cell office:value-type="float" office:value="14520000" table:style-name="ce7">
            <text:p>1,45E+07</text:p>
          </table:table-cell>
          <table:table-cell office:value-type="float" office:value="15.62" table:style-name="ce7">
            <text:p>1,56E+01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852" table:style-name="ce6">
            <text:p>852</text:p>
          </table:table-cell>
          <table:table-cell office:value-type="float" office:value="14774" table:style-name="ce6">
            <text:p>14774</text:p>
          </table:table-cell>
          <table:table-cell office:value-type="float" office:value="197729" table:style-name="ce6">
            <text:p>197729</text:p>
          </table:table-cell>
          <table:table-cell office:value-type="float" office:value="1036545" table:style-name="ce6">
            <text:p>1036545</text:p>
          </table:table-cell>
          <table:table-cell office:value-type="float" office:value="10.82" table:style-name="ce7">
            <text:p>1,08E+01</text:p>
          </table:table-cell>
          <table:table-cell office:value-type="float" office:value="40" table:style-name="ce6">
            <text:p>40</text:p>
          </table:table-cell>
          <table:table-cell table:number-columns-repeated="16367"/>
        </table:table-row>
        <table:table-row table:style-name="ro2">
          <table:table-cell office:value-type="float" office:value="30501" table:style-name="ce3">
            <text:p>30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973" table:style-name="ce6">
            <text:p>973</text:p>
          </table:table-cell>
          <table:table-cell office:value-type="string" table:style-name="ce6">
            <text:p> </text:p>
          </table:table-cell>
          <table:table-cell office:value-type="float" office:value="10031" table:style-name="ce6">
            <text:p>10031</text:p>
          </table:table-cell>
          <table:table-cell office:value-type="float" office:value="190712" table:style-name="ce6">
            <text:p>190712</text:p>
          </table:table-cell>
          <table:table-cell office:value-type="float" office:value="1227000" table:style-name="ce7">
            <text:p>1,23E+06</text:p>
          </table:table-cell>
          <table:table-cell office:value-type="float" office:value="15.78" table:style-name="ce7">
            <text:p>1,58E+01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973" table:style-name="ce6">
            <text:p>973</text:p>
          </table:table-cell>
          <table:table-cell office:value-type="float" office:value="10031" table:style-name="ce6">
            <text:p>10031</text:p>
          </table:table-cell>
          <table:table-cell office:value-type="float" office:value="190712" table:style-name="ce6">
            <text:p>190712</text:p>
          </table:table-cell>
          <table:table-cell office:value-type="float" office:value="1227003" table:style-name="ce6">
            <text:p>1227003</text:p>
          </table:table-cell>
          <table:table-cell office:value-type="float" office:value="15.78" table:style-name="ce7">
            <text:p>1,58E+01</text:p>
          </table:table-cell>
          <table:table-cell office:value-type="float" office:value="8" table:style-name="ce6">
            <text:p>8</text:p>
          </table:table-cell>
          <table:table-cell table:number-columns-repeated="16367"/>
        </table:table-row>
        <table:table-row table:style-name="ro3">
          <table:table-cell office:value-type="float" office:value="33501" table:style-name="ce3">
            <text:p>33501</text:p>
          </table:table-cell>
          <table:table-cell office:value-type="float" office:value="2010" table:style-name="ce6">
            <text:p>2010</text:p>
          </table:table-cell>
          <table:table-cell office:value-type="float" office:value="4" table:style-name="ce6">
            <text:p>4</text:p>
          </table:table-cell>
          <table:table-cell office:value-type="float" office:value="2496" table:style-name="ce6">
            <text:p>2496</text:p>
          </table:table-cell>
          <table:table-cell office:value-type="float" office:value="1" table:style-name="ce6">
            <text:p>1</text:p>
          </table:table-cell>
          <table:table-cell office:value-type="float" office:value="12758" table:style-name="ce6">
            <text:p>12758</text:p>
          </table:table-cell>
          <table:table-cell office:value-type="float" office:value="336602" table:style-name="ce6">
            <text:p>336602</text:p>
          </table:table-cell>
          <table:table-cell office:value-type="float" office:value="2315000" table:style-name="ce7">
            <text:p>2,32E+06</text:p>
          </table:table-cell>
          <table:table-cell office:value-type="float" office:value="15.82" table:style-name="ce7">
            <text:p>1,58E+01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1477" table:style-name="ce6">
            <text:p>1477</text:p>
          </table:table-cell>
          <table:table-cell office:value-type="float" office:value="10929" table:style-name="ce6">
            <text:p>10929</text:p>
          </table:table-cell>
          <table:table-cell office:value-type="float" office:value="308629" table:style-name="ce6">
            <text:p>308629</text:p>
          </table:table-cell>
          <table:table-cell office:value-type="float" office:value="2125218" table:style-name="ce6">
            <text:p>2125218</text:p>
          </table:table-cell>
          <table:table-cell office:value-type="float" office:value="17.350000000000001" table:style-name="ce7">
            <text:p>1,74E+01</text:p>
          </table:table-cell>
          <table:table-cell office:value-type="float" office:value="13" table:style-name="ce6">
            <text:p>13</text:p>
          </table:table-cell>
          <table:table-cell table:number-columns-repeated="16367"/>
        </table:table-row>
        <table:table-row table:style-name="ro2">
          <table:table-cell office:value-type="float" office:value="83501" table:style-name="ce3">
            <text:p>83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852" table:style-name="ce6">
            <text:p>852</text:p>
          </table:table-cell>
          <table:table-cell office:value-type="string" table:style-name="ce6">
            <text:p> </text:p>
          </table:table-cell>
          <table:table-cell office:value-type="float" office:value="5387" table:style-name="ce6">
            <text:p>5387</text:p>
          </table:table-cell>
          <table:table-cell office:value-type="float" office:value="149952" table:style-name="ce6">
            <text:p>149952</text:p>
          </table:table-cell>
          <table:table-cell office:value-type="float" office:value="827900" table:style-name="ce7">
            <text:p>8,28E+05</text:p>
          </table:table-cell>
          <table:table-cell office:value-type="float" office:value="15.82" table:style-name="ce7">
            <text:p>1,58E+0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852" table:style-name="ce6">
            <text:p>852</text:p>
          </table:table-cell>
          <table:table-cell office:value-type="float" office:value="5387" table:style-name="ce6">
            <text:p>5387</text:p>
          </table:table-cell>
          <table:table-cell office:value-type="float" office:value="149952" table:style-name="ce6">
            <text:p>149952</text:p>
          </table:table-cell>
          <table:table-cell office:value-type="float" office:value="827946" table:style-name="ce6">
            <text:p>827946</text:p>
          </table:table-cell>
          <table:table-cell office:value-type="float" office:value="15.82" table:style-name="ce7">
            <text:p>1,58E+01</text:p>
          </table:table-cell>
          <table:table-cell office:value-type="float" office:value="5" table:style-name="ce6">
            <text:p>5</text:p>
          </table:table-cell>
          <table:table-cell table:number-columns-repeated="16367"/>
        </table:table-row>
        <table:table-row table:style-name="ro2">
          <table:table-cell office:value-type="float" office:value="62503" table:style-name="ce3">
            <text:p>62503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944" table:style-name="ce6">
            <text:p>944</text:p>
          </table:table-cell>
          <table:table-cell office:value-type="string" table:style-name="ce6">
            <text:p> </text:p>
          </table:table-cell>
          <table:table-cell office:value-type="float" office:value="10122" table:style-name="ce6">
            <text:p>10122</text:p>
          </table:table-cell>
          <table:table-cell office:value-type="float" office:value="218743" table:style-name="ce6">
            <text:p>218743</text:p>
          </table:table-cell>
          <table:table-cell office:value-type="float" office:value="1365000" table:style-name="ce7">
            <text:p>1,37E+06</text:p>
          </table:table-cell>
          <table:table-cell office:value-type="float" office:value="15.84" table:style-name="ce7">
            <text:p>1,58E+01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944" table:style-name="ce6">
            <text:p>944</text:p>
          </table:table-cell>
          <table:table-cell office:value-type="float" office:value="10122" table:style-name="ce6">
            <text:p>10122</text:p>
          </table:table-cell>
          <table:table-cell office:value-type="float" office:value="218743" table:style-name="ce6">
            <text:p>218743</text:p>
          </table:table-cell>
          <table:table-cell office:value-type="float" office:value="1365227" table:style-name="ce6">
            <text:p>1365227</text:p>
          </table:table-cell>
          <table:table-cell office:value-type="float" office:value="15.84" table:style-name="ce7">
            <text:p>1,58E+01</text:p>
          </table:table-cell>
          <table:table-cell office:value-type="float" office:value="7" table:style-name="ce6">
            <text:p>7</text:p>
          </table:table-cell>
          <table:table-cell table:number-columns-repeated="16367"/>
        </table:table-row>
        <table:table-row table:style-name="ro2">
          <table:table-cell office:value-type="float" office:value="71501" table:style-name="ce3">
            <text:p>71501</text:p>
          </table:table-cell>
          <table:table-cell office:value-type="float" office:value="2010" table:style-name="ce6">
            <text:p>2010</text:p>
          </table:table-cell>
          <table:table-cell office:value-type="float" office:value="4" table:style-name="ce6">
            <text:p>4</text:p>
          </table:table-cell>
          <table:table-cell office:value-type="float" office:value="3220" table:style-name="ce6">
            <text:p>3220</text:p>
          </table:table-cell>
          <table:table-cell office:value-type="string" table:style-name="ce6">
            <text:p> </text:p>
          </table:table-cell>
          <table:table-cell office:value-type="float" office:value="12222" table:style-name="ce6">
            <text:p>12222</text:p>
          </table:table-cell>
          <table:table-cell office:value-type="float" office:value="288662" table:style-name="ce6">
            <text:p>288662</text:p>
          </table:table-cell>
          <table:table-cell office:value-type="float" office:value="1896000" table:style-name="ce7">
            <text:p>1,90E+06</text:p>
          </table:table-cell>
          <table:table-cell office:value-type="float" office:value="16.22" table:style-name="ce7">
            <text:p>1,62E+0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586" table:style-name="ce6">
            <text:p>586</text:p>
          </table:table-cell>
          <table:table-cell office:value-type="float" office:value="3674" table:style-name="ce6">
            <text:p>3674</text:p>
          </table:table-cell>
          <table:table-cell office:value-type="float" office:value="120630" table:style-name="ce6">
            <text:p>120630</text:p>
          </table:table-cell>
          <table:table-cell office:value-type="float" office:value="812533" table:style-name="ce6">
            <text:p>812533</text:p>
          </table:table-cell>
          <table:table-cell office:value-type="float" office:value="22.25" table:style-name="ce7">
            <text:p>2,23E+01</text:p>
          </table:table-cell>
          <table:table-cell office:value-type="float" office:value="16" table:style-name="ce6">
            <text:p>16</text:p>
          </table:table-cell>
          <table:table-cell table:number-columns-repeated="16367"/>
        </table:table-row>
        <table:table-row table:style-name="ro3">
          <table:table-cell office:value-type="float" office:value="33701" table:style-name="ce3">
            <text:p>33701</text:p>
          </table:table-cell>
          <table:table-cell office:value-type="float" office:value="2010" table:style-name="ce6">
            <text:p>2010</text:p>
          </table:table-cell>
          <table:table-cell office:value-type="float" office:value="19" table:style-name="ce6">
            <text:p>19</text:p>
          </table:table-cell>
          <table:table-cell office:value-type="float" office:value="19711" table:style-name="ce6">
            <text:p>19711</text:p>
          </table:table-cell>
          <table:table-cell office:value-type="float" office:value="5" table:style-name="ce6">
            <text:p>5</text:p>
          </table:table-cell>
          <table:table-cell office:value-type="float" office:value="160165" table:style-name="ce6">
            <text:p>160165</text:p>
          </table:table-cell>
          <table:table-cell office:value-type="float" office:value="4677991" table:style-name="ce6">
            <text:p>4677991</text:p>
          </table:table-cell>
          <table:table-cell office:value-type="float" office:value="28030000" table:style-name="ce7">
            <text:p>2,80E+07</text:p>
          </table:table-cell>
          <table:table-cell office:value-type="float" office:value="16.27" table:style-name="ce7">
            <text:p>1,63E+01</text:p>
          </table:table-cell>
          <table:table-cell office:value-type="float" office:value="7" table:style-name="ce6">
            <text:p>7</text:p>
          </table:table-cell>
          <table:table-cell office:value-type="float" office:value="20" table:style-name="ce6">
            <text:p>20</text:p>
          </table:table-cell>
          <table:table-cell office:value-type="float" office:value="3800" table:style-name="ce6">
            <text:p>3800</text:p>
          </table:table-cell>
          <table:table-cell office:value-type="float" office:value="23056" table:style-name="ce6">
            <text:p>23056</text:p>
          </table:table-cell>
          <table:table-cell office:value-type="float" office:value="710519" table:style-name="ce6">
            <text:p>710519</text:p>
          </table:table-cell>
          <table:table-cell office:value-type="float" office:value="3447772" table:style-name="ce6">
            <text:p>3447772</text:p>
          </table:table-cell>
          <table:table-cell office:value-type="float" office:value="18.510000000000002" table:style-name="ce7">
            <text:p>1,85E+01</text:p>
          </table:table-cell>
          <table:table-cell office:value-type="float" office:value="103" table:style-name="ce6">
            <text:p>103</text:p>
          </table:table-cell>
          <table:table-cell table:number-columns-repeated="16367"/>
        </table:table-row>
        <table:table-row table:style-name="ro3">
          <table:table-cell office:value-type="float" office:value="754" table:style-name="ce3">
            <text:p>754</text:p>
          </table:table-cell>
          <table:table-cell office:value-type="float" office:value="2010" table:style-name="ce6">
            <text:p>2010</text:p>
          </table:table-cell>
          <table:table-cell office:value-type="float" office:value="12" table:style-name="ce6">
            <text:p>12</text:p>
          </table:table-cell>
          <table:table-cell office:value-type="float" office:value="8485" table:style-name="ce6">
            <text:p>8485</text:p>
          </table:table-cell>
          <table:table-cell office:value-type="float" office:value="2" table:style-name="ce6">
            <text:p>2</text:p>
          </table:table-cell>
          <table:table-cell office:value-type="float" office:value="66645" table:style-name="ce6">
            <text:p>66645</text:p>
          </table:table-cell>
          <table:table-cell office:value-type="float" office:value="2053366" table:style-name="ce6">
            <text:p>2053366</text:p>
          </table:table-cell>
          <table:table-cell office:value-type="float" office:value="12710000" table:style-name="ce7">
            <text:p>1,27E+07</text:p>
          </table:table-cell>
          <table:table-cell office:value-type="float" office:value="16.350000000000001" table:style-name="ce7">
            <text:p>1,64E+01</text:p>
          </table:table-cell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office:value-type="float" office:value="1928" table:style-name="ce6">
            <text:p>1928</text:p>
          </table:table-cell>
          <table:table-cell office:value-type="float" office:value="22461" table:style-name="ce6">
            <text:p>22461</text:p>
          </table:table-cell>
          <table:table-cell office:value-type="float" office:value="579748" table:style-name="ce6">
            <text:p>579748</text:p>
          </table:table-cell>
          <table:table-cell office:value-type="float" office:value="2837337" table:style-name="ce6">
            <text:p>2837337</text:p>
          </table:table-cell>
          <table:table-cell office:value-type="float" office:value="20.3" table:style-name="ce7">
            <text:p>2,03E+01</text:p>
          </table:table-cell>
          <table:table-cell office:value-type="float" office:value="45" table:style-name="ce6">
            <text:p>45</text:p>
          </table:table-cell>
          <table:table-cell table:number-columns-repeated="16367"/>
        </table:table-row>
        <table:table-row table:style-name="ro3">
          <table:table-cell office:value-type="float" office:value="57601" table:style-name="ce3">
            <text:p>57601</text:p>
          </table:table-cell>
          <table:table-cell office:value-type="float" office:value="2010" table:style-name="ce6">
            <text:p>2010</text:p>
          </table:table-cell>
          <table:table-cell office:value-type="float" office:value="4" table:style-name="ce6">
            <text:p>4</text:p>
          </table:table-cell>
          <table:table-cell office:value-type="float" office:value="3530" table:style-name="ce6">
            <text:p>3530</text:p>
          </table:table-cell>
          <table:table-cell office:value-type="float" office:value="1" table:style-name="ce6">
            <text:p>1</text:p>
          </table:table-cell>
          <table:table-cell office:value-type="float" office:value="17226" table:style-name="ce6">
            <text:p>17226</text:p>
          </table:table-cell>
          <table:table-cell office:value-type="float" office:value="740524" table:style-name="ce6">
            <text:p>740524</text:p>
          </table:table-cell>
          <table:table-cell office:value-type="float" office:value="5038000" table:style-name="ce7">
            <text:p>5,04E+06</text:p>
          </table:table-cell>
          <table:table-cell office:value-type="float" office:value="16.36" table:style-name="ce7">
            <text:p>1,64E+0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99" table:style-name="ce6">
            <text:p>299</text:p>
          </table:table-cell>
          <table:table-cell office:value-type="float" office:value="2274" table:style-name="ce6">
            <text:p>2274</text:p>
          </table:table-cell>
          <table:table-cell office:value-type="float" office:value="35238" table:style-name="ce6">
            <text:p>35238</text:p>
          </table:table-cell>
          <table:table-cell office:value-type="float" office:value="153172" table:style-name="ce6">
            <text:p>153172</text:p>
          </table:table-cell>
          <table:table-cell office:value-type="float" office:value="10.39" table:style-name="ce7">
            <text:p>1,04E+01</text:p>
          </table:table-cell>
          <table:table-cell office:value-type="float" office:value="14" table:style-name="ce6">
            <text:p>14</text:p>
          </table:table-cell>
          <table:table-cell table:number-columns-repeated="16367"/>
        </table:table-row>
        <table:table-row table:style-name="ro2">
          <table:table-cell office:value-type="float" office:value="83502" table:style-name="ce3">
            <text:p>83502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2257" table:style-name="ce6">
            <text:p>2257</text:p>
          </table:table-cell>
          <table:table-cell office:value-type="string" table:style-name="ce6">
            <text:p> </text:p>
          </table:table-cell>
          <table:table-cell office:value-type="float" office:value="10962" table:style-name="ce6">
            <text:p>10962</text:p>
          </table:table-cell>
          <table:table-cell office:value-type="float" office:value="365400" table:style-name="ce6">
            <text:p>365400</text:p>
          </table:table-cell>
          <table:table-cell office:value-type="float" office:value="2405000" table:style-name="ce7">
            <text:p>2,41E+06</text:p>
          </table:table-cell>
          <table:table-cell office:value-type="float" office:value="16.52" table:style-name="ce7">
            <text:p>1,65E+01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1305" table:style-name="ce6">
            <text:p>1305</text:p>
          </table:table-cell>
          <table:table-cell office:value-type="float" office:value="7705" table:style-name="ce6">
            <text:p>7705</text:p>
          </table:table-cell>
          <table:table-cell office:value-type="float" office:value="287257" table:style-name="ce6">
            <text:p>287257</text:p>
          </table:table-cell>
          <table:table-cell office:value-type="float" office:value="1961104" table:style-name="ce6">
            <text:p>1961104</text:p>
          </table:table-cell>
          <table:table-cell office:value-type="float" office:value="17.45" table:style-name="ce7">
            <text:p>1,75E+01</text:p>
          </table:table-cell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2">
          <table:table-cell office:value-type="float" office:value="10601" table:style-name="ce3">
            <text:p>106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2126" table:style-name="ce6">
            <text:p>2126</text:p>
          </table:table-cell>
          <table:table-cell office:value-type="float" office:value="1" table:style-name="ce6">
            <text:p>1</text:p>
          </table:table-cell>
          <table:table-cell office:value-type="float" office:value="14404" table:style-name="ce6">
            <text:p>14404</text:p>
          </table:table-cell>
          <table:table-cell office:value-type="float" office:value="507162" table:style-name="ce6">
            <text:p>507162</text:p>
          </table:table-cell>
          <table:table-cell office:value-type="float" office:value="3414000" table:style-name="ce7">
            <text:p>3,41E+06</text:p>
          </table:table-cell>
          <table:table-cell office:value-type="float" office:value="16.84" table:style-name="ce7">
            <text:p>1,68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10" table:style-name="ce6">
            <text:p>10</text:p>
          </table:table-cell>
          <table:table-cell table:number-columns-repeated="16367"/>
        </table:table-row>
        <table:table-row table:style-name="ro3">
          <table:table-cell office:value-type="float" office:value="51501" table:style-name="ce3">
            <text:p>51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1754" table:style-name="ce6">
            <text:p>1754</text:p>
          </table:table-cell>
          <table:table-cell office:value-type="float" office:value="1" table:style-name="ce6">
            <text:p>1</text:p>
          </table:table-cell>
          <table:table-cell office:value-type="float" office:value="9424" table:style-name="ce6">
            <text:p>9424</text:p>
          </table:table-cell>
          <table:table-cell office:value-type="float" office:value="263248" table:style-name="ce6">
            <text:p>263248</text:p>
          </table:table-cell>
          <table:table-cell office:value-type="float" office:value="1851000" table:style-name="ce7">
            <text:p>1,85E+06</text:p>
          </table:table-cell>
          <table:table-cell office:value-type="float" office:value="17.059999999999999" table:style-name="ce7">
            <text:p>1,71E+01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1601" table:style-name="ce6">
            <text:p>1601</text:p>
          </table:table-cell>
          <table:table-cell office:value-type="float" office:value="8886" table:style-name="ce6">
            <text:p>8886</text:p>
          </table:table-cell>
          <table:table-cell office:value-type="float" office:value="252806" table:style-name="ce6">
            <text:p>252806</text:p>
          </table:table-cell>
          <table:table-cell office:value-type="float" office:value="1791877" table:style-name="ce6">
            <text:p>1791877</text:p>
          </table:table-cell>
          <table:table-cell office:value-type="float" office:value="17.3" table:style-name="ce7">
            <text:p>1,73E+01</text:p>
          </table:table-cell>
          <table:table-cell office:value-type="float" office:value="10" table:style-name="ce6">
            <text:p>10</text:p>
          </table:table-cell>
          <table:table-cell table:number-columns-repeated="16367"/>
        </table:table-row>
        <table:table-row table:style-name="ro3">
          <table:table-cell office:value-type="float" office:value="27501" table:style-name="ce3">
            <text:p>27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2016" table:style-name="ce6">
            <text:p>2016</text:p>
          </table:table-cell>
          <table:table-cell office:value-type="float" office:value="1" table:style-name="ce6">
            <text:p>1</text:p>
          </table:table-cell>
          <table:table-cell office:value-type="float" office:value="16130" table:style-name="ce6">
            <text:p>16130</text:p>
          </table:table-cell>
          <table:table-cell office:value-type="float" office:value="552219" table:style-name="ce6">
            <text:p>552219</text:p>
          </table:table-cell>
          <table:table-cell office:value-type="float" office:value="3809000" table:style-name="ce7">
            <text:p>3,81E+06</text:p>
          </table:table-cell>
          <table:table-cell office:value-type="float" office:value="17.09" table:style-name="ce7">
            <text:p>1,71E+0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2016" table:style-name="ce6">
            <text:p>2016</text:p>
          </table:table-cell>
          <table:table-cell office:value-type="float" office:value="16130" table:style-name="ce6">
            <text:p>16130</text:p>
          </table:table-cell>
          <table:table-cell office:value-type="float" office:value="552219" table:style-name="ce6">
            <text:p>552219</text:p>
          </table:table-cell>
          <table:table-cell office:value-type="float" office:value="3809482" table:style-name="ce6">
            <text:p>3809482</text:p>
          </table:table-cell>
          <table:table-cell office:value-type="float" office:value="17.09" table:style-name="ce7">
            <text:p>1,71E+01</text:p>
          </table:table-cell>
          <table:table-cell office:value-type="float" office:value="10" table:style-name="ce6">
            <text:p>10</text:p>
          </table:table-cell>
          <table:table-cell table:number-columns-repeated="16367"/>
        </table:table-row>
        <table:table-row table:style-name="ro3">
          <table:table-cell office:value-type="float" office:value="28501" table:style-name="ce3">
            <text:p>28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880" table:style-name="ce6">
            <text:p>1880</text:p>
          </table:table-cell>
          <table:table-cell office:value-type="float" office:value="1" table:style-name="ce6">
            <text:p>1</text:p>
          </table:table-cell>
          <table:table-cell office:value-type="float" office:value="13261" table:style-name="ce6">
            <text:p>13261</text:p>
          </table:table-cell>
          <table:table-cell office:value-type="float" office:value="420490" table:style-name="ce6">
            <text:p>420490</text:p>
          </table:table-cell>
          <table:table-cell office:value-type="float" office:value="3058000" table:style-name="ce7">
            <text:p>3,06E+06</text:p>
          </table:table-cell>
          <table:table-cell office:value-type="float" office:value="17.100000000000001" table:style-name="ce7">
            <text:p>1,71E+0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880" table:style-name="ce6">
            <text:p>1880</text:p>
          </table:table-cell>
          <table:table-cell office:value-type="float" office:value="13261" table:style-name="ce6">
            <text:p>13261</text:p>
          </table:table-cell>
          <table:table-cell office:value-type="float" office:value="420490" table:style-name="ce6">
            <text:p>420490</text:p>
          </table:table-cell>
          <table:table-cell office:value-type="float" office:value="3058160" table:style-name="ce6">
            <text:p>3058160</text:p>
          </table:table-cell>
          <table:table-cell office:value-type="float" office:value="17.100000000000001" table:style-name="ce7">
            <text:p>1,71E+01</text:p>
          </table:table-cell>
          <table:table-cell office:value-type="float" office:value="10" table:style-name="ce6">
            <text:p>10</text:p>
          </table:table-cell>
          <table:table-cell table:number-columns-repeated="16367"/>
        </table:table-row>
        <table:table-row table:style-name="ro3">
          <table:table-cell office:value-type="float" office:value="758" table:style-name="ce3">
            <text:p>758</text:p>
          </table:table-cell>
          <table:table-cell office:value-type="float" office:value="2010" table:style-name="ce6">
            <text:p>2010</text:p>
          </table:table-cell>
          <table:table-cell office:value-type="float" office:value="45" table:style-name="ce6">
            <text:p>45</text:p>
          </table:table-cell>
          <table:table-cell office:value-type="float" office:value="29308" table:style-name="ce6">
            <text:p>29308</text:p>
          </table:table-cell>
          <table:table-cell office:value-type="float" office:value="6" table:style-name="ce6">
            <text:p>6</text:p>
          </table:table-cell>
          <table:table-cell office:value-type="float" office:value="241013" table:style-name="ce6">
            <text:p>241013</text:p>
          </table:table-cell>
          <table:table-cell office:value-type="float" office:value="7714976" table:style-name="ce6">
            <text:p>7714976</text:p>
          </table:table-cell>
          <table:table-cell office:value-type="float" office:value="49290000" table:style-name="ce7">
            <text:p>4,93E+07</text:p>
          </table:table-cell>
          <table:table-cell office:value-type="float" office:value="17.190000000000001" table:style-name="ce7">
            <text:p>1,72E+01</text:p>
          </table:table-cell>
          <table:table-cell office:value-type="float" office:value="24" table:style-name="ce6">
            <text:p>24</text:p>
          </table:table-cell>
          <table:table-cell office:value-type="float" office:value="39" table:style-name="ce6">
            <text:p>39</text:p>
          </table:table-cell>
          <table:table-cell office:value-type="float" office:value="5752" table:style-name="ce6">
            <text:p>5752</text:p>
          </table:table-cell>
          <table:table-cell office:value-type="float" office:value="44236" table:style-name="ce6">
            <text:p>44236</text:p>
          </table:table-cell>
          <table:table-cell office:value-type="float" office:value="1127082" table:style-name="ce6">
            <text:p>1127082</text:p>
          </table:table-cell>
          <table:table-cell office:value-type="float" office:value="5733165" table:style-name="ce6">
            <text:p>5733165</text:p>
          </table:table-cell>
          <table:table-cell office:value-type="float" office:value="18.04" table:style-name="ce7">
            <text:p>1,80E+01</text:p>
          </table:table-cell>
          <table:table-cell office:value-type="float" office:value="156" table:style-name="ce6">
            <text:p>156</text:p>
          </table:table-cell>
          <table:table-cell table:number-columns-repeated="16367"/>
        </table:table-row>
        <table:table-row table:style-name="ro3">
          <table:table-cell office:value-type="float" office:value="63701" table:style-name="ce3">
            <text:p>63701</text:p>
          </table:table-cell>
          <table:table-cell office:value-type="float" office:value="2010" table:style-name="ce6">
            <text:p>2010</text:p>
          </table:table-cell>
          <table:table-cell office:value-type="float" office:value="6" table:style-name="ce6">
            <text:p>6</text:p>
          </table:table-cell>
          <table:table-cell office:value-type="float" office:value="5410" table:style-name="ce6">
            <text:p>5410</text:p>
          </table:table-cell>
          <table:table-cell office:value-type="float" office:value="1" table:style-name="ce6">
            <text:p>1</text:p>
          </table:table-cell>
          <table:table-cell office:value-type="float" office:value="54922" table:style-name="ce6">
            <text:p>54922</text:p>
          </table:table-cell>
          <table:table-cell office:value-type="float" office:value="1538363" table:style-name="ce6">
            <text:p>1538363</text:p>
          </table:table-cell>
          <table:table-cell office:value-type="float" office:value="10100000" table:style-name="ce7">
            <text:p>1,01E+07</text:p>
          </table:table-cell>
          <table:table-cell office:value-type="float" office:value="17.27" table:style-name="ce7">
            <text:p>1,73E+01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1600" table:style-name="ce6">
            <text:p>1600</text:p>
          </table:table-cell>
          <table:table-cell office:value-type="float" office:value="17491" table:style-name="ce6">
            <text:p>17491</text:p>
          </table:table-cell>
          <table:table-cell office:value-type="float" office:value="291356" table:style-name="ce6">
            <text:p>291356</text:p>
          </table:table-cell>
          <table:table-cell office:value-type="float" office:value="1628244" table:style-name="ce6">
            <text:p>1628244</text:p>
          </table:table-cell>
          <table:table-cell office:value-type="float" office:value="12.91" table:style-name="ce7">
            <text:p>1,29E+01</text:p>
          </table:table-cell>
          <table:table-cell office:value-type="float" office:value="33" table:style-name="ce6">
            <text:p>33</text:p>
          </table:table-cell>
          <table:table-cell table:number-columns-repeated="16367"/>
        </table:table-row>
        <table:table-row table:style-name="ro3">
          <table:table-cell office:value-type="float" office:value="60501" table:style-name="ce3">
            <text:p>60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118" table:style-name="ce6">
            <text:p>2118</text:p>
          </table:table-cell>
          <table:table-cell office:value-type="float" office:value="1" table:style-name="ce6">
            <text:p>1</text:p>
          </table:table-cell>
          <table:table-cell office:value-type="float" office:value="15755" table:style-name="ce6">
            <text:p>15755</text:p>
          </table:table-cell>
          <table:table-cell office:value-type="float" office:value="518362" table:style-name="ce6">
            <text:p>518362</text:p>
          </table:table-cell>
          <table:table-cell office:value-type="float" office:value="3466000" table:style-name="ce7">
            <text:p>3,47E+06</text:p>
          </table:table-cell>
          <table:table-cell office:value-type="float" office:value="17.38" table:style-name="ce7">
            <text:p>1,74E+01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float" office:value="2118" table:style-name="ce6">
            <text:p>2118</text:p>
          </table:table-cell>
          <table:table-cell office:value-type="float" office:value="15755" table:style-name="ce6">
            <text:p>15755</text:p>
          </table:table-cell>
          <table:table-cell office:value-type="float" office:value="518362" table:style-name="ce6">
            <text:p>518362</text:p>
          </table:table-cell>
          <table:table-cell office:value-type="float" office:value="3466443" table:style-name="ce6">
            <text:p>3466443</text:p>
          </table:table-cell>
          <table:table-cell office:value-type="float" office:value="17.38" table:style-name="ce7">
            <text:p>1,74E+01</text:p>
          </table:table-cell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3">
          <table:table-cell office:value-type="float" office:value="651" table:style-name="ce3">
            <text:p>65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4228" table:style-name="ce6">
            <text:p>4228</text:p>
          </table:table-cell>
          <table:table-cell office:value-type="float" office:value="1" table:style-name="ce6">
            <text:p>1</text:p>
          </table:table-cell>
          <table:table-cell office:value-type="float" office:value="29430" table:style-name="ce6">
            <text:p>29430</text:p>
          </table:table-cell>
          <table:table-cell office:value-type="float" office:value="910533" table:style-name="ce6">
            <text:p>910533</text:p>
          </table:table-cell>
          <table:table-cell office:value-type="float" office:value="6192000" table:style-name="ce7">
            <text:p>6,19E+06</text:p>
          </table:table-cell>
          <table:table-cell office:value-type="float" office:value="17.420000000000002" table:style-name="ce7">
            <text:p>1,74E+01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1095" table:style-name="ce6">
            <text:p>1095</text:p>
          </table:table-cell>
          <table:table-cell office:value-type="float" office:value="8730" table:style-name="ce6">
            <text:p>8730</text:p>
          </table:table-cell>
          <table:table-cell office:value-type="float" office:value="120905" table:style-name="ce6">
            <text:p>120905</text:p>
          </table:table-cell>
          <table:table-cell office:value-type="float" office:value="599884" table:style-name="ce6">
            <text:p>599884</text:p>
          </table:table-cell>
          <table:table-cell office:value-type="float" office:value="9.2100000000000009" table:style-name="ce7">
            <text:p>9,21E+00</text:p>
          </table:table-cell>
          <table:table-cell office:value-type="float" office:value="22" table:style-name="ce6">
            <text:p>22</text:p>
          </table:table-cell>
          <table:table-cell table:number-columns-repeated="16367"/>
        </table:table-row>
        <table:table-row table:style-name="ro3">
          <table:table-cell office:value-type="float" office:value="53501" table:style-name="ce3">
            <text:p>53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844" table:style-name="ce6">
            <text:p>1844</text:p>
          </table:table-cell>
          <table:table-cell office:value-type="float" office:value="1" table:style-name="ce6">
            <text:p>1</text:p>
          </table:table-cell>
          <table:table-cell office:value-type="float" office:value="12600" table:style-name="ce6">
            <text:p>12600</text:p>
          </table:table-cell>
          <table:table-cell office:value-type="float" office:value="440093" table:style-name="ce6">
            <text:p>440093</text:p>
          </table:table-cell>
          <table:table-cell office:value-type="float" office:value="2983000" table:style-name="ce7">
            <text:p>2,98E+06</text:p>
          </table:table-cell>
          <table:table-cell office:value-type="float" office:value="17.45" table:style-name="ce7">
            <text:p>1,75E+01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1844" table:style-name="ce6">
            <text:p>1844</text:p>
          </table:table-cell>
          <table:table-cell office:value-type="float" office:value="12600" table:style-name="ce6">
            <text:p>12600</text:p>
          </table:table-cell>
          <table:table-cell office:value-type="float" office:value="440093" table:style-name="ce6">
            <text:p>440093</text:p>
          </table:table-cell>
          <table:table-cell office:value-type="float" office:value="2983333" table:style-name="ce6">
            <text:p>2983333</text:p>
          </table:table-cell>
          <table:table-cell office:value-type="float" office:value="17.45" table:style-name="ce7">
            <text:p>1,75E+01</text:p>
          </table:table-cell>
          <table:table-cell office:value-type="float" office:value="9" table:style-name="ce6">
            <text:p>9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2B5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1351" table:style-name="ce6">
            <text:p>1351</text:p>
          </table:table-cell>
          <table:table-cell office:value-type="string" table:style-name="ce6">
            <text:p> </text:p>
          </table:table-cell>
          <table:table-cell office:value-type="float" office:value="4788" table:style-name="ce6">
            <text:p>4788</text:p>
          </table:table-cell>
          <table:table-cell office:value-type="float" office:value="161771" table:style-name="ce6">
            <text:p>161771</text:p>
          </table:table-cell>
          <table:table-cell office:value-type="float" office:value="1091000" table:style-name="ce7">
            <text:p>1,09E+06</text:p>
          </table:table-cell>
          <table:table-cell office:value-type="float" office:value="17.47" table:style-name="ce7">
            <text:p>1,75E+0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44" table:style-name="ce6">
            <text:p>344</text:p>
          </table:table-cell>
          <table:table-cell office:value-type="float" office:value="2026" table:style-name="ce6">
            <text:p>2026</text:p>
          </table:table-cell>
          <table:table-cell office:value-type="float" office:value="69942" table:style-name="ce6">
            <text:p>69942</text:p>
          </table:table-cell>
          <table:table-cell office:value-type="float" office:value="482295" table:style-name="ce6">
            <text:p>482295</text:p>
          </table:table-cell>
          <table:table-cell office:value-type="float" office:value="20.03" table:style-name="ce7">
            <text:p>2,00E+01</text:p>
          </table:table-cell>
          <table:table-cell office:value-type="float" office:value="7" table:style-name="ce6">
            <text:p>7</text:p>
          </table:table-cell>
          <table:table-cell table:number-columns-repeated="16367"/>
        </table:table-row>
        <table:table-row table:style-name="ro3">
          <table:table-cell office:value-type="float" office:value="49701" table:style-name="ce3">
            <text:p>497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5287" table:style-name="ce6">
            <text:p>5287</text:p>
          </table:table-cell>
          <table:table-cell office:value-type="float" office:value="1" table:style-name="ce6">
            <text:p>1</text:p>
          </table:table-cell>
          <table:table-cell office:value-type="float" office:value="38262" table:style-name="ce6">
            <text:p>38262</text:p>
          </table:table-cell>
          <table:table-cell office:value-type="float" office:value="1336256" table:style-name="ce6">
            <text:p>1336256</text:p>
          </table:table-cell>
          <table:table-cell office:value-type="float" office:value="9340000" table:style-name="ce7">
            <text:p>9,34E+06</text:p>
          </table:table-cell>
          <table:table-cell office:value-type="float" office:value="17.78" table:style-name="ce7">
            <text:p>1,78E+01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886" table:style-name="ce6">
            <text:p>886</text:p>
          </table:table-cell>
          <table:table-cell office:value-type="float" office:value="11987" table:style-name="ce6">
            <text:p>11987</text:p>
          </table:table-cell>
          <table:table-cell office:value-type="float" office:value="312932" table:style-name="ce6">
            <text:p>312932</text:p>
          </table:table-cell>
          <table:table-cell office:value-type="float" office:value="1560728" table:style-name="ce6">
            <text:p>1560728</text:p>
          </table:table-cell>
          <table:table-cell office:value-type="float" office:value="20.69" table:style-name="ce7">
            <text:p>2,07E+01</text:p>
          </table:table-cell>
          <table:table-cell office:value-type="float" office:value="26" table:style-name="ce6">
            <text:p>26</text:p>
          </table:table-cell>
          <table:table-cell table:number-columns-repeated="16367"/>
        </table:table-row>
        <table:table-row table:style-name="ro3">
          <table:table-cell office:value-type="float" office:value="44701" table:style-name="ce3">
            <text:p>44701</text:p>
          </table:table-cell>
          <table:table-cell office:value-type="float" office:value="2010" table:style-name="ce6">
            <text:p>2010</text:p>
          </table:table-cell>
          <table:table-cell office:value-type="float" office:value="15" table:style-name="ce6">
            <text:p>15</text:p>
          </table:table-cell>
          <table:table-cell office:value-type="float" office:value="14181" table:style-name="ce6">
            <text:p>14181</text:p>
          </table:table-cell>
          <table:table-cell office:value-type="float" office:value="5" table:style-name="ce6">
            <text:p>5</text:p>
          </table:table-cell>
          <table:table-cell office:value-type="float" office:value="123098" table:style-name="ce6">
            <text:p>123098</text:p>
          </table:table-cell>
          <table:table-cell office:value-type="float" office:value="3875423" table:style-name="ce6">
            <text:p>3875423</text:p>
          </table:table-cell>
          <table:table-cell office:value-type="float" office:value="21420000" table:style-name="ce7">
            <text:p>2,14E+07</text:p>
          </table:table-cell>
          <table:table-cell office:value-type="float" office:value="17.829999999999998" table:style-name="ce7">
            <text:p>1,78E+01</text:p>
          </table:table-cell>
          <table:table-cell office:value-type="float" office:value="8" table:style-name="ce6">
            <text:p>8</text:p>
          </table:table-cell>
          <table:table-cell office:value-type="float" office:value="16" table:style-name="ce6">
            <text:p>16</text:p>
          </table:table-cell>
          <table:table-cell office:value-type="float" office:value="2748" table:style-name="ce6">
            <text:p>2748</text:p>
          </table:table-cell>
          <table:table-cell office:value-type="float" office:value="17738" table:style-name="ce6">
            <text:p>17738</text:p>
          </table:table-cell>
          <table:table-cell office:value-type="float" office:value="456663" table:style-name="ce6">
            <text:p>456663</text:p>
          </table:table-cell>
          <table:table-cell office:value-type="float" office:value="2247730" table:style-name="ce6">
            <text:p>2247730</text:p>
          </table:table-cell>
          <table:table-cell office:value-type="float" office:value="17.96" table:style-name="ce7">
            <text:p>1,80E+01</text:p>
          </table:table-cell>
          <table:table-cell office:value-type="float" office:value="73" table:style-name="ce6">
            <text:p>73</text:p>
          </table:table-cell>
          <table:table-cell table:number-columns-repeated="16367"/>
        </table:table-row>
        <table:table-row table:style-name="ro2">
          <table:table-cell office:value-type="float" office:value="556" table:style-name="ce3">
            <text:p>556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1797" table:style-name="ce6">
            <text:p>1797</text:p>
          </table:table-cell>
          <table:table-cell office:value-type="float" office:value="1" table:style-name="ce6">
            <text:p>1</text:p>
          </table:table-cell>
          <table:table-cell office:value-type="float" office:value="12648" table:style-name="ce6">
            <text:p>12648</text:p>
          </table:table-cell>
          <table:table-cell office:value-type="float" office:value="386990" table:style-name="ce6">
            <text:p>386990</text:p>
          </table:table-cell>
          <table:table-cell office:value-type="float" office:value="2503000" table:style-name="ce7">
            <text:p>2,50E+06</text:p>
          </table:table-cell>
          <table:table-cell office:value-type="float" office:value="17.89" table:style-name="ce7">
            <text:p>1,79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3">
          <table:table-cell office:value-type="float" office:value="59702" table:style-name="ce3">
            <text:p>59702</text:p>
          </table:table-cell>
          <table:table-cell office:value-type="float" office:value="2010" table:style-name="ce6">
            <text:p>2010</text:p>
          </table:table-cell>
          <table:table-cell office:value-type="float" office:value="17" table:style-name="ce6">
            <text:p>17</text:p>
          </table:table-cell>
          <table:table-cell office:value-type="float" office:value="18239" table:style-name="ce6">
            <text:p>18239</text:p>
          </table:table-cell>
          <table:table-cell office:value-type="float" office:value="4" table:style-name="ce6">
            <text:p>4</text:p>
          </table:table-cell>
          <table:table-cell office:value-type="float" office:value="124649" table:style-name="ce6">
            <text:p>124649</text:p>
          </table:table-cell>
          <table:table-cell office:value-type="float" office:value="4931541" table:style-name="ce6">
            <text:p>4931541</text:p>
          </table:table-cell>
          <table:table-cell office:value-type="float" office:value="31270000" table:style-name="ce7">
            <text:p>3,13E+07</text:p>
          </table:table-cell>
          <table:table-cell office:value-type="float" office:value="18.02" table:style-name="ce7">
            <text:p>1,80E+01</text:p>
          </table:table-cell>
          <table:table-cell office:value-type="float" office:value="8" table:style-name="ce6">
            <text:p>8</text:p>
          </table:table-cell>
          <table:table-cell office:value-type="float" office:value="25" table:style-name="ce6">
            <text:p>25</text:p>
          </table:table-cell>
          <table:table-cell office:value-type="float" office:value="4080" table:style-name="ce6">
            <text:p>4080</text:p>
          </table:table-cell>
          <table:table-cell office:value-type="float" office:value="38324" table:style-name="ce6">
            <text:p>38324</text:p>
          </table:table-cell>
          <table:table-cell office:value-type="float" office:value="835439" table:style-name="ce6">
            <text:p>835439</text:p>
          </table:table-cell>
          <table:table-cell office:value-type="float" office:value="4578958" table:style-name="ce6">
            <text:p>4578958</text:p>
          </table:table-cell>
          <table:table-cell office:value-type="float" office:value="14.73" table:style-name="ce7">
            <text:p>1,47E+01</text:p>
          </table:table-cell>
          <table:table-cell office:value-type="float" office:value="80" table:style-name="ce6">
            <text:p>80</text:p>
          </table:table-cell>
          <table:table-cell table:number-columns-repeated="16367"/>
        </table:table-row>
        <table:table-row table:style-name="ro3">
          <table:table-cell office:value-type="float" office:value="14601" table:style-name="ce3">
            <text:p>146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6174" table:style-name="ce6">
            <text:p>6174</text:p>
          </table:table-cell>
          <table:table-cell office:value-type="float" office:value="1" table:style-name="ce6">
            <text:p>1</text:p>
          </table:table-cell>
          <table:table-cell office:value-type="float" office:value="46144" table:style-name="ce6">
            <text:p>46144</text:p>
          </table:table-cell>
          <table:table-cell office:value-type="float" office:value="1630047" table:style-name="ce6">
            <text:p>1630047</text:p>
          </table:table-cell>
          <table:table-cell office:value-type="float" office:value="8235000" table:style-name="ce7">
            <text:p>8,24E+06</text:p>
          </table:table-cell>
          <table:table-cell office:value-type="float" office:value="18.05" table:style-name="ce7">
            <text:p>1,81E+01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1486" table:style-name="ce6">
            <text:p>1486</text:p>
          </table:table-cell>
          <table:table-cell office:value-type="float" office:value="11098" table:style-name="ce6">
            <text:p>11098</text:p>
          </table:table-cell>
          <table:table-cell office:value-type="float" office:value="273402" table:style-name="ce6">
            <text:p>273402</text:p>
          </table:table-cell>
          <table:table-cell office:value-type="float" office:value="1009367" table:style-name="ce6">
            <text:p>1009367</text:p>
          </table:table-cell>
          <table:table-cell office:value-type="float" office:value="14.48" table:style-name="ce7">
            <text:p>1,45E+01</text:p>
          </table:table-cell>
          <table:table-cell office:value-type="float" office:value="27" table:style-name="ce6">
            <text:p>27</text:p>
          </table:table-cell>
          <table:table-cell table:number-columns-repeated="16367"/>
        </table:table-row>
        <table:table-row table:style-name="ro3">
          <table:table-cell office:value-type="float" office:value="851" table:style-name="ce3">
            <text:p>851</text:p>
          </table:table-cell>
          <table:table-cell office:value-type="float" office:value="2010" table:style-name="ce6">
            <text:p>2010</text:p>
          </table:table-cell>
          <table:table-cell office:value-type="float" office:value="278" table:style-name="ce6">
            <text:p>278</text:p>
          </table:table-cell>
          <table:table-cell office:value-type="float" office:value="194248" table:style-name="ce6">
            <text:p>194248</text:p>
          </table:table-cell>
          <table:table-cell office:value-type="float" office:value="26" table:style-name="ce6">
            <text:p>26</text:p>
          </table:table-cell>
          <table:table-cell office:value-type="float" office:value="1575952" table:style-name="ce6">
            <text:p>1575952</text:p>
          </table:table-cell>
          <table:table-cell office:value-type="float" office:value="56516878" table:style-name="ce6">
            <text:p>56516878</text:p>
          </table:table-cell>
          <table:table-cell office:value-type="float" office:value="366300000" table:style-name="ce7">
            <text:p>3,66E+08</text:p>
          </table:table-cell>
          <table:table-cell office:value-type="float" office:value="18.25" table:style-name="ce7">
            <text:p>1,83E+01</text:p>
          </table:table-cell>
          <table:table-cell office:value-type="float" office:value="141" table:style-name="ce6">
            <text:p>141</text:p>
          </table:table-cell>
          <table:table-cell office:value-type="float" office:value="289" table:style-name="ce6">
            <text:p>289</text:p>
          </table:table-cell>
          <table:table-cell office:value-type="float" office:value="50321" table:style-name="ce6">
            <text:p>50321</text:p>
          </table:table-cell>
          <table:table-cell office:value-type="float" office:value="376969" table:style-name="ce6">
            <text:p>376969</text:p>
          </table:table-cell>
          <table:table-cell office:value-type="float" office:value="9274460" table:style-name="ce6">
            <text:p>9274460</text:p>
          </table:table-cell>
          <table:table-cell office:value-type="float" office:value="50246176" table:style-name="ce6">
            <text:p>50246176</text:p>
          </table:table-cell>
          <table:table-cell office:value-type="float" office:value="15.25" table:style-name="ce7">
            <text:p>1,53E+01</text:p>
          </table:table-cell>
          <table:table-cell office:value-type="float" office:value="951" table:style-name="ce6">
            <text:p>951</text:p>
          </table:table-cell>
          <table:table-cell table:number-columns-repeated="16367"/>
        </table:table-row>
        <table:table-row table:style-name="ro2">
          <table:table-cell office:value-type="float" office:value="6501" table:style-name="ce3">
            <text:p>6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377" table:style-name="ce6">
            <text:p>377</text:p>
          </table:table-cell>
          <table:table-cell office:value-type="string" table:style-name="ce6">
            <text:p> </text:p>
          </table:table-cell>
          <table:table-cell office:value-type="float" office:value="3129" table:style-name="ce6">
            <text:p>3129</text:p>
          </table:table-cell>
          <table:table-cell office:value-type="float" office:value="72193" table:style-name="ce6">
            <text:p>72193</text:p>
          </table:table-cell>
          <table:table-cell office:value-type="float" office:value="414800" table:style-name="ce7">
            <text:p>4,15E+05</text:p>
          </table:table-cell>
          <table:table-cell office:value-type="float" office:value="18.39" table:style-name="ce7">
            <text:p>1,84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3" table:style-name="ce6">
            <text:p>3</text:p>
          </table:table-cell>
          <table:table-cell table:number-columns-repeated="16367"/>
        </table:table-row>
        <table:table-row table:style-name="ro3">
          <table:table-cell office:value-type="float" office:value="80601" table:style-name="ce3">
            <text:p>806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3124" table:style-name="ce6">
            <text:p>3124</text:p>
          </table:table-cell>
          <table:table-cell office:value-type="float" office:value="1" table:style-name="ce6">
            <text:p>1</text:p>
          </table:table-cell>
          <table:table-cell office:value-type="float" office:value="21711" table:style-name="ce6">
            <text:p>21711</text:p>
          </table:table-cell>
          <table:table-cell office:value-type="float" office:value="881002" table:style-name="ce6">
            <text:p>881002</text:p>
          </table:table-cell>
          <table:table-cell office:value-type="float" office:value="6277000" table:style-name="ce7">
            <text:p>6,28E+06</text:p>
          </table:table-cell>
          <table:table-cell office:value-type="float" office:value="18.55" table:style-name="ce7">
            <text:p>1,86E+0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442" table:style-name="ce6">
            <text:p>442</text:p>
          </table:table-cell>
          <table:table-cell office:value-type="float" office:value="2625" table:style-name="ce6">
            <text:p>2625</text:p>
          </table:table-cell>
          <table:table-cell office:value-type="float" office:value="65281" table:style-name="ce6">
            <text:p>65281</text:p>
          </table:table-cell>
          <table:table-cell office:value-type="float" office:value="261984" table:style-name="ce6">
            <text:p>261984</text:p>
          </table:table-cell>
          <table:table-cell office:value-type="float" office:value="10.91" table:style-name="ce7">
            <text:p>1,09E+01</text:p>
          </table:table-cell>
          <table:table-cell office:value-type="float" office:value="14" table:style-name="ce6">
            <text:p>14</text:p>
          </table:table-cell>
          <table:table-cell table:number-columns-repeated="16367"/>
        </table:table-row>
        <table:table-row table:style-name="ro2">
          <table:table-cell office:value-type="float" office:value="551" table:style-name="ce3">
            <text:p>551</text:p>
          </table:table-cell>
          <table:table-cell office:value-type="float" office:value="2010" table:style-name="ce6">
            <text:p>2010</text:p>
          </table:table-cell>
          <table:table-cell office:value-type="float" office:value="4" table:style-name="ce6">
            <text:p>4</text:p>
          </table:table-cell>
          <table:table-cell office:value-type="float" office:value="1726" table:style-name="ce6">
            <text:p>1726</text:p>
          </table:table-cell>
          <table:table-cell office:value-type="string" table:style-name="ce6">
            <text:p> </text:p>
          </table:table-cell>
          <table:table-cell office:value-type="float" office:value="12428" table:style-name="ce6">
            <text:p>12428</text:p>
          </table:table-cell>
          <table:table-cell office:value-type="float" office:value="259210" table:style-name="ce6">
            <text:p>259210</text:p>
          </table:table-cell>
          <table:table-cell office:value-type="float" office:value="1596000" table:style-name="ce7">
            <text:p>1,60E+06</text:p>
          </table:table-cell>
          <table:table-cell office:value-type="float" office:value="18.690000000000001" table:style-name="ce7">
            <text:p>1,87E+0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38" table:style-name="ce6">
            <text:p>338</text:p>
          </table:table-cell>
          <table:table-cell office:value-type="float" office:value="1554" table:style-name="ce6">
            <text:p>1554</text:p>
          </table:table-cell>
          <table:table-cell office:value-type="float" office:value="27089" table:style-name="ce6">
            <text:p>27089</text:p>
          </table:table-cell>
          <table:table-cell office:value-type="float" office:value="100734" table:style-name="ce6">
            <text:p>100734</text:p>
          </table:table-cell>
          <table:table-cell office:value-type="float" office:value="15.46" table:style-name="ce7">
            <text:p>1,55E+01</text:p>
          </table:table-cell>
          <table:table-cell office:value-type="float" office:value="15" table:style-name="ce6">
            <text:p>15</text:p>
          </table:table-cell>
          <table:table-cell table:number-columns-repeated="16367"/>
        </table:table-row>
        <table:table-row table:style-name="ro2">
          <table:table-cell office:value-type="float" office:value="42501" table:style-name="ce3">
            <text:p>42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978" table:style-name="ce6">
            <text:p>978</text:p>
          </table:table-cell>
          <table:table-cell office:value-type="string" table:style-name="ce6">
            <text:p> </text:p>
          </table:table-cell>
          <table:table-cell office:value-type="float" office:value="4292" table:style-name="ce6">
            <text:p>4292</text:p>
          </table:table-cell>
          <table:table-cell office:value-type="float" office:value="156725" table:style-name="ce6">
            <text:p>156725</text:p>
          </table:table-cell>
          <table:table-cell office:value-type="float" office:value="827500" table:style-name="ce7">
            <text:p>8,28E+05</text:p>
          </table:table-cell>
          <table:table-cell office:value-type="float" office:value="18.73" table:style-name="ce7">
            <text:p>1,87E+0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978" table:style-name="ce6">
            <text:p>978</text:p>
          </table:table-cell>
          <table:table-cell office:value-type="float" office:value="4292" table:style-name="ce6">
            <text:p>4292</text:p>
          </table:table-cell>
          <table:table-cell office:value-type="float" office:value="156725" table:style-name="ce6">
            <text:p>156725</text:p>
          </table:table-cell>
          <table:table-cell office:value-type="float" office:value="827502" table:style-name="ce6">
            <text:p>827502</text:p>
          </table:table-cell>
          <table:table-cell office:value-type="float" office:value="18.73" table:style-name="ce7">
            <text:p>1,87E+01</text:p>
          </table:table-cell>
          <table:table-cell office:value-type="float" office:value="5" table:style-name="ce6">
            <text:p>5</text:p>
          </table:table-cell>
          <table:table-cell table:number-columns-repeated="16367"/>
        </table:table-row>
        <table:table-row table:style-name="ro3">
          <table:table-cell office:value-type="float" office:value="25602" table:style-name="ce3">
            <text:p>25602</text:p>
          </table:table-cell>
          <table:table-cell office:value-type="float" office:value="2010" table:style-name="ce6">
            <text:p>2010</text:p>
          </table:table-cell>
          <table:table-cell office:value-type="float" office:value="4" table:style-name="ce6">
            <text:p>4</text:p>
          </table:table-cell>
          <table:table-cell office:value-type="float" office:value="3550" table:style-name="ce6">
            <text:p>3550</text:p>
          </table:table-cell>
          <table:table-cell office:value-type="float" office:value="2" table:style-name="ce6">
            <text:p>2</text:p>
          </table:table-cell>
          <table:table-cell office:value-type="float" office:value="35767" table:style-name="ce6">
            <text:p>35767</text:p>
          </table:table-cell>
          <table:table-cell office:value-type="float" office:value="997403" table:style-name="ce6">
            <text:p>997403</text:p>
          </table:table-cell>
          <table:table-cell office:value-type="float" office:value="6366000" table:style-name="ce7">
            <text:p>6,37E+06</text:p>
          </table:table-cell>
          <table:table-cell office:value-type="float" office:value="18.8" table:style-name="ce7">
            <text:p>1,88E+0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789" table:style-name="ce6">
            <text:p>789</text:p>
          </table:table-cell>
          <table:table-cell office:value-type="float" office:value="5333" table:style-name="ce6">
            <text:p>5333</text:p>
          </table:table-cell>
          <table:table-cell office:value-type="float" office:value="108635" table:style-name="ce6">
            <text:p>108635</text:p>
          </table:table-cell>
          <table:table-cell office:value-type="float" office:value="519716" table:style-name="ce6">
            <text:p>519716</text:p>
          </table:table-cell>
          <table:table-cell office:value-type="float" office:value="15.03" table:style-name="ce7">
            <text:p>1,50E+01</text:p>
          </table:table-cell>
          <table:table-cell office:value-type="float" office:value="22" table:style-name="ce6">
            <text:p>22</text:p>
          </table:table-cell>
          <table:table-cell table:number-columns-repeated="16367"/>
        </table:table-row>
        <table:table-row table:style-name="ro3">
          <table:table-cell office:value-type="float" office:value="22501" table:style-name="ce3">
            <text:p>22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754" table:style-name="ce6">
            <text:p>2754</text:p>
          </table:table-cell>
          <table:table-cell office:value-type="float" office:value="1" table:style-name="ce6">
            <text:p>1</text:p>
          </table:table-cell>
          <table:table-cell office:value-type="float" office:value="17992" table:style-name="ce6">
            <text:p>17992</text:p>
          </table:table-cell>
          <table:table-cell office:value-type="float" office:value="600910" table:style-name="ce6">
            <text:p>600910</text:p>
          </table:table-cell>
          <table:table-cell office:value-type="float" office:value="3820000" table:style-name="ce7">
            <text:p>3,82E+06</text:p>
          </table:table-cell>
          <table:table-cell office:value-type="float" office:value="18.8" table:style-name="ce7">
            <text:p>1,88E+0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150" table:style-name="ce6">
            <text:p>1150</text:p>
          </table:table-cell>
          <table:table-cell office:value-type="float" office:value="5175" table:style-name="ce6">
            <text:p>5175</text:p>
          </table:table-cell>
          <table:table-cell office:value-type="float" office:value="99199" table:style-name="ce6">
            <text:p>99199</text:p>
          </table:table-cell>
          <table:table-cell office:value-type="float" office:value="526385" table:style-name="ce6">
            <text:p>526385</text:p>
          </table:table-cell>
          <table:table-cell office:value-type="float" office:value="9.9930000000000003" table:style-name="ce7">
            <text:p>9,99E+00</text:p>
          </table:table-cell>
          <table:table-cell office:value-type="float" office:value="15" table:style-name="ce6">
            <text:p>15</text:p>
          </table:table-cell>
          <table:table-cell table:number-columns-repeated="16367"/>
        </table:table-row>
        <table:table-row table:style-name="ro3">
          <table:table-cell office:value-type="float" office:value="35701" table:style-name="ce3">
            <text:p>35701</text:p>
          </table:table-cell>
          <table:table-cell office:value-type="float" office:value="2010" table:style-name="ce6">
            <text:p>2010</text:p>
          </table:table-cell>
          <table:table-cell office:value-type="float" office:value="8" table:style-name="ce6">
            <text:p>8</text:p>
          </table:table-cell>
          <table:table-cell office:value-type="float" office:value="5774" table:style-name="ce6">
            <text:p>5774</text:p>
          </table:table-cell>
          <table:table-cell office:value-type="float" office:value="1" table:style-name="ce6">
            <text:p>1</text:p>
          </table:table-cell>
          <table:table-cell office:value-type="float" office:value="40469" table:style-name="ce6">
            <text:p>40469</text:p>
          </table:table-cell>
          <table:table-cell office:value-type="float" office:value="1538986" table:style-name="ce6">
            <text:p>1538986</text:p>
          </table:table-cell>
          <table:table-cell office:value-type="float" office:value="9264000" table:style-name="ce7">
            <text:p>9,26E+06</text:p>
          </table:table-cell>
          <table:table-cell office:value-type="float" office:value="18.8" table:style-name="ce7">
            <text:p>1,88E+01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1202" table:style-name="ce6">
            <text:p>1202</text:p>
          </table:table-cell>
          <table:table-cell office:value-type="float" office:value="7228" table:style-name="ce6">
            <text:p>7228</text:p>
          </table:table-cell>
          <table:table-cell office:value-type="float" office:value="257530" table:style-name="ce6">
            <text:p>257530</text:p>
          </table:table-cell>
          <table:table-cell office:value-type="float" office:value="1277997" table:style-name="ce6">
            <text:p>1277997</text:p>
          </table:table-cell>
          <table:table-cell office:value-type="float" office:value="21" table:style-name="ce7">
            <text:p>2,10E+01</text:p>
          </table:table-cell>
          <table:table-cell office:value-type="float" office:value="27" table:style-name="ce6">
            <text:p>27</text:p>
          </table:table-cell>
          <table:table-cell table:number-columns-repeated="16367"/>
        </table:table-row>
        <table:table-row table:style-name="ro3">
          <table:table-cell office:value-type="float" office:value="85501" table:style-name="ce3">
            <text:p>85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308" table:style-name="ce6">
            <text:p>2308</text:p>
          </table:table-cell>
          <table:table-cell office:value-type="float" office:value="1" table:style-name="ce6">
            <text:p>1</text:p>
          </table:table-cell>
          <table:table-cell office:value-type="float" office:value="14308" table:style-name="ce6">
            <text:p>14308</text:p>
          </table:table-cell>
          <table:table-cell office:value-type="float" office:value="561839" table:style-name="ce6">
            <text:p>561839</text:p>
          </table:table-cell>
          <table:table-cell office:value-type="float" office:value="3791000" table:style-name="ce7">
            <text:p>3,79E+06</text:p>
          </table:table-cell>
          <table:table-cell office:value-type="float" office:value="19.27" table:style-name="ce7">
            <text:p>1,93E+01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float" office:value="2308" table:style-name="ce6">
            <text:p>2308</text:p>
          </table:table-cell>
          <table:table-cell office:value-type="float" office:value="14308" table:style-name="ce6">
            <text:p>14308</text:p>
          </table:table-cell>
          <table:table-cell office:value-type="float" office:value="561839" table:style-name="ce6">
            <text:p>561839</text:p>
          </table:table-cell>
          <table:table-cell office:value-type="float" office:value="3791423" table:style-name="ce6">
            <text:p>3791423</text:p>
          </table:table-cell>
          <table:table-cell office:value-type="float" office:value="19.27" table:style-name="ce7">
            <text:p>1,93E+01</text:p>
          </table:table-cell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2">
          <table:table-cell office:value-type="float" office:value="81501" table:style-name="ce3">
            <text:p>81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string" table:style-name="ce6">
            <text:p> </text:p>
          </table:table-cell>
          <table:table-cell office:value-type="float" office:value="7383" table:style-name="ce6">
            <text:p>7383</text:p>
          </table:table-cell>
          <table:table-cell office:value-type="float" office:value="188110" table:style-name="ce6">
            <text:p>188110</text:p>
          </table:table-cell>
          <table:table-cell office:value-type="float" office:value="1088000" table:style-name="ce7">
            <text:p>1,09E+06</text:p>
          </table:table-cell>
          <table:table-cell office:value-type="float" office:value="19.28" table:style-name="ce7">
            <text:p>1,93E+0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660" table:style-name="ce6">
            <text:p>660</text:p>
          </table:table-cell>
          <table:table-cell office:value-type="float" office:value="7383" table:style-name="ce6">
            <text:p>7383</text:p>
          </table:table-cell>
          <table:table-cell office:value-type="float" office:value="188110" table:style-name="ce6">
            <text:p>188110</text:p>
          </table:table-cell>
          <table:table-cell office:value-type="float" office:value="1088224" table:style-name="ce6">
            <text:p>1088224</text:p>
          </table:table-cell>
          <table:table-cell office:value-type="float" office:value="19.28" table:style-name="ce7">
            <text:p>1,93E+01</text:p>
          </table:table-cell>
          <table:table-cell office:value-type="float" office:value="5" table:style-name="ce6">
            <text:p>5</text:p>
          </table:table-cell>
          <table:table-cell table:number-columns-repeated="16367"/>
        </table:table-row>
        <table:table-row table:style-name="ro2">
          <table:table-cell office:value-type="float" office:value="56501" table:style-name="ce3">
            <text:p>56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473" table:style-name="ce6">
            <text:p>2473</text:p>
          </table:table-cell>
          <table:table-cell office:value-type="string" table:style-name="ce6">
            <text:p> </text:p>
          </table:table-cell>
          <table:table-cell office:value-type="float" office:value="15408" table:style-name="ce6">
            <text:p>15408</text:p>
          </table:table-cell>
          <table:table-cell office:value-type="float" office:value="605593" table:style-name="ce6">
            <text:p>605593</text:p>
          </table:table-cell>
          <table:table-cell office:value-type="float" office:value="4097000" table:style-name="ce7">
            <text:p>4,10E+06</text:p>
          </table:table-cell>
          <table:table-cell office:value-type="float" office:value="19.309999999999999" table:style-name="ce7">
            <text:p>1,93E+0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813" table:style-name="ce6">
            <text:p>813</text:p>
          </table:table-cell>
          <table:table-cell office:value-type="float" office:value="6268" table:style-name="ce6">
            <text:p>6268</text:p>
          </table:table-cell>
          <table:table-cell office:value-type="float" office:value="116719" table:style-name="ce6">
            <text:p>116719</text:p>
          </table:table-cell>
          <table:table-cell office:value-type="float" office:value="687420" table:style-name="ce6">
            <text:p>687420</text:p>
          </table:table-cell>
          <table:table-cell office:value-type="float" office:value="11.49" table:style-name="ce7">
            <text:p>1,15E+01</text:p>
          </table:table-cell>
          <table:table-cell office:value-type="float" office:value="12" table:style-name="ce6">
            <text:p>12</text:p>
          </table:table-cell>
          <table:table-cell table:number-columns-repeated="16367"/>
        </table:table-row>
        <table:table-row table:style-name="ro2">
          <table:table-cell office:value-type="float" office:value="26501" table:style-name="ce3">
            <text:p>26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1075" table:style-name="ce6">
            <text:p>1075</text:p>
          </table:table-cell>
          <table:table-cell office:value-type="string" table:style-name="ce6">
            <text:p> </text:p>
          </table:table-cell>
          <table:table-cell office:value-type="float" office:value="7321" table:style-name="ce6">
            <text:p>7321</text:p>
          </table:table-cell>
          <table:table-cell office:value-type="float" office:value="186985" table:style-name="ce6">
            <text:p>186985</text:p>
          </table:table-cell>
          <table:table-cell office:value-type="float" office:value="1204000" table:style-name="ce7">
            <text:p>1,20E+06</text:p>
          </table:table-cell>
          <table:table-cell office:value-type="float" office:value="19.399999999999999" table:style-name="ce7">
            <text:p>1,94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462" table:style-name="ce6">
            <text:p>462</text:p>
          </table:table-cell>
          <table:table-cell office:value-type="float" office:value="2111" table:style-name="ce6">
            <text:p>2111</text:p>
          </table:table-cell>
          <table:table-cell office:value-type="float" office:value="38935" table:style-name="ce6">
            <text:p>38935</text:p>
          </table:table-cell>
          <table:table-cell office:value-type="float" office:value="194524" table:style-name="ce6">
            <text:p>194524</text:p>
          </table:table-cell>
          <table:table-cell office:value-type="float" office:value="11.6" table:style-name="ce7">
            <text:p>1,16E+01</text:p>
          </table:table-cell>
          <table:table-cell office:value-type="float" office:value="8" table:style-name="ce6">
            <text:p>8</text:p>
          </table:table-cell>
          <table:table-cell table:number-columns-repeated="16367"/>
        </table:table-row>
        <table:table-row table:style-name="ro3">
          <table:table-cell office:value-type="float" office:value="652" table:style-name="ce3">
            <text:p>652</text:p>
          </table:table-cell>
          <table:table-cell office:value-type="float" office:value="2010" table:style-name="ce6">
            <text:p>2010</text:p>
          </table:table-cell>
          <table:table-cell office:value-type="float" office:value="6" table:style-name="ce6">
            <text:p>6</text:p>
          </table:table-cell>
          <table:table-cell office:value-type="float" office:value="3859" table:style-name="ce6">
            <text:p>3859</text:p>
          </table:table-cell>
          <table:table-cell office:value-type="float" office:value="1" table:style-name="ce6">
            <text:p>1</text:p>
          </table:table-cell>
          <table:table-cell office:value-type="float" office:value="24745" table:style-name="ce6">
            <text:p>24745</text:p>
          </table:table-cell>
          <table:table-cell office:value-type="float" office:value="1018908" table:style-name="ce6">
            <text:p>1018908</text:p>
          </table:table-cell>
          <table:table-cell office:value-type="float" office:value="7767000" table:style-name="ce7">
            <text:p>7,77E+06</text:p>
          </table:table-cell>
          <table:table-cell office:value-type="float" office:value="19.510000000000002" table:style-name="ce7">
            <text:p>1,95E+01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705" table:style-name="ce6">
            <text:p>705</text:p>
          </table:table-cell>
          <table:table-cell office:value-type="float" office:value="6191" table:style-name="ce6">
            <text:p>6191</text:p>
          </table:table-cell>
          <table:table-cell office:value-type="float" office:value="167151" table:style-name="ce6">
            <text:p>167151</text:p>
          </table:table-cell>
          <table:table-cell office:value-type="float" office:value="932851" table:style-name="ce6">
            <text:p>932851</text:p>
          </table:table-cell>
          <table:table-cell office:value-type="float" office:value="20.85" table:style-name="ce7">
            <text:p>2,09E+01</text:p>
          </table:table-cell>
          <table:table-cell office:value-type="float" office:value="19" table:style-name="ce6">
            <text:p>19</text:p>
          </table:table-cell>
          <table:table-cell table:number-columns-repeated="16367"/>
        </table:table-row>
        <table:table-row table:style-name="ro3">
          <table:table-cell office:value-type="float" office:value="6701" table:style-name="ce3">
            <text:p>6701</text:p>
          </table:table-cell>
          <table:table-cell office:value-type="float" office:value="2010" table:style-name="ce6">
            <text:p>2010</text:p>
          </table:table-cell>
          <table:table-cell office:value-type="float" office:value="34" table:style-name="ce6">
            <text:p>34</text:p>
          </table:table-cell>
          <table:table-cell office:value-type="float" office:value="15572" table:style-name="ce6">
            <text:p>15572</text:p>
          </table:table-cell>
          <table:table-cell office:value-type="float" office:value="1" table:style-name="ce6">
            <text:p>1</text:p>
          </table:table-cell>
          <table:table-cell office:value-type="float" office:value="115685" table:style-name="ce6">
            <text:p>115685</text:p>
          </table:table-cell>
          <table:table-cell office:value-type="float" office:value="3806491" table:style-name="ce6">
            <text:p>3806491</text:p>
          </table:table-cell>
          <table:table-cell office:value-type="float" office:value="26860000" table:style-name="ce7">
            <text:p>2,69E+07</text:p>
          </table:table-cell>
          <table:table-cell office:value-type="float" office:value="19.71" table:style-name="ce7">
            <text:p>1,97E+01</text:p>
          </table:table-cell>
          <table:table-cell office:value-type="float" office:value="11" table:style-name="ce6">
            <text:p>11</text:p>
          </table:table-cell>
          <table:table-cell office:value-type="float" office:value="24" table:style-name="ce6">
            <text:p>24</text:p>
          </table:table-cell>
          <table:table-cell office:value-type="float" office:value="3319" table:style-name="ce6">
            <text:p>3319</text:p>
          </table:table-cell>
          <table:table-cell office:value-type="float" office:value="30650" table:style-name="ce6">
            <text:p>30650</text:p>
          </table:table-cell>
          <table:table-cell office:value-type="float" office:value="734003" table:style-name="ce6">
            <text:p>734003</text:p>
          </table:table-cell>
          <table:table-cell office:value-type="float" office:value="4448927" table:style-name="ce6">
            <text:p>4448927</text:p>
          </table:table-cell>
          <table:table-cell office:value-type="float" office:value="18.04" table:style-name="ce7">
            <text:p>1,80E+01</text:p>
          </table:table-cell>
          <table:table-cell office:value-type="float" office:value="87" table:style-name="ce6">
            <text:p>87</text:p>
          </table:table-cell>
          <table:table-cell table:number-columns-repeated="16367"/>
        </table:table-row>
        <table:table-row table:style-name="ro3">
          <table:table-cell office:value-type="float" office:value="757" table:style-name="ce3">
            <text:p>757</text:p>
          </table:table-cell>
          <table:table-cell office:value-type="float" office:value="2010" table:style-name="ce6">
            <text:p>2010</text:p>
          </table:table-cell>
          <table:table-cell office:value-type="float" office:value="20" table:style-name="ce6">
            <text:p>20</text:p>
          </table:table-cell>
          <table:table-cell office:value-type="float" office:value="9372" table:style-name="ce6">
            <text:p>9372</text:p>
          </table:table-cell>
          <table:table-cell office:value-type="float" office:value="2" table:style-name="ce6">
            <text:p>2</text:p>
          </table:table-cell>
          <table:table-cell office:value-type="float" office:value="65680" table:style-name="ce6">
            <text:p>65680</text:p>
          </table:table-cell>
          <table:table-cell office:value-type="float" office:value="2394845" table:style-name="ce6">
            <text:p>2394845</text:p>
          </table:table-cell>
          <table:table-cell office:value-type="float" office:value="17230000" table:style-name="ce7">
            <text:p>1,72E+07</text:p>
          </table:table-cell>
          <table:table-cell office:value-type="float" office:value="19.87" table:style-name="ce7">
            <text:p>1,99E+01</text:p>
          </table:table-cell>
          <table:table-cell office:value-type="float" office:value="5" table:style-name="ce6">
            <text:p>5</text:p>
          </table:table-cell>
          <table:table-cell office:value-type="float" office:value="14" table:style-name="ce6">
            <text:p>14</text:p>
          </table:table-cell>
          <table:table-cell office:value-type="float" office:value="1819" table:style-name="ce6">
            <text:p>1819</text:p>
          </table:table-cell>
          <table:table-cell office:value-type="float" office:value="18262" table:style-name="ce6">
            <text:p>18262</text:p>
          </table:table-cell>
          <table:table-cell office:value-type="float" office:value="464490" table:style-name="ce6">
            <text:p>464490</text:p>
          </table:table-cell>
          <table:table-cell office:value-type="float" office:value="2679157" table:style-name="ce6">
            <text:p>2679157</text:p>
          </table:table-cell>
          <table:table-cell office:value-type="float" office:value="19.84" table:style-name="ce7">
            <text:p>1,98E+01</text:p>
          </table:table-cell>
          <table:table-cell office:value-type="float" office:value="53" table:style-name="ce6">
            <text:p>53</text:p>
          </table:table-cell>
          <table:table-cell table:number-columns-repeated="16367"/>
        </table:table-row>
        <table:table-row table:style-name="ro3">
          <table:table-cell office:value-type="float" office:value="31701" table:style-name="ce3">
            <text:p>31701</text:p>
          </table:table-cell>
          <table:table-cell office:value-type="float" office:value="2010" table:style-name="ce6">
            <text:p>2010</text:p>
          </table:table-cell>
          <table:table-cell office:value-type="float" office:value="23" table:style-name="ce6">
            <text:p>23</text:p>
          </table:table-cell>
          <table:table-cell office:value-type="float" office:value="16151" table:style-name="ce6">
            <text:p>16151</text:p>
          </table:table-cell>
          <table:table-cell office:value-type="float" office:value="4" table:style-name="ce6">
            <text:p>4</text:p>
          </table:table-cell>
          <table:table-cell office:value-type="float" office:value="132569" table:style-name="ce6">
            <text:p>132569</text:p>
          </table:table-cell>
          <table:table-cell office:value-type="float" office:value="5270047" table:style-name="ce6">
            <text:p>5270047</text:p>
          </table:table-cell>
          <table:table-cell office:value-type="float" office:value="31640000" table:style-name="ce7">
            <text:p>3,16E+07</text:p>
          </table:table-cell>
          <table:table-cell office:value-type="float" office:value="20.02" table:style-name="ce7">
            <text:p>2,00E+01</text:p>
          </table:table-cell>
          <table:table-cell office:value-type="float" office:value="12" table:style-name="ce6">
            <text:p>12</text:p>
          </table:table-cell>
          <table:table-cell office:value-type="float" office:value="21" table:style-name="ce6">
            <text:p>21</text:p>
          </table:table-cell>
          <table:table-cell office:value-type="float" office:value="2995" table:style-name="ce6">
            <text:p>2995</text:p>
          </table:table-cell>
          <table:table-cell office:value-type="float" office:value="24669" table:style-name="ce6">
            <text:p>24669</text:p>
          </table:table-cell>
          <table:table-cell office:value-type="float" office:value="806712" table:style-name="ce6">
            <text:p>806712</text:p>
          </table:table-cell>
          <table:table-cell office:value-type="float" office:value="3719814" table:style-name="ce6">
            <text:p>3719814</text:p>
          </table:table-cell>
          <table:table-cell office:value-type="float" office:value="24.04" table:style-name="ce7">
            <text:p>2,40E+01</text:p>
          </table:table-cell>
          <table:table-cell office:value-type="float" office:value="81" table:style-name="ce6">
            <text:p>81</text:p>
          </table:table-cell>
          <table:table-cell table:number-columns-repeated="16367"/>
        </table:table-row>
        <table:table-row table:style-name="ro3">
          <table:table-cell office:value-type="float" office:value="759" table:style-name="ce3">
            <text:p>759</text:p>
          </table:table-cell>
          <table:table-cell office:value-type="float" office:value="2010" table:style-name="ce6">
            <text:p>2010</text:p>
          </table:table-cell>
          <table:table-cell office:value-type="float" office:value="27" table:style-name="ce6">
            <text:p>27</text:p>
          </table:table-cell>
          <table:table-cell office:value-type="float" office:value="20127" table:style-name="ce6">
            <text:p>20127</text:p>
          </table:table-cell>
          <table:table-cell office:value-type="float" office:value="6" table:style-name="ce6">
            <text:p>6</text:p>
          </table:table-cell>
          <table:table-cell office:value-type="float" office:value="181109" table:style-name="ce6">
            <text:p>181109</text:p>
          </table:table-cell>
          <table:table-cell office:value-type="float" office:value="6273442" table:style-name="ce6">
            <text:p>6273442</text:p>
          </table:table-cell>
          <table:table-cell office:value-type="float" office:value="45780000" table:style-name="ce7">
            <text:p>4,58E+07</text:p>
          </table:table-cell>
          <table:table-cell office:value-type="float" office:value="20.2" table:style-name="ce7">
            <text:p>2,02E+01</text:p>
          </table:table-cell>
          <table:table-cell office:value-type="float" office:value="15" table:style-name="ce6">
            <text:p>15</text:p>
          </table:table-cell>
          <table:table-cell office:value-type="float" office:value="35" table:style-name="ce6">
            <text:p>35</text:p>
          </table:table-cell>
          <table:table-cell office:value-type="float" office:value="5211" table:style-name="ce6">
            <text:p>5211</text:p>
          </table:table-cell>
          <table:table-cell office:value-type="float" office:value="47675" table:style-name="ce6">
            <text:p>47675</text:p>
          </table:table-cell>
          <table:table-cell office:value-type="float" office:value="1149027" table:style-name="ce6">
            <text:p>1149027</text:p>
          </table:table-cell>
          <table:table-cell office:value-type="float" office:value="6337918" table:style-name="ce6">
            <text:p>6337918</text:p>
          </table:table-cell>
          <table:table-cell office:value-type="float" office:value="16.600000000000001" table:style-name="ce7">
            <text:p>1,66E+01</text:p>
          </table:table-cell>
          <table:table-cell office:value-type="float" office:value="118" table:style-name="ce6">
            <text:p>118</text:p>
          </table:table-cell>
          <table:table-cell table:number-columns-repeated="16367"/>
        </table:table-row>
        <table:table-row table:style-name="ro3">
          <table:table-cell office:value-type="float" office:value="38501" table:style-name="ce3">
            <text:p>38501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2252" table:style-name="ce6">
            <text:p>2252</text:p>
          </table:table-cell>
          <table:table-cell office:value-type="float" office:value="1" table:style-name="ce6">
            <text:p>1</text:p>
          </table:table-cell>
          <table:table-cell office:value-type="float" office:value="14677" table:style-name="ce6">
            <text:p>14677</text:p>
          </table:table-cell>
          <table:table-cell office:value-type="float" office:value="542433" table:style-name="ce6">
            <text:p>542433</text:p>
          </table:table-cell>
          <table:table-cell office:value-type="float" office:value="3621000" table:style-name="ce7">
            <text:p>3,62E+06</text:p>
          </table:table-cell>
          <table:table-cell office:value-type="float" office:value="20.309999999999999" table:style-name="ce7">
            <text:p>2,03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636" table:style-name="ce6">
            <text:p>636</text:p>
          </table:table-cell>
          <table:table-cell office:value-type="float" office:value="1548" table:style-name="ce6">
            <text:p>1548</text:p>
          </table:table-cell>
          <table:table-cell office:value-type="float" office:value="23568" table:style-name="ce6">
            <text:p>23568</text:p>
          </table:table-cell>
          <table:table-cell office:value-type="float" office:value="122525" table:style-name="ce6">
            <text:p>122525</text:p>
          </table:table-cell>
          <table:table-cell office:value-type="float" office:value="7.15" table:style-name="ce7">
            <text:p>7,15E+00</text:p>
          </table:table-cell>
          <table:table-cell office:value-type="float" office:value="12" table:style-name="ce6">
            <text:p>12</text:p>
          </table:table-cell>
          <table:table-cell table:number-columns-repeated="16367"/>
        </table:table-row>
        <table:table-row table:style-name="ro2">
          <table:table-cell office:value-type="float" office:value="88501" table:style-name="ce3">
            <text:p>88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009" table:style-name="ce6">
            <text:p>1009</text:p>
          </table:table-cell>
          <table:table-cell office:value-type="string" table:style-name="ce6">
            <text:p> </text:p>
          </table:table-cell>
          <table:table-cell office:value-type="float" office:value="7229" table:style-name="ce6">
            <text:p>7229</text:p>
          </table:table-cell>
          <table:table-cell office:value-type="float" office:value="256459" table:style-name="ce6">
            <text:p>256459</text:p>
          </table:table-cell>
          <table:table-cell office:value-type="float" office:value="1550000" table:style-name="ce7">
            <text:p>1,55E+06</text:p>
          </table:table-cell>
          <table:table-cell office:value-type="float" office:value="21.3" table:style-name="ce7">
            <text:p>2,13E+0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009" table:style-name="ce6">
            <text:p>1009</text:p>
          </table:table-cell>
          <table:table-cell office:value-type="float" office:value="7229" table:style-name="ce6">
            <text:p>7229</text:p>
          </table:table-cell>
          <table:table-cell office:value-type="float" office:value="256459" table:style-name="ce6">
            <text:p>256459</text:p>
          </table:table-cell>
          <table:table-cell office:value-type="float" office:value="1550173" table:style-name="ce6">
            <text:p>1550173</text:p>
          </table:table-cell>
          <table:table-cell office:value-type="float" office:value="21.3" table:style-name="ce7">
            <text:p>2,13E+01</text:p>
          </table:table-cell>
          <table:table-cell office:value-type="float" office:value="6" table:style-name="ce6">
            <text:p>6</text:p>
          </table:table-cell>
          <table:table-cell table:number-columns-repeated="16367"/>
        </table:table-row>
        <table:table-row table:style-name="ro2">
          <table:table-cell office:value-type="float" office:value="3502" table:style-name="ce3">
            <text:p>3502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012" table:style-name="ce6">
            <text:p>1012</text:p>
          </table:table-cell>
          <table:table-cell office:value-type="string" table:style-name="ce6">
            <text:p> </text:p>
          </table:table-cell>
          <table:table-cell office:value-type="float" office:value="8883" table:style-name="ce6">
            <text:p>8883</text:p>
          </table:table-cell>
          <table:table-cell office:value-type="float" office:value="272309" table:style-name="ce6">
            <text:p>272309</text:p>
          </table:table-cell>
          <table:table-cell office:value-type="float" office:value="1730000" table:style-name="ce7">
            <text:p>1,73E+06</text:p>
          </table:table-cell>
          <table:table-cell office:value-type="float" office:value="21.42" table:style-name="ce7">
            <text:p>2,14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7" table:style-name="ce6">
            <text:p>7</text:p>
          </table:table-cell>
          <table:table-cell table:number-columns-repeated="16367"/>
        </table:table-row>
        <table:table-row table:style-name="ro3">
          <table:table-cell office:value-type="float" office:value="30601" table:style-name="ce3">
            <text:p>30601</text:p>
          </table:table-cell>
          <table:table-cell office:value-type="float" office:value="2010" table:style-name="ce6">
            <text:p>2010</text:p>
          </table:table-cell>
          <table:table-cell office:value-type="float" office:value="3" table:style-name="ce6">
            <text:p>3</text:p>
          </table:table-cell>
          <table:table-cell office:value-type="float" office:value="3759" table:style-name="ce6">
            <text:p>3759</text:p>
          </table:table-cell>
          <table:table-cell office:value-type="float" office:value="1" table:style-name="ce6">
            <text:p>1</text:p>
          </table:table-cell>
          <table:table-cell office:value-type="float" office:value="33942" table:style-name="ce6">
            <text:p>33942</text:p>
          </table:table-cell>
          <table:table-cell office:value-type="float" office:value="1288977" table:style-name="ce6">
            <text:p>1288977</text:p>
          </table:table-cell>
          <table:table-cell office:value-type="float" office:value="8830000" table:style-name="ce7">
            <text:p>8,83E+06</text:p>
          </table:table-cell>
          <table:table-cell office:value-type="float" office:value="21.68" table:style-name="ce7">
            <text:p>2,17E+0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367" table:style-name="ce6">
            <text:p>367</text:p>
          </table:table-cell>
          <table:table-cell office:value-type="float" office:value="9149" table:style-name="ce6">
            <text:p>9149</text:p>
          </table:table-cell>
          <table:table-cell office:value-type="float" office:value="205089" table:style-name="ce6">
            <text:p>205089</text:p>
          </table:table-cell>
          <table:table-cell office:value-type="float" office:value="968532" table:style-name="ce6">
            <text:p>968532</text:p>
          </table:table-cell>
          <table:table-cell office:value-type="float" office:value="30.58" table:style-name="ce7">
            <text:p>3,06E+01</text:p>
          </table:table-cell>
          <table:table-cell office:value-type="float" office:value="21" table:style-name="ce6">
            <text:p>21</text:p>
          </table:table-cell>
          <table:table-cell table:number-columns-repeated="16367"/>
        </table:table-row>
        <table:table-row table:style-name="ro2">
          <table:table-cell office:value-type="float" office:value="62502" table:style-name="ce3">
            <text:p>62502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679" table:style-name="ce6">
            <text:p>679</text:p>
          </table:table-cell>
          <table:table-cell office:value-type="string" table:style-name="ce6">
            <text:p> </text:p>
          </table:table-cell>
          <table:table-cell office:value-type="float" office:value="8616" table:style-name="ce6">
            <text:p>8616</text:p>
          </table:table-cell>
          <table:table-cell office:value-type="float" office:value="215501" table:style-name="ce6">
            <text:p>215501</text:p>
          </table:table-cell>
          <table:table-cell office:value-type="float" office:value="1279000" table:style-name="ce7">
            <text:p>1,28E+06</text:p>
          </table:table-cell>
          <table:table-cell office:value-type="float" office:value="22.16" table:style-name="ce7">
            <text:p>2,22E+0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679" table:style-name="ce6">
            <text:p>679</text:p>
          </table:table-cell>
          <table:table-cell office:value-type="float" office:value="8616" table:style-name="ce6">
            <text:p>8616</text:p>
          </table:table-cell>
          <table:table-cell office:value-type="float" office:value="215501" table:style-name="ce6">
            <text:p>215501</text:p>
          </table:table-cell>
          <table:table-cell office:value-type="float" office:value="1279334" table:style-name="ce6">
            <text:p>1279334</text:p>
          </table:table-cell>
          <table:table-cell office:value-type="float" office:value="22.16" table:style-name="ce7">
            <text:p>2,22E+01</text:p>
          </table:table-cell>
          <table:table-cell office:value-type="float" office:value="6" table:style-name="ce6">
            <text:p>6</text:p>
          </table:table-cell>
          <table:table-cell table:number-columns-repeated="16367"/>
        </table:table-row>
        <table:table-row table:style-name="ro3">
          <table:table-cell office:value-type="float" office:value="74601" table:style-name="ce3">
            <text:p>74601</text:p>
          </table:table-cell>
          <table:table-cell office:value-type="float" office:value="2010" table:style-name="ce6">
            <text:p>2010</text:p>
          </table:table-cell>
          <table:table-cell office:value-type="float" office:value="9" table:style-name="ce6">
            <text:p>9</text:p>
          </table:table-cell>
          <table:table-cell office:value-type="float" office:value="4538" table:style-name="ce6">
            <text:p>4538</text:p>
          </table:table-cell>
          <table:table-cell office:value-type="float" office:value="1" table:style-name="ce6">
            <text:p>1</text:p>
          </table:table-cell>
          <table:table-cell office:value-type="float" office:value="25121" table:style-name="ce6">
            <text:p>25121</text:p>
          </table:table-cell>
          <table:table-cell office:value-type="float" office:value="949761" table:style-name="ce6">
            <text:p>949761</text:p>
          </table:table-cell>
          <table:table-cell office:value-type="float" office:value="6387000" table:style-name="ce7">
            <text:p>6,39E+06</text:p>
          </table:table-cell>
          <table:table-cell office:value-type="float" office:value="22.63" table:style-name="ce7">
            <text:p>2,26E+01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1419" table:style-name="ce6">
            <text:p>1419</text:p>
          </table:table-cell>
          <table:table-cell office:value-type="float" office:value="8943" table:style-name="ce6">
            <text:p>8943</text:p>
          </table:table-cell>
          <table:table-cell office:value-type="float" office:value="237650" table:style-name="ce6">
            <text:p>237650</text:p>
          </table:table-cell>
          <table:table-cell office:value-type="float" office:value="1225931" table:style-name="ce6">
            <text:p>1225931</text:p>
          </table:table-cell>
          <table:table-cell office:value-type="float" office:value="18.670000000000002" table:style-name="ce7">
            <text:p>1,87E+01</text:p>
          </table:table-cell>
          <table:table-cell office:value-type="float" office:value="22" table:style-name="ce6">
            <text:p>22</text:p>
          </table:table-cell>
          <table:table-cell table:number-columns-repeated="16367"/>
        </table:table-row>
        <table:table-row table:style-name="ro2">
          <table:table-cell office:value-type="float" office:value="3501" table:style-name="ce3">
            <text:p>3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662" table:style-name="ce6">
            <text:p>662</text:p>
          </table:table-cell>
          <table:table-cell office:value-type="string" table:style-name="ce6">
            <text:p> </text:p>
          </table:table-cell>
          <table:table-cell office:value-type="float" office:value="5664" table:style-name="ce6">
            <text:p>5664</text:p>
          </table:table-cell>
          <table:table-cell office:value-type="float" office:value="169688" table:style-name="ce6">
            <text:p>169688</text:p>
          </table:table-cell>
          <table:table-cell office:value-type="float" office:value="1069000" table:style-name="ce7">
            <text:p>1,07E+06</text:p>
          </table:table-cell>
          <table:table-cell office:value-type="float" office:value="22.64" table:style-name="ce7">
            <text:p>2,26E+01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string" table:style-name="ce6">
            <text:p> </text:p>
          </table:table-cell>
          <table:table-cell office:value-type="float" office:value="5" table:style-name="ce6">
            <text:p>5</text:p>
          </table:table-cell>
          <table:table-cell table:number-columns-repeated="16367"/>
        </table:table-row>
        <table:table-row table:style-name="ro2">
          <table:table-cell office:value-type="float" office:value="74501" table:style-name="ce3">
            <text:p>74501</text:p>
          </table:table-cell>
          <table:table-cell office:value-type="float" office:value="2010" table:style-name="ce6">
            <text:p>2010</text:p>
          </table:table-cell>
          <table:table-cell office:value-type="float" office:value="5" table:style-name="ce6">
            <text:p>5</text:p>
          </table:table-cell>
          <table:table-cell office:value-type="float" office:value="1582" table:style-name="ce6">
            <text:p>1582</text:p>
          </table:table-cell>
          <table:table-cell office:value-type="string" table:style-name="ce6">
            <text:p> </text:p>
          </table:table-cell>
          <table:table-cell office:value-type="float" office:value="6943" table:style-name="ce6">
            <text:p>6943</text:p>
          </table:table-cell>
          <table:table-cell office:value-type="float" office:value="271292" table:style-name="ce6">
            <text:p>271292</text:p>
          </table:table-cell>
          <table:table-cell office:value-type="float" office:value="1763000" table:style-name="ce7">
            <text:p>1,76E+06</text:p>
          </table:table-cell>
          <table:table-cell office:value-type="float" office:value="23.81" table:style-name="ce7">
            <text:p>2,38E+0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412" table:style-name="ce6">
            <text:p>412</text:p>
          </table:table-cell>
          <table:table-cell office:value-type="float" office:value="3638" table:style-name="ce6">
            <text:p>3638</text:p>
          </table:table-cell>
          <table:table-cell office:value-type="float" office:value="135769" table:style-name="ce6">
            <text:p>135769</text:p>
          </table:table-cell>
          <table:table-cell office:value-type="float" office:value="913404" table:style-name="ce6">
            <text:p>913404</text:p>
          </table:table-cell>
          <table:table-cell office:value-type="float" office:value="27.34" table:style-name="ce7">
            <text:p>2,73E+01</text:p>
          </table:table-cell>
          <table:table-cell office:value-type="float" office:value="9" table:style-name="ce6">
            <text:p>9</text:p>
          </table:table-cell>
          <table:table-cell table:number-columns-repeated="16367"/>
        </table:table-row>
        <table:table-row table:style-name="ro2">
          <table:table-cell office:value-type="float" office:value="59501" table:style-name="ce3">
            <text:p>59501</text:p>
          </table:table-cell>
          <table:table-cell office:value-type="float" office:value="2010" table:style-name="ce6">
            <text:p>2010</text:p>
          </table:table-cell>
          <table:table-cell office:value-type="float" office:value="1" table:style-name="ce6">
            <text:p>1</text:p>
          </table:table-cell>
          <table:table-cell office:value-type="float" office:value="145" table:style-name="ce6">
            <text:p>145</text:p>
          </table:table-cell>
          <table:table-cell office:value-type="string" table:style-name="ce6">
            <text:p> </text:p>
          </table:table-cell>
          <table:table-cell office:value-type="float" office:value="466" table:style-name="ce6">
            <text:p>466</text:p>
          </table:table-cell>
          <table:table-cell office:value-type="float" office:value="16817" table:style-name="ce6">
            <text:p>16817</text:p>
          </table:table-cell>
          <table:table-cell office:value-type="float" office:value="70910" table:style-name="ce7">
            <text:p>7,09E+04</text:p>
          </table:table-cell>
          <table:table-cell office:value-type="float" office:value="24.89" table:style-name="ce7">
            <text:p>2,49E+0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45" table:style-name="ce6">
            <text:p>145</text:p>
          </table:table-cell>
          <table:table-cell office:value-type="float" office:value="466" table:style-name="ce6">
            <text:p>466</text:p>
          </table:table-cell>
          <table:table-cell office:value-type="float" office:value="16817" table:style-name="ce6">
            <text:p>16817</text:p>
          </table:table-cell>
          <table:table-cell office:value-type="float" office:value="70906" table:style-name="ce6">
            <text:p>70906</text:p>
          </table:table-cell>
          <table:table-cell office:value-type="float" office:value="24.89" table:style-name="ce7">
            <text:p>2,49E+01</text:p>
          </table:table-cell>
          <table:table-cell office:value-type="float" office:value="1" table:style-name="ce6">
            <text:p>1</text:p>
          </table:table-cell>
          <table:table-cell table:number-columns-repeated="16367"/>
        </table:table-row>
        <table:table-row table:style-name="ro2">
          <table:table-cell office:value-type="float" office:value="12402" table:style-name="ce3">
            <text:p>12402</text:p>
          </table:table-cell>
          <table:table-cell office:value-type="float" office:value="2010" table:style-name="ce6">
            <text:p>2010</text:p>
          </table:table-cell>
          <table:table-cell office:value-type="float" office:value="2" table:style-name="ce6">
            <text:p>2</text:p>
          </table:table-cell>
          <table:table-cell office:value-type="float" office:value="1243" table:style-name="ce6">
            <text:p>1243</text:p>
          </table:table-cell>
          <table:table-cell office:value-type="string" table:style-name="ce6">
            <text:p> </text:p>
          </table:table-cell>
          <table:table-cell office:value-type="float" office:value="6194" table:style-name="ce6">
            <text:p>6194</text:p>
          </table:table-cell>
          <table:table-cell office:value-type="float" office:value="194949" table:style-name="ce6">
            <text:p>194949</text:p>
          </table:table-cell>
          <table:table-cell office:value-type="float" office:value="1232000" table:style-name="ce7">
            <text:p>1,23E+06</text:p>
          </table:table-cell>
          <table:table-cell office:value-type="float" office:value="39.479999999999997" table:style-name="ce7">
            <text:p>3,95E+0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679" table:style-name="ce6">
            <text:p>679</text:p>
          </table:table-cell>
          <table:table-cell office:value-type="float" office:value="3898" table:style-name="ce6">
            <text:p>3898</text:p>
          </table:table-cell>
          <table:table-cell office:value-type="float" office:value="124046" table:style-name="ce6">
            <text:p>124046</text:p>
          </table:table-cell>
          <table:table-cell office:value-type="float" office:value="796226" table:style-name="ce6">
            <text:p>796226</text:p>
          </table:table-cell>
          <table:table-cell office:value-type="float" office:value="8.1880000000000006" table:style-name="ce7">
            <text:p>8,19E+00</text:p>
          </table:table-cell>
          <table:table-cell office:value-type="float" office:value="7" table:style-name="ce6">
            <text:p>7</text:p>
          </table:table-cell>
          <table:table-cell table:number-columns-repeated="16367"/>
        </table:table-row>
        <table:table-row table:number-rows-repeated="1048456" table:style-name="ro3">
          <table:table-cell table:number-columns-repeated="16384"/>
        </table:table-row>
      </table:table>
      <table:table table:name="Tableaux" table:style-name="ta2">
        <table:table-column table:style-name="co4" table:number-columns-repeated="16384" table:default-cell-style-name="ce1"/>
        <table:table-row table:style-name="ro3">
          <table:table-cell table:style-name="ce1"/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Q1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Q3</text:p>
          </table:table-cell>
          <table:table-cell office:value-type="string" table:style-name="ce2">
            <text:p>MOY</text:p>
          </table:table-cell>
          <table:table-cell office:value-type="string" table:style-name="ce2">
            <text:p>ECART-TYPE</text:p>
          </table:table-cell>
          <table:table-cell office:value-type="string" table:style-name="ce2">
            <text:p>IQ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tauxOccupation</text:p>
          </table:table-cell>
          <table:table-cell office:value-type="float" office:value="6.351" table:formula="of:=[Données.I2]" table:style-name="ce4">
            <text:p>6,35E+00</text:p>
          </table:table-cell>
          <table:table-cell office:value-type="float" office:value="39.479999999999997" table:formula="of:=[Données.I120]" table:style-name="ce4">
            <text:p>3,95E+01</text:p>
          </table:table-cell>
          <table:table-cell office:value-type="float" office:value="12.2" table:formula="of:=[Données.I32]" table:style-name="ce4">
            <text:p>1,22E+01</text:p>
          </table:table-cell>
          <table:table-cell office:value-type="float" office:value="14.71" table:formula="of:=[Données.I62]" table:style-name="ce4">
            <text:p>1,47E+01</text:p>
          </table:table-cell>
          <table:table-cell office:value-type="float" office:value="18.02" table:formula="of:=[Données.I92]" table:style-name="ce4">
            <text:p>1,80E+01</text:p>
          </table:table-cell>
          <table:table-cell office:value-type="float" office:value="15.195798319327734" table:formula="of:=AVERAGE([Données.I2:.I120])" table:style-name="ce4">
            <text:p>1,52E+01</text:p>
          </table:table-cell>
          <table:table-cell office:value-type="float" office:value="4.4019142938618838" table:formula="of:=STDEV([Données.I2:.I120])" table:style-name="ce1">
            <text:p>4,401914294</text:p>
          </table:table-cell>
          <table:table-cell office:value-type="float" office:value="5.82" table:formula="of:=[.F2]-[.D2]" table:style-name="ce4">
            <text:p>5,82E+00</text:p>
          </table:table-cell>
          <table:table-cell table:number-columns-repeated="16375"/>
        </table:table-row>
        <table:table-row table:number-rows-repeated="1048574" table:style-name="ro3">
          <table:table-cell table:number-columns-repeated="16384"/>
        </table:table-row>
      </table:table>
      <table:table table:name="Graphiques" table:style-name="ta2">
        <table:table-column table:style-name="co4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07</meta:generator>
    <dc:creator>Microsoft Office User</dc:creator>
    <meta:creation-date>2022-05-17T18:00:21Z</meta:creation-date>
    <dc:date>2022-05-22T17:01:24Z</dc:date>
    <meta:editing-cycles>7</meta:editing-cycles>
    <meta:editing-duration>PT3081S</meta:editing-duration>
  </office:meta>
</office:document-meta>
</file>